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paragraph-properties fo:margin-top="0cm" fo:margin-bottom="0cm" loext:contextual-spacing="false" style:writing-mode="page"/>
    </style:style>
    <style:style style:name="P142" style:family="paragraph" style:parent-style-name="Text_20_body">
      <style:paragraph-properties fo:margin-top="0cm" fo:margin-bottom="0cm" loext:contextual-spacing="false" style:writing-mode="page"/>
      <style:text-properties officeooo:paragraph-rsid="001c52b8"/>
    </style:style>
    <style:style style:name="P143" style:family="paragraph" style:parent-style-name="Text_20_body">
      <style:paragraph-properties fo:margin-top="0cm" fo:margin-bottom="0cm" loext:contextual-spacing="false" style:writing-mode="page"/>
      <style:text-properties officeooo:rsid="00220f6a" officeooo:paragraph-rsid="00299862"/>
    </style:style>
    <style:style style:name="P144" style:family="paragraph" style:parent-style-name="Text_20_body">
      <style:paragraph-properties fo:margin-top="0cm" fo:margin-bottom="0cm" loext:contextual-spacing="false" style:writing-mode="page"/>
      <style:text-properties officeooo:rsid="00220f6a" officeooo:paragraph-rsid="002eb0d8"/>
    </style:style>
    <style:style style:name="P145" style:family="paragraph" style:parent-style-name="Text_20_body">
      <style:paragraph-properties fo:margin-top="0cm" fo:margin-bottom="0cm" loext:contextual-spacing="false" style:writing-mode="page"/>
      <style:text-properties officeooo:rsid="00220f6a" officeooo:paragraph-rsid="0030d5d3"/>
    </style:style>
    <style:style style:name="P146" style:family="paragraph" style:parent-style-name="Text_20_body">
      <style:paragraph-properties fo:margin-top="0cm" fo:margin-bottom="0cm" loext:contextual-spacing="false" style:writing-mode="page"/>
      <style:text-properties officeooo:rsid="00220f6a" officeooo:paragraph-rsid="0041248e"/>
    </style:style>
    <style:style style:name="P14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officeooo:rsid="00339e2d" officeooo:paragraph-rsid="0091b62a"/>
    </style:style>
    <style:style style:name="P168"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9" style:family="paragraph" style:parent-style-name="Text_20_body">
      <style:paragraph-properties fo:margin-top="0cm" fo:margin-bottom="0cm" loext:contextual-spacing="false" style:writing-mode="page"/>
      <style:text-properties officeooo:paragraph-rsid="00ad0255"/>
    </style:style>
    <style:style style:name="P170"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1" style:family="paragraph" style:parent-style-name="Text_20_body">
      <style:paragraph-properties fo:margin-top="0cm" fo:margin-bottom="0cm" loext:contextual-spacing="false" style:writing-mode="page"/>
      <style:text-properties officeooo:rsid="00bb7502" officeooo:paragraph-rsid="00bb7502"/>
    </style:style>
    <style:style style:name="P172" style:family="paragraph" style:parent-style-name="Text_20_body">
      <style:paragraph-properties fo:margin-top="0cm" fo:margin-bottom="0cm" loext:contextual-spacing="false"/>
      <style:text-properties officeooo:paragraph-rsid="002039af"/>
    </style:style>
    <style:style style:name="P173" style:family="paragraph" style:parent-style-name="Text_20_body">
      <style:paragraph-properties fo:margin-top="0cm" fo:margin-bottom="0cm" loext:contextual-spacing="false"/>
      <style:text-properties officeooo:rsid="002039af" officeooo:paragraph-rsid="002039af"/>
    </style:style>
    <style:style style:name="P174" style:family="paragraph" style:parent-style-name="Text_20_body">
      <style:paragraph-properties fo:margin-top="0cm" fo:margin-bottom="0cm" loext:contextual-spacing="false"/>
      <style:text-properties officeooo:rsid="00220f6a" officeooo:paragraph-rsid="00220f6a"/>
    </style:style>
    <style:style style:name="P175" style:family="paragraph" style:parent-style-name="Text_20_body">
      <style:paragraph-properties fo:margin-top="0cm" fo:margin-bottom="0cm" loext:contextual-spacing="false"/>
      <style:text-properties officeooo:rsid="00220f6a" officeooo:paragraph-rsid="009da7d0"/>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officeooo:rsid="00421f63" officeooo:paragraph-rsid="00421f63"/>
    </style:style>
    <style:style style:name="P216" style:family="paragraph" style:parent-style-name="Text_20_body">
      <style:paragraph-properties fo:margin-top="0cm" fo:margin-bottom="0cm" loext:contextual-spacing="false"/>
      <style:text-properties officeooo:rsid="00421f63" officeooo:paragraph-rsid="0046ae6e"/>
    </style:style>
    <style:style style:name="P217" style:family="paragraph" style:parent-style-name="Text_20_body">
      <style:paragraph-properties fo:margin-top="0cm" fo:margin-bottom="0cm" loext:contextual-spacing="false"/>
      <style:text-properties officeooo:rsid="00421f63" officeooo:paragraph-rsid="004c5460"/>
    </style:style>
    <style:style style:name="P218" style:family="paragraph" style:parent-style-name="Text_20_body">
      <style:paragraph-properties fo:margin-top="0cm" fo:margin-bottom="0cm" loext:contextual-spacing="false"/>
      <style:text-properties officeooo:rsid="00421f63" officeooo:paragraph-rsid="004d1e9e"/>
    </style:style>
    <style:style style:name="P219" style:family="paragraph" style:parent-style-name="Text_20_body">
      <style:paragraph-properties fo:margin-top="0cm" fo:margin-bottom="0cm" loext:contextual-spacing="false"/>
      <style:text-properties officeooo:rsid="00421f63" officeooo:paragraph-rsid="004d9dcc"/>
    </style:style>
    <style:style style:name="P220" style:family="paragraph" style:parent-style-name="Text_20_body">
      <style:paragraph-properties fo:margin-top="0cm" fo:margin-bottom="0cm" loext:contextual-spacing="false"/>
      <style:text-properties officeooo:rsid="00421f63" officeooo:paragraph-rsid="004e815e"/>
    </style:style>
    <style:style style:name="P221" style:family="paragraph" style:parent-style-name="Text_20_body">
      <style:paragraph-properties fo:margin-top="0cm" fo:margin-bottom="0cm" loext:contextual-spacing="false"/>
      <style:text-properties officeooo:rsid="00421f63" officeooo:paragraph-rsid="005db4ac"/>
    </style:style>
    <style:style style:name="P222" style:family="paragraph" style:parent-style-name="Text_20_body">
      <style:paragraph-properties fo:margin-top="0cm" fo:margin-bottom="0cm" loext:contextual-spacing="false"/>
      <style:text-properties officeooo:rsid="00421f63" officeooo:paragraph-rsid="00629a69"/>
    </style:style>
    <style:style style:name="P223" style:family="paragraph" style:parent-style-name="Text_20_body">
      <style:paragraph-properties fo:margin-top="0cm" fo:margin-bottom="0cm" loext:contextual-spacing="false"/>
      <style:text-properties officeooo:rsid="00421f63" officeooo:paragraph-rsid="0069be64"/>
    </style:style>
    <style:style style:name="P224" style:family="paragraph" style:parent-style-name="Text_20_body">
      <style:paragraph-properties fo:margin-top="0cm" fo:margin-bottom="0cm" loext:contextual-spacing="false"/>
      <style:text-properties officeooo:rsid="00421f63" officeooo:paragraph-rsid="006bbb4b"/>
    </style:style>
    <style:style style:name="P225" style:family="paragraph" style:parent-style-name="Text_20_body">
      <style:paragraph-properties fo:margin-top="0cm" fo:margin-bottom="0cm" loext:contextual-spacing="false"/>
      <style:text-properties officeooo:rsid="00421f63" officeooo:paragraph-rsid="006f40c6"/>
    </style:style>
    <style:style style:name="P226" style:family="paragraph" style:parent-style-name="Text_20_body">
      <style:paragraph-properties fo:margin-top="0cm" fo:margin-bottom="0cm" loext:contextual-spacing="false"/>
      <style:text-properties officeooo:rsid="00421f63" officeooo:paragraph-rsid="0084f5ff"/>
    </style:style>
    <style:style style:name="P227" style:family="paragraph" style:parent-style-name="Text_20_body">
      <style:paragraph-properties fo:margin-top="0cm" fo:margin-bottom="0cm" loext:contextual-spacing="false"/>
      <style:text-properties officeooo:rsid="00421f63" officeooo:paragraph-rsid="00856a6a"/>
    </style:style>
    <style:style style:name="P228" style:family="paragraph" style:parent-style-name="Text_20_body">
      <style:paragraph-properties fo:margin-top="0cm" fo:margin-bottom="0cm" loext:contextual-spacing="false"/>
      <style:text-properties officeooo:rsid="00421f63" officeooo:paragraph-rsid="0086e5fd"/>
    </style:style>
    <style:style style:name="P229" style:family="paragraph" style:parent-style-name="Text_20_body">
      <style:paragraph-properties fo:margin-top="0cm" fo:margin-bottom="0cm" loext:contextual-spacing="false"/>
      <style:text-properties officeooo:rsid="00421f63" officeooo:paragraph-rsid="008e6647"/>
    </style:style>
    <style:style style:name="P230" style:family="paragraph" style:parent-style-name="Text_20_body">
      <style:paragraph-properties fo:margin-top="0cm" fo:margin-bottom="0cm" loext:contextual-spacing="false"/>
      <style:text-properties officeooo:rsid="00421f63" officeooo:paragraph-rsid="008fd7d6"/>
    </style:style>
    <style:style style:name="P231" style:family="paragraph" style:parent-style-name="Text_20_body">
      <style:paragraph-properties fo:margin-top="0cm" fo:margin-bottom="0cm" loext:contextual-spacing="false"/>
      <style:text-properties officeooo:rsid="00421f63" officeooo:paragraph-rsid="009830de"/>
    </style:style>
    <style:style style:name="P232" style:family="paragraph" style:parent-style-name="Text_20_body">
      <style:paragraph-properties fo:margin-top="0cm" fo:margin-bottom="0cm" loext:contextual-spacing="false"/>
      <style:text-properties officeooo:rsid="00421f63" officeooo:paragraph-rsid="00b02448"/>
    </style:style>
    <style:style style:name="P233" style:family="paragraph" style:parent-style-name="Text_20_body">
      <style:paragraph-properties fo:margin-top="0cm" fo:margin-bottom="0cm" loext:contextual-spacing="false"/>
      <style:text-properties officeooo:rsid="00421f63" officeooo:paragraph-rsid="00b2048e"/>
    </style:style>
    <style:style style:name="P234" style:family="paragraph" style:parent-style-name="Text_20_body">
      <style:paragraph-properties fo:margin-top="0cm" fo:margin-bottom="0cm" loext:contextual-spacing="false"/>
      <style:text-properties officeooo:rsid="00421f63" officeooo:paragraph-rsid="00b3c8ed"/>
    </style:style>
    <style:style style:name="P235" style:family="paragraph" style:parent-style-name="Text_20_body">
      <style:paragraph-properties fo:margin-top="0cm" fo:margin-bottom="0cm" loext:contextual-spacing="false"/>
      <style:text-properties officeooo:rsid="00421f63" officeooo:paragraph-rsid="00b71042"/>
    </style:style>
    <style:style style:name="P236" style:family="paragraph" style:parent-style-name="Text_20_body">
      <style:paragraph-properties fo:margin-top="0cm" fo:margin-bottom="0cm" loext:contextual-spacing="false"/>
      <style:text-properties officeooo:rsid="00421f63" officeooo:paragraph-rsid="00b90aea"/>
    </style:style>
    <style:style style:name="P237" style:family="paragraph" style:parent-style-name="Text_20_body">
      <style:paragraph-properties fo:margin-top="0cm" fo:margin-bottom="0cm" loext:contextual-spacing="false"/>
      <style:text-properties officeooo:rsid="00421f63" officeooo:paragraph-rsid="00bb7502"/>
    </style:style>
    <style:style style:name="P238" style:family="paragraph" style:parent-style-name="Text_20_body">
      <style:paragraph-properties fo:margin-top="0cm" fo:margin-bottom="0cm" loext:contextual-spacing="false"/>
      <style:text-properties officeooo:rsid="004c0a3f" officeooo:paragraph-rsid="004c0a3f"/>
    </style:style>
    <style:style style:name="P239" style:family="paragraph" style:parent-style-name="Text_20_body">
      <style:paragraph-properties fo:margin-top="0cm" fo:margin-bottom="0cm" loext:contextual-spacing="false"/>
      <style:text-properties officeooo:rsid="004c0a3f" officeooo:paragraph-rsid="004d1e9e"/>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officeooo:rsid="00365ee8" officeooo:paragraph-rsid="005db4ac"/>
    </style:style>
    <style:style style:name="P270" style:family="paragraph" style:parent-style-name="Text_20_body">
      <style:paragraph-properties fo:margin-top="0cm" fo:margin-bottom="0cm" loext:contextual-spacing="false"/>
      <style:text-properties officeooo:rsid="005db4ac" officeooo:paragraph-rsid="005db4ac"/>
    </style:style>
    <style:style style:name="P271" style:family="paragraph" style:parent-style-name="Text_20_body">
      <style:paragraph-properties fo:margin-top="0cm" fo:margin-bottom="0cm" loext:contextual-spacing="false"/>
      <style:text-properties officeooo:paragraph-rsid="00afeb1c"/>
    </style:style>
    <style:style style:name="P272" style:family="paragraph" style:parent-style-name="Text_20_body">
      <style:paragraph-properties fo:margin-top="0cm" fo:margin-bottom="0cm" loext:contextual-spacing="false"/>
      <style:text-properties officeooo:paragraph-rsid="00b02448"/>
    </style:style>
    <style:style style:name="P273"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4" style:family="paragraph" style:parent-style-name="Text_20_body">
      <style:paragraph-properties fo:margin-top="0.25cm" fo:margin-bottom="0.25cm" loext:contextual-spacing="false" style:writing-mode="page"/>
    </style:style>
    <style:style style:name="P275" style:family="paragraph" style:parent-style-name="Text_20_body">
      <style:paragraph-properties fo:margin-top="0.25cm" fo:margin-bottom="0.25cm" loext:contextual-spacing="false" style:writing-mode="page"/>
      <style:text-properties officeooo:rsid="00afeb1c" officeooo:paragraph-rsid="00afeb1c"/>
    </style:style>
    <style:style style:name="P276" style:family="paragraph" style:parent-style-name="Text_20_body">
      <style:paragraph-properties fo:margin-top="0.25cm" fo:margin-bottom="0.25cm" loext:contextual-spacing="false" style:writing-mode="page"/>
      <style:text-properties officeooo:rsid="00bb59b3" officeooo:paragraph-rsid="00bb59b3"/>
    </style:style>
    <style:style style:name="P277" style:family="paragraph" style:parent-style-name="Title">
      <style:text-properties fo:font-size="48pt" officeooo:rsid="001c52b8" officeooo:paragraph-rsid="001c52b8" style:font-size-asian="48pt" style:font-size-complex="48pt"/>
    </style:style>
    <style:style style:name="P278" style:family="paragraph" style:parent-style-name="Subtitle">
      <style:text-properties officeooo:rsid="001c52b8" officeooo:paragraph-rsid="001c52b8"/>
    </style:style>
    <style:style style:name="P279" style:family="paragraph" style:parent-style-name="Subtitle">
      <style:paragraph-properties fo:text-align="center" style:justify-single-word="false"/>
      <style:text-properties officeooo:rsid="001c52b8" officeooo:paragraph-rsid="001c52b8"/>
    </style:style>
    <style:style style:name="P28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3" style:family="paragraph" style:parent-style-name="Text_20_body">
      <style:paragraph-properties fo:margin-top="0.25cm" fo:margin-bottom="0.101cm" loext:contextual-spacing="false"/>
      <style:text-properties officeooo:rsid="0044cec8" officeooo:paragraph-rsid="0044cec8"/>
    </style:style>
    <style:style style:name="P334" style:family="paragraph" style:parent-style-name="Text_20_body">
      <style:paragraph-properties fo:margin-top="0cm" fo:margin-bottom="0.101cm" loext:contextual-spacing="false"/>
      <style:text-properties officeooo:rsid="0044cec8" officeooo:paragraph-rsid="0044cec8"/>
    </style:style>
    <style:style style:name="P335" style:family="paragraph" style:parent-style-name="Text_20_body">
      <style:paragraph-properties fo:margin-top="0cm" fo:margin-bottom="0.101cm" loext:contextual-spacing="false"/>
      <style:text-properties officeooo:rsid="0046ae6e" officeooo:paragraph-rsid="0046ae6e"/>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officeooo:rsid="004d9dcc" officeooo:paragraph-rsid="004e815e"/>
    </style:style>
    <style:style style:name="P355" style:family="paragraph" style:parent-style-name="Text_20_body">
      <style:paragraph-properties fo:margin-top="0cm" fo:margin-bottom="0.101cm" loext:contextual-spacing="false"/>
      <style:text-properties officeooo:paragraph-rsid="00629a69"/>
    </style:style>
    <style:style style:name="P356" style:family="paragraph" style:parent-style-name="Text_20_body">
      <style:paragraph-properties fo:margin-top="0cm" fo:margin-bottom="0.101cm" loext:contextual-spacing="false"/>
      <style:text-properties officeooo:paragraph-rsid="0086e5fd"/>
    </style:style>
    <style:style style:name="P357" style:family="paragraph" style:parent-style-name="Text_20_body">
      <style:paragraph-properties fo:margin-top="0cm" fo:margin-bottom="0.101cm" loext:contextual-spacing="false"/>
      <style:text-properties officeooo:rsid="00ae11e8" officeooo:paragraph-rsid="00ae11e8"/>
    </style:style>
    <style:style style:name="P358" style:family="paragraph" style:parent-style-name="Text_20_body">
      <style:paragraph-properties fo:margin-top="0cm" fo:margin-bottom="0.101cm" loext:contextual-spacing="false" style:writing-mode="page"/>
    </style:style>
    <style:style style:name="P359" style:family="paragraph" style:parent-style-name="Text_20_body">
      <style:paragraph-properties fo:margin-top="0cm" fo:margin-bottom="0.101cm" loext:contextual-spacing="false" style:writing-mode="page"/>
      <style:text-properties officeooo:rsid="007322fd" officeooo:paragraph-rsid="007322fd"/>
    </style:style>
    <style:style style:name="P360" style:family="paragraph" style:parent-style-name="Text_20_body">
      <style:paragraph-properties fo:margin-top="0cm" fo:margin-bottom="0.101cm" loext:contextual-spacing="false" style:writing-mode="page"/>
      <style:text-properties officeooo:rsid="0074f2d1" officeooo:paragraph-rsid="0074f2d1"/>
    </style:style>
    <style:style style:name="P361" style:family="paragraph" style:parent-style-name="Text_20_body">
      <style:paragraph-properties fo:margin-top="0cm" fo:margin-bottom="0.101cm" loext:contextual-spacing="false" style:writing-mode="page"/>
      <style:text-properties officeooo:rsid="00767ff1" officeooo:paragraph-rsid="00767ff1"/>
    </style:style>
    <style:style style:name="P36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officeooo:rsid="004c0a3f" officeooo:paragraph-rsid="004c0a3f"/>
    </style:style>
    <style:style style:name="P370" style:family="paragraph" style:parent-style-name="Text_20_body">
      <style:paragraph-properties fo:margin-top="0cm" fo:margin-bottom="0.101cm" loext:contextual-spacing="false" style:writing-mode="page"/>
      <style:text-properties officeooo:rsid="004c0a3f" officeooo:paragraph-rsid="004d1e9e"/>
    </style:style>
    <style:style style:name="P371"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2"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3" style:family="paragraph" style:parent-style-name="Text_20_body">
      <style:paragraph-properties fo:margin-top="0cm" fo:margin-bottom="0.101cm" loext:contextual-spacing="false" style:writing-mode="page"/>
      <style:text-properties officeooo:rsid="004c5460" officeooo:paragraph-rsid="004d1e9e"/>
    </style:style>
    <style:style style:name="P374" style:family="paragraph" style:parent-style-name="Text_20_body">
      <style:paragraph-properties fo:margin-top="0cm" fo:margin-bottom="0.101cm" loext:contextual-spacing="false" style:writing-mode="page"/>
      <style:text-properties officeooo:rsid="005a3ad3" officeooo:paragraph-rsid="005a3ad3"/>
    </style:style>
    <style:style style:name="P375" style:family="paragraph" style:parent-style-name="Text_20_body">
      <style:paragraph-properties fo:margin-top="0cm" fo:margin-bottom="0.101cm" loext:contextual-spacing="false" style:writing-mode="page"/>
      <style:text-properties officeooo:rsid="00220f6a" officeooo:paragraph-rsid="00299862"/>
    </style:style>
    <style:style style:name="P376" style:family="paragraph" style:parent-style-name="Text_20_body">
      <style:paragraph-properties fo:margin-top="0cm" fo:margin-bottom="0.101cm" loext:contextual-spacing="false" style:writing-mode="page"/>
      <style:text-properties officeooo:rsid="00220f6a" officeooo:paragraph-rsid="002eb0d8"/>
    </style:style>
    <style:style style:name="P377" style:family="paragraph" style:parent-style-name="Text_20_body">
      <style:paragraph-properties fo:margin-top="0cm" fo:margin-bottom="0.101cm" loext:contextual-spacing="false" style:writing-mode="page"/>
      <style:text-properties officeooo:rsid="00220f6a" officeooo:paragraph-rsid="0030d5d3"/>
    </style:style>
    <style:style style:name="P378" style:family="paragraph" style:parent-style-name="Text_20_body">
      <style:paragraph-properties fo:margin-top="0cm" fo:margin-bottom="0.101cm" loext:contextual-spacing="false" style:writing-mode="page"/>
      <style:text-properties officeooo:rsid="00220f6a" officeooo:paragraph-rsid="0041248e"/>
    </style:style>
    <style:style style:name="P379" style:family="paragraph" style:parent-style-name="Text_20_body">
      <style:paragraph-properties fo:margin-top="0cm" fo:margin-bottom="0.101cm" loext:contextual-spacing="false" style:writing-mode="page"/>
      <style:text-properties officeooo:rsid="005d0fc0" officeooo:paragraph-rsid="005d0fc0"/>
    </style:style>
    <style:style style:name="P380" style:family="paragraph" style:parent-style-name="Text_20_body">
      <style:paragraph-properties fo:margin-top="0cm" fo:margin-bottom="0.101cm" loext:contextual-spacing="false" style:writing-mode="page"/>
      <style:text-properties officeooo:rsid="00a51776" officeooo:paragraph-rsid="00a51776"/>
    </style:style>
    <style:style style:name="P381" style:family="paragraph" style:parent-style-name="Text_20_body">
      <style:paragraph-properties fo:margin-top="0cm" fo:margin-bottom="0.101cm" loext:contextual-spacing="false" style:writing-mode="page"/>
      <style:text-properties officeooo:rsid="0084eee9" officeooo:paragraph-rsid="0084eee9"/>
    </style:style>
    <style:style style:name="P382" style:family="paragraph" style:parent-style-name="Text_20_body">
      <style:paragraph-properties fo:margin-top="0cm" fo:margin-bottom="0.101cm" loext:contextual-spacing="false" style:writing-mode="page"/>
      <style:text-properties officeooo:rsid="00831f3b" officeooo:paragraph-rsid="00afeb1c"/>
    </style:style>
    <style:style style:name="P383"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officeooo:rsid="00b2048e" officeooo:paragraph-rsid="00b71042"/>
    </style:style>
    <style:style style:name="P390" style:family="paragraph" style:parent-style-name="Text_20_body">
      <style:paragraph-properties fo:margin-top="0cm" fo:margin-bottom="0.101cm" loext:contextual-spacing="false" style:writing-mode="page"/>
      <style:text-properties officeooo:rsid="00b2048e" officeooo:paragraph-rsid="00b90aea"/>
    </style:style>
    <style:style style:name="P391" style:family="paragraph" style:parent-style-name="Text_20_body">
      <style:paragraph-properties fo:margin-top="0cm" fo:margin-bottom="0.101cm" loext:contextual-spacing="false" style:writing-mode="page"/>
      <style:text-properties officeooo:paragraph-rsid="00bb59b3"/>
    </style:style>
    <style:style style:name="P39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9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6" style:family="paragraph" style:parent-style-name="Preformatted_20_Text">
      <style:paragraph-properties fo:text-align="center" style:justify-single-word="false"/>
    </style:style>
    <style:style style:name="P407" style:family="paragraph" style:parent-style-name="Preformatted_20_Text">
      <style:text-properties officeooo:paragraph-rsid="007322fd"/>
    </style:style>
    <style:style style:name="P408" style:family="paragraph" style:parent-style-name="Preformatted_20_Text">
      <style:text-properties officeooo:paragraph-rsid="00a6d869"/>
    </style:style>
    <style:style style:name="P409" style:family="paragraph" style:parent-style-name="Preformatted_20_Text">
      <style:text-properties officeooo:paragraph-rsid="00a81267"/>
    </style:style>
    <style:style style:name="P410"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1"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2" style:family="paragraph" style:parent-style-name="Preformatted_20_Text">
      <style:paragraph-properties fo:margin-top="0cm" fo:margin-bottom="0.25cm" loext:contextual-spacing="false"/>
    </style:style>
    <style:style style:name="P413" style:family="paragraph" style:parent-style-name="Text_20_body">
      <style:paragraph-properties fo:margin-top="0cm" fo:margin-bottom="0.25cm" loext:contextual-spacing="false" style:writing-mode="page"/>
      <style:text-properties officeooo:rsid="0084eee9" officeooo:paragraph-rsid="0084eee9"/>
    </style:style>
    <style:style style:name="P414"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5"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6" style:family="paragraph" style:parent-style-name="Text_20_body">
      <style:paragraph-properties fo:margin-top="0cm" fo:margin-bottom="0.25cm" loext:contextual-spacing="false" style:writing-mode="page"/>
      <style:text-properties officeooo:rsid="009830de" officeooo:paragraph-rsid="009830de"/>
    </style:style>
    <style:style style:name="P41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18"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0"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2" style:family="paragraph" style:parent-style-name="Preformatted_20_Text">
      <style:paragraph-properties fo:margin-top="0cm" fo:margin-bottom="0.199cm" loext:contextual-spacing="false" style:writing-mode="page"/>
    </style:style>
    <style:style style:name="P423"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4" style:family="paragraph" style:parent-style-name="Standard" style:list-style-name="L5"/>
    <style:style style:name="P425" style:family="paragraph" style:parent-style-name="Text_20_body" style:list-style-name="WWNum11"/>
    <style:style style:name="P426" style:family="paragraph" style:parent-style-name="Text_20_body" style:list-style-name="L1">
      <style:text-properties officeooo:rsid="001c52b8" officeooo:paragraph-rsid="001c52b8"/>
    </style:style>
    <style:style style:name="P427" style:family="paragraph" style:parent-style-name="Text_20_body" style:list-style-name="L2">
      <style:text-properties officeooo:paragraph-rsid="001c52b8"/>
    </style:style>
    <style:style style:name="P428" style:family="paragraph" style:parent-style-name="Text_20_body" style:list-style-name="L3">
      <style:text-properties officeooo:paragraph-rsid="002039af"/>
    </style:style>
    <style:style style:name="P429" style:family="paragraph" style:parent-style-name="Text_20_body" style:list-style-name="L4">
      <style:text-properties officeooo:rsid="002039af" officeooo:paragraph-rsid="002039af"/>
    </style:style>
    <style:style style:name="P430" style:family="paragraph" style:parent-style-name="Text_20_body" style:list-style-name="L8">
      <style:text-properties officeooo:paragraph-rsid="004d1e9e"/>
    </style:style>
    <style:style style:name="P431" style:family="paragraph" style:parent-style-name="Text_20_body" style:list-style-name="L9">
      <style:text-properties officeooo:rsid="0054d10a" officeooo:paragraph-rsid="0054d10a"/>
    </style:style>
    <style:style style:name="P432" style:family="paragraph" style:parent-style-name="Text_20_body" style:list-style-name="L9">
      <style:text-properties officeooo:rsid="0054d10a" officeooo:paragraph-rsid="00564a6e"/>
    </style:style>
    <style:style style:name="P433" style:family="paragraph" style:parent-style-name="Text_20_body" style:list-style-name="L11">
      <style:text-properties officeooo:rsid="005d0fc0" officeooo:paragraph-rsid="005d0fc0"/>
    </style:style>
    <style:style style:name="P434" style:family="paragraph" style:parent-style-name="Text_20_body" style:list-style-name="L12">
      <style:text-properties officeooo:paragraph-rsid="0063bca1"/>
    </style:style>
    <style:style style:name="P435" style:family="paragraph" style:parent-style-name="Text_20_body" style:list-style-name="L13">
      <style:text-properties officeooo:rsid="0071e7ae" officeooo:paragraph-rsid="0071e7ae"/>
    </style:style>
    <style:style style:name="P436" style:family="paragraph" style:parent-style-name="Text_20_body" style:list-style-name="L13">
      <style:text-properties officeooo:rsid="0071e7ae" officeooo:paragraph-rsid="00a51776"/>
    </style:style>
    <style:style style:name="P437" style:family="paragraph" style:parent-style-name="Text_20_body" style:list-style-name="L16">
      <style:text-properties officeooo:rsid="00ad9207" officeooo:paragraph-rsid="00ad9207"/>
    </style:style>
    <style:style style:name="P438" style:family="paragraph" style:parent-style-name="Text_20_body" style:list-style-name="L17">
      <style:text-properties officeooo:rsid="00ae11e8" officeooo:paragraph-rsid="00ae11e8"/>
    </style:style>
    <style:style style:name="P439" style:family="paragraph" style:parent-style-name="Text_20_body" style:list-style-name="L20">
      <style:text-properties officeooo:rsid="00bb59b3" officeooo:paragraph-rsid="00bb59b3"/>
    </style:style>
    <style:style style:name="P440" style:family="paragraph" style:parent-style-name="Text_20_body" style:list-style-name="L1">
      <style:paragraph-properties fo:margin-top="0cm" fo:margin-bottom="0cm" loext:contextual-spacing="false" style:writing-mode="page"/>
      <style:text-properties officeooo:paragraph-rsid="001c52b8"/>
    </style:style>
    <style:style style:name="P441" style:family="paragraph" style:parent-style-name="Text_20_body" style:list-style-name="L2">
      <style:paragraph-properties fo:margin-top="0cm" fo:margin-bottom="0cm" loext:contextual-spacing="false" style:writing-mode="page"/>
      <style:text-properties officeooo:paragraph-rsid="001c52b8"/>
    </style:style>
    <style:style style:name="P442"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43"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44" style:family="paragraph" style:parent-style-name="Text_20_body" style:list-style-name="L3">
      <style:paragraph-properties fo:margin-top="0cm" fo:margin-bottom="0cm" loext:contextual-spacing="false"/>
      <style:text-properties officeooo:paragraph-rsid="002039af"/>
    </style:style>
    <style:style style:name="P445" style:family="paragraph" style:parent-style-name="Text_20_body" style:list-style-name="L4">
      <style:paragraph-properties fo:margin-top="0cm" fo:margin-bottom="0cm" loext:contextual-spacing="false"/>
      <style:text-properties officeooo:rsid="002039af" officeooo:paragraph-rsid="002039af"/>
    </style:style>
    <style:style style:name="P446" style:family="paragraph" style:parent-style-name="Text_20_body" style:list-style-name="L7">
      <style:paragraph-properties fo:margin-top="0cm" fo:margin-bottom="0cm" loext:contextual-spacing="false"/>
      <style:text-properties officeooo:rsid="004c0a3f" officeooo:paragraph-rsid="004c0a3f"/>
    </style:style>
    <style:style style:name="P447" style:family="paragraph" style:parent-style-name="Text_20_body" style:list-style-name="L7">
      <style:paragraph-properties fo:margin-top="0cm" fo:margin-bottom="0cm" loext:contextual-spacing="false"/>
      <style:text-properties officeooo:rsid="004c0a3f" officeooo:paragraph-rsid="004d1e9e"/>
    </style:style>
    <style:style style:name="P448" style:family="paragraph" style:parent-style-name="Text_20_body" style:list-style-name="L8">
      <style:paragraph-properties fo:margin-top="0cm" fo:margin-bottom="0cm" loext:contextual-spacing="false"/>
      <style:text-properties officeooo:paragraph-rsid="004d1e9e"/>
    </style:style>
    <style:style style:name="P449" style:family="paragraph" style:parent-style-name="Text_20_body" style:list-style-name="L9">
      <style:paragraph-properties fo:margin-top="0cm" fo:margin-bottom="0cm" loext:contextual-spacing="false"/>
      <style:text-properties officeooo:rsid="0050bcd7" officeooo:paragraph-rsid="0050bcd7"/>
    </style:style>
    <style:style style:name="P450" style:family="paragraph" style:parent-style-name="Text_20_body" style:list-style-name="L9">
      <style:paragraph-properties fo:margin-top="0cm" fo:margin-bottom="0cm" loext:contextual-spacing="false"/>
      <style:text-properties officeooo:rsid="0050bcd7" officeooo:paragraph-rsid="00564a6e"/>
    </style:style>
    <style:style style:name="P451" style:family="paragraph" style:parent-style-name="Text_20_body" style:list-style-name="L10">
      <style:paragraph-properties fo:margin-top="0cm" fo:margin-bottom="0cm" loext:contextual-spacing="false"/>
      <style:text-properties officeooo:rsid="005a3ad3" officeooo:paragraph-rsid="005a3ad3"/>
    </style:style>
    <style:style style:name="P452" style:family="paragraph" style:parent-style-name="Text_20_body" style:list-style-name="L11">
      <style:paragraph-properties fo:margin-top="0cm" fo:margin-bottom="0cm" loext:contextual-spacing="false"/>
      <style:text-properties officeooo:rsid="005d0fc0" officeooo:paragraph-rsid="005d0fc0"/>
    </style:style>
    <style:style style:name="P453" style:family="paragraph" style:parent-style-name="Text_20_body" style:list-style-name="L12">
      <style:paragraph-properties fo:margin-top="0cm" fo:margin-bottom="0cm" loext:contextual-spacing="false"/>
      <style:text-properties officeooo:paragraph-rsid="0063bca1"/>
    </style:style>
    <style:style style:name="P454" style:family="paragraph" style:parent-style-name="Text_20_body" style:list-style-name="L13">
      <style:paragraph-properties fo:margin-top="0cm" fo:margin-bottom="0cm" loext:contextual-spacing="false"/>
      <style:text-properties officeooo:rsid="0071e7ae" officeooo:paragraph-rsid="0071e7ae"/>
    </style:style>
    <style:style style:name="P455" style:family="paragraph" style:parent-style-name="Text_20_body" style:list-style-name="L13">
      <style:paragraph-properties fo:margin-top="0cm" fo:margin-bottom="0cm" loext:contextual-spacing="false"/>
      <style:text-properties officeooo:rsid="0071e7ae" officeooo:paragraph-rsid="00a51776"/>
    </style:style>
    <style:style style:name="P456" style:family="paragraph" style:parent-style-name="Text_20_body" style:list-style-name="L15">
      <style:paragraph-properties fo:margin-top="0cm" fo:margin-bottom="0cm" loext:contextual-spacing="false"/>
      <style:text-properties officeooo:rsid="00767ff1" officeooo:paragraph-rsid="00767ff1"/>
    </style:style>
    <style:style style:name="P457" style:family="paragraph" style:parent-style-name="Text_20_body" style:list-style-name="L16">
      <style:paragraph-properties fo:margin-top="0cm" fo:margin-bottom="0cm" loext:contextual-spacing="false"/>
      <style:text-properties officeooo:rsid="00ad9207" officeooo:paragraph-rsid="00ad9207"/>
    </style:style>
    <style:style style:name="P458" style:family="paragraph" style:parent-style-name="Text_20_body" style:list-style-name="L6">
      <style:paragraph-properties fo:margin-top="0cm" fo:margin-bottom="0.101cm" loext:contextual-spacing="false"/>
      <style:text-properties officeooo:rsid="0046ae6e" officeooo:paragraph-rsid="0046ae6e"/>
    </style:style>
    <style:style style:name="P459" style:family="paragraph" style:parent-style-name="Text_20_body" style:list-style-name="L17">
      <style:paragraph-properties fo:margin-top="0cm" fo:margin-bottom="0.101cm" loext:contextual-spacing="false"/>
      <style:text-properties officeooo:rsid="00ae11e8" officeooo:paragraph-rsid="00ae11e8"/>
    </style:style>
    <style:style style:name="P460"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61"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6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6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64"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65"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66"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67"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68"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69" style:family="paragraph" style:parent-style-name="Text_20_body" style:list-style-name="L10">
      <style:paragraph-properties fo:margin-top="0cm" fo:margin-bottom="0.25cm" loext:contextual-spacing="false"/>
      <style:text-properties officeooo:rsid="005b583d" officeooo:paragraph-rsid="005b583d"/>
    </style:style>
    <style:style style:name="P47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71" style:family="paragraph" style:parent-style-name="Contents_20_Heading">
      <style:paragraph-properties fo:break-before="page"/>
    </style:style>
    <style:style style:name="P472"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73" style:family="paragraph" style:parent-style-name="Heading_20_1">
      <style:text-properties officeooo:rsid="0075314f" officeooo:paragraph-rsid="008d51f7"/>
    </style:style>
    <style:style style:name="P474" style:family="paragraph" style:parent-style-name="Heading_20_1">
      <style:paragraph-properties fo:break-before="page"/>
    </style:style>
    <style:style style:name="P475" style:family="paragraph" style:parent-style-name="Heading_20_1">
      <style:paragraph-properties fo:break-before="page"/>
      <style:text-properties officeooo:rsid="001c52b8" officeooo:paragraph-rsid="001c52b8"/>
    </style:style>
    <style:style style:name="P476" style:family="paragraph" style:parent-style-name="Heading_20_1">
      <style:paragraph-properties fo:break-before="page"/>
      <style:text-properties officeooo:rsid="005a3ad3" officeooo:paragraph-rsid="005a3ad3"/>
    </style:style>
    <style:style style:name="P477" style:family="paragraph" style:parent-style-name="Heading_20_1">
      <style:paragraph-properties fo:break-before="page"/>
      <style:text-properties officeooo:rsid="0070eb2a" officeooo:paragraph-rsid="0070eb2a"/>
    </style:style>
    <style:style style:name="P478" style:family="paragraph" style:parent-style-name="Contents_20_1">
      <style:paragraph-properties>
        <style:tab-stops>
          <style:tab-stop style:position="18.002cm" style:type="right" style:leader-style="dotted" style:leader-text="."/>
        </style:tab-stops>
      </style:paragraph-properties>
    </style:style>
    <style:style style:name="P479" style:family="paragraph" style:parent-style-name="Heading_20_2">
      <style:text-properties officeooo:rsid="001e0aa7" officeooo:paragraph-rsid="001e0aa7"/>
    </style:style>
    <style:style style:name="P480" style:family="paragraph" style:parent-style-name="Heading_20_2">
      <style:paragraph-properties>
        <style:tab-stops>
          <style:tab-stop style:position="5.14cm"/>
        </style:tab-stops>
      </style:paragraph-properties>
      <style:text-properties officeooo:rsid="001e0aa7" officeooo:paragraph-rsid="001e0aa7"/>
    </style:style>
    <style:style style:name="P481" style:family="paragraph" style:parent-style-name="Heading_20_2">
      <style:text-properties officeooo:rsid="001e0aa7" officeooo:paragraph-rsid="005b583d"/>
    </style:style>
    <style:style style:name="P482" style:family="paragraph" style:parent-style-name="Heading_20_2">
      <style:text-properties officeooo:rsid="001e0aa7" officeooo:paragraph-rsid="0061a281"/>
    </style:style>
    <style:style style:name="P483" style:family="paragraph" style:parent-style-name="Heading_20_2">
      <style:text-properties officeooo:rsid="0070eb2a" officeooo:paragraph-rsid="0070eb2a"/>
    </style:style>
    <style:style style:name="P484" style:family="paragraph" style:parent-style-name="Heading_20_2">
      <style:text-properties officeooo:rsid="0070eb2a" officeooo:paragraph-rsid="00ad0255"/>
    </style:style>
    <style:style style:name="P485" style:family="paragraph" style:parent-style-name="Heading_20_2">
      <style:text-properties officeooo:rsid="0070eb2a" officeooo:paragraph-rsid="00bd90d4"/>
    </style:style>
    <style:style style:name="P486" style:family="paragraph" style:parent-style-name="Heading_20_2">
      <style:text-properties officeooo:rsid="0070eb2a" officeooo:paragraph-rsid="00895114"/>
    </style:style>
    <style:style style:name="P487" style:family="paragraph" style:parent-style-name="Heading_20_2">
      <style:text-properties officeooo:rsid="0075314f" officeooo:paragraph-rsid="0075314f"/>
    </style:style>
    <style:style style:name="P488" style:family="paragraph" style:parent-style-name="Heading_20_3">
      <style:text-properties officeooo:rsid="001e0aa7" officeooo:paragraph-rsid="001e0aa7"/>
    </style:style>
    <style:style style:name="P489" style:family="paragraph" style:parent-style-name="Heading_20_3">
      <style:text-properties officeooo:rsid="001e0aa7" officeooo:paragraph-rsid="005b583d"/>
    </style:style>
    <style:style style:name="P490" style:family="paragraph" style:parent-style-name="Heading_20_3">
      <style:text-properties officeooo:rsid="001e0aa7" officeooo:paragraph-rsid="0061a281"/>
    </style:style>
    <style:style style:name="P491" style:family="paragraph" style:parent-style-name="Heading_20_3">
      <style:text-properties officeooo:rsid="0032d5e7" officeooo:paragraph-rsid="0032d5e7"/>
    </style:style>
    <style:style style:name="P492" style:family="paragraph" style:parent-style-name="Heading_20_3">
      <style:text-properties officeooo:rsid="0032d5e7" officeooo:paragraph-rsid="005b583d"/>
    </style:style>
    <style:style style:name="P493" style:family="paragraph" style:parent-style-name="Heading_20_3">
      <style:text-properties officeooo:rsid="0032d5e7" officeooo:paragraph-rsid="00629a69"/>
    </style:style>
    <style:style style:name="P494" style:family="paragraph" style:parent-style-name="Heading_20_3">
      <style:text-properties officeooo:paragraph-rsid="00bb7502"/>
    </style:style>
    <style:style style:name="P495" style:family="paragraph" style:parent-style-name="Heading_20_3">
      <style:text-properties officeooo:rsid="00831f3b" officeooo:paragraph-rsid="00b3c8ed"/>
    </style:style>
    <style:style style:name="P496" style:family="paragraph" style:parent-style-name="Heading_20_3">
      <style:text-properties officeooo:rsid="00831f3b" officeooo:paragraph-rsid="00c319da"/>
    </style:style>
    <style:style style:name="P497" style:family="paragraph" style:parent-style-name="Heading_20_3">
      <style:text-properties officeooo:paragraph-rsid="00bb59b3"/>
    </style:style>
    <style:style style:name="P498" style:family="paragraph" style:parent-style-name="Heading_20_3">
      <style:text-properties officeooo:paragraph-rsid="00895114"/>
    </style:style>
    <style:style style:name="P499" style:family="paragraph" style:parent-style-name="Heading_20_3">
      <style:text-properties officeooo:paragraph-rsid="008d51f7"/>
    </style:style>
    <style:style style:name="P500" style:family="paragraph" style:parent-style-name="Heading_20_3">
      <style:text-properties officeooo:paragraph-rsid="00c4cb19"/>
    </style:style>
    <style:style style:name="P501" style:family="paragraph" style:parent-style-name="Heading_20_3">
      <style:paragraph-properties fo:margin-top="0.25cm" fo:margin-bottom="0.25cm" loext:contextual-spacing="false" style:writing-mode="page"/>
      <style:text-properties officeooo:rsid="0032d5e7" officeooo:paragraph-rsid="00afeb1c"/>
    </style:style>
    <style:style style:name="P502" style:family="paragraph" style:parent-style-name="Heading_20_3">
      <style:paragraph-properties fo:margin-top="0.25cm" fo:margin-bottom="0.25cm" loext:contextual-spacing="false" style:writing-mode="page"/>
      <style:text-properties officeooo:rsid="0032d5e7" officeooo:paragraph-rsid="00bb59b3"/>
    </style:style>
    <style:style style:name="P503" style:family="paragraph" style:parent-style-name="Heading_20_3">
      <style:paragraph-properties fo:margin-top="0.25cm" fo:margin-bottom="0.25cm" loext:contextual-spacing="false" style:writing-mode="page"/>
      <style:text-properties officeooo:rsid="0032d5e7" officeooo:paragraph-rsid="00bd90d4"/>
    </style:style>
    <style:style style:name="P504" style:family="paragraph" style:parent-style-name="Contents_20_2">
      <style:paragraph-properties>
        <style:tab-stops>
          <style:tab-stop style:position="17.503cm" style:type="right" style:leader-style="dotted" style:leader-text="."/>
        </style:tab-stops>
      </style:paragraph-properties>
    </style:style>
    <style:style style:name="P505" style:family="paragraph" style:parent-style-name="Contents_20_3">
      <style:paragraph-properties>
        <style:tab-stops>
          <style:tab-stop style:position="17.004cm" style:type="right" style:leader-style="dotted" style:leader-text="."/>
        </style:tab-stops>
      </style:paragraph-properties>
    </style:style>
    <style:style style:name="P506" style:family="paragraph" style:parent-style-name="Contents_20_4">
      <style:paragraph-properties>
        <style:tab-stops>
          <style:tab-stop style:position="16.505cm" style:type="right" style:leader-style="dotted" style:leader-text="."/>
        </style:tab-stops>
      </style:paragraph-properties>
    </style:style>
    <style:style style:name="P507" style:family="paragraph" style:parent-style-name="Heading_20_4">
      <style:text-properties officeooo:rsid="00280e7e" officeooo:paragraph-rsid="00280e7e"/>
    </style:style>
    <style:style style:name="P508" style:family="paragraph" style:parent-style-name="Heading_20_4">
      <style:text-properties officeooo:rsid="00280e7e" officeooo:paragraph-rsid="002e66b8"/>
    </style:style>
    <style:style style:name="P509" style:family="paragraph" style:parent-style-name="Heading_20_4">
      <style:text-properties officeooo:paragraph-rsid="002e66b8"/>
    </style:style>
    <style:style style:name="P510" style:family="paragraph" style:parent-style-name="Heading_20_4">
      <style:text-properties officeooo:rsid="0032d5e7" officeooo:paragraph-rsid="0032d5e7"/>
    </style:style>
    <style:style style:name="P511" style:family="paragraph" style:parent-style-name="Heading_20_4">
      <style:text-properties officeooo:rsid="0032d5e7" officeooo:paragraph-rsid="003fe129"/>
    </style:style>
    <style:style style:name="P512" style:family="paragraph" style:parent-style-name="Heading_20_4">
      <style:text-properties officeooo:rsid="0032d5e7" officeooo:paragraph-rsid="004d1e9e"/>
    </style:style>
    <style:style style:name="P513" style:family="paragraph" style:parent-style-name="Heading_20_4">
      <style:text-properties officeooo:paragraph-rsid="005db4ac"/>
    </style:style>
    <style:style style:name="P514" style:family="paragraph" style:parent-style-name="Heading_20_4">
      <style:text-properties officeooo:paragraph-rsid="003fe129"/>
    </style:style>
    <style:style style:name="P515" style:family="paragraph" style:parent-style-name="Heading_20_4">
      <style:text-properties officeooo:rsid="004e815e" officeooo:paragraph-rsid="003471f3"/>
    </style:style>
    <style:style style:name="P516" style:family="paragraph" style:parent-style-name="Heading_20_4">
      <style:text-properties officeooo:paragraph-rsid="00bcf3a4"/>
    </style:style>
    <style:style style:name="P517" style:family="paragraph" style:parent-style-name="Heading_20_4">
      <style:text-properties officeooo:rsid="0050bcd7" officeooo:paragraph-rsid="0050bcd7"/>
    </style:style>
    <style:style style:name="P518" style:family="paragraph" style:parent-style-name="Heading_20_4">
      <style:text-properties officeooo:rsid="00564a6e" officeooo:paragraph-rsid="00564a6e"/>
    </style:style>
    <style:style style:name="P519" style:family="paragraph" style:parent-style-name="Heading_20_4">
      <style:text-properties officeooo:rsid="009a12f9" officeooo:paragraph-rsid="009a12f9"/>
    </style:style>
    <style:style style:name="P520" style:family="paragraph" style:parent-style-name="Heading_20_4">
      <style:text-properties officeooo:rsid="00a6d869" officeooo:paragraph-rsid="00a6d869"/>
    </style:style>
    <style:style style:name="P521" style:family="paragraph" style:parent-style-name="Heading_20_4">
      <style:paragraph-properties fo:margin-top="0cm" fo:margin-bottom="0cm" loext:contextual-spacing="false"/>
      <style:text-properties officeooo:rsid="0032d5e7" officeooo:paragraph-rsid="004d1e9e"/>
    </style:style>
    <style:style style:name="P522" style:family="paragraph" style:parent-style-name="Contents_20_5">
      <style:paragraph-properties>
        <style:tab-stops>
          <style:tab-stop style:position="16.006cm" style:type="right" style:leader-style="dotted" style:leader-text="."/>
        </style:tab-stops>
      </style:paragraph-properties>
    </style:style>
    <style:style style:name="P523" style:family="paragraph" style:parent-style-name="Heading_20_5">
      <style:text-properties officeooo:rsid="003fe129" officeooo:paragraph-rsid="003fe129"/>
    </style:style>
    <style:style style:name="P524" style:family="paragraph" style:parent-style-name="Heading_20_5">
      <style:text-properties officeooo:paragraph-rsid="0046ae6e"/>
    </style:style>
    <style:style style:name="P525" style:family="paragraph" style:parent-style-name="Heading_20_5">
      <style:text-properties officeooo:paragraph-rsid="004c5460"/>
    </style:style>
    <style:style style:name="P526" style:family="paragraph" style:parent-style-name="Heading_20_5">
      <style:text-properties officeooo:paragraph-rsid="004d1e9e"/>
    </style:style>
    <style:style style:name="P527" style:family="paragraph" style:parent-style-name="Heading_20_5">
      <style:text-properties officeooo:paragraph-rsid="004d9dcc"/>
    </style:style>
    <style:style style:name="P528" style:family="paragraph" style:parent-style-name="Heading_20_5">
      <style:text-properties officeooo:paragraph-rsid="004e815e"/>
    </style:style>
    <style:style style:name="P529" style:family="paragraph" style:parent-style-name="Heading_20_5">
      <style:text-properties officeooo:paragraph-rsid="00bf9057"/>
    </style:style>
    <style:style style:name="P530" style:family="paragraph" style:parent-style-name="Heading_20_5">
      <style:text-properties officeooo:paragraph-rsid="0051c70e"/>
    </style:style>
    <style:style style:name="P531" style:family="paragraph" style:parent-style-name="Heading_20_5">
      <style:text-properties officeooo:paragraph-rsid="005d0fc0"/>
    </style:style>
    <style:style style:name="P532"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2039af" style:font-style-asian="italic" style:font-weight-asian="bold" style:font-style-complex="italic" style:font-weight-complex="bold"/>
    </style:style>
    <style:style style:name="T77" style:family="text">
      <style:text-properties fo:font-style="italic" fo:font-weight="bold" officeooo:rsid="002379ee" style:font-style-asian="italic" style:font-weight-asian="bold" style:font-style-complex="italic" style:font-weight-complex="bold"/>
    </style:style>
    <style:style style:name="T78" style:family="text">
      <style:text-properties fo:font-style="italic" fo:font-weight="bold" officeooo:rsid="004c5460" style:font-style-asian="italic" style:font-weight-asian="bold" style:font-style-complex="italic" style:font-weight-complex="bold"/>
    </style:style>
    <style:style style:name="T79" style:family="text">
      <style:text-properties fo:font-style="italic" fo:font-weight="bold" officeooo:rsid="00421f63" style:font-style-asian="italic" style:font-weight-asian="bold" style:font-style-complex="italic" style:font-weight-complex="bold"/>
    </style:style>
    <style:style style:name="T80" style:family="text">
      <style:text-properties fo:font-style="italic" fo:font-weight="bold" officeooo:rsid="004d1e9e" style:font-style-asian="italic" style:font-weight-asian="bold" style:font-style-complex="italic" style:font-weight-complex="bold"/>
    </style:style>
    <style:style style:name="T81" style:family="text">
      <style:text-properties fo:font-style="italic" fo:font-weight="bold" officeooo:rsid="004d9dcc" style:font-style-asian="italic" style:font-weight-asian="bold" style:font-style-complex="italic" style:font-weight-complex="bold"/>
    </style:style>
    <style:style style:name="T82" style:family="text">
      <style:text-properties fo:font-style="italic" fo:font-weight="bold" officeooo:rsid="004e815e" style:font-style-asian="italic" style:font-weight-asian="bold" style:font-style-complex="italic" style:font-weight-complex="bold"/>
    </style:style>
    <style:style style:name="T83" style:family="text">
      <style:text-properties fo:font-style="italic" fo:font-weight="bold" officeooo:rsid="0051c70e" style:font-style-asian="italic" style:font-weight-asian="bold" style:font-style-complex="italic" style:font-weight-complex="bold"/>
    </style:style>
    <style:style style:name="T84" style:family="text">
      <style:text-properties fo:font-style="italic" fo:font-weight="bold" officeooo:rsid="005311cd" style:font-style-asian="italic" style:font-weight-asian="bold" style:font-style-complex="italic" style:font-weight-complex="bold"/>
    </style:style>
    <style:style style:name="T85" style:family="text">
      <style:text-properties fo:font-style="italic" fo:font-weight="bold" officeooo:rsid="00549efd" style:font-style-asian="italic" style:font-weight-asian="bold" style:font-style-complex="italic" style:font-weight-complex="bold"/>
    </style:style>
    <style:style style:name="T86" style:family="text">
      <style:text-properties fo:font-style="italic" fo:font-weight="bold" officeooo:rsid="0054d10a" style:font-style-asian="italic" style:font-weight-asian="bold" style:font-style-complex="italic" style:font-weight-complex="bold"/>
    </style:style>
    <style:style style:name="T87" style:family="text">
      <style:text-properties fo:font-style="italic" fo:font-weight="bold" officeooo:rsid="0055084e" style:font-style-asian="italic" style:font-weight-asian="bold" style:font-style-complex="italic" style:font-weight-complex="bold"/>
    </style:style>
    <style:style style:name="T88" style:family="text">
      <style:text-properties fo:font-style="italic" fo:font-weight="bold" officeooo:rsid="00564a6e" style:font-style-asian="italic" style:font-weight-asian="bold" style:font-style-complex="italic" style:font-weight-complex="bold"/>
    </style:style>
    <style:style style:name="T89" style:family="text">
      <style:text-properties fo:font-style="italic" fo:font-weight="bold" officeooo:rsid="0057a3d6" style:font-style-asian="italic" style:font-weight-asian="bold" style:font-style-complex="italic" style:font-weight-complex="bold"/>
    </style:style>
    <style:style style:name="T90" style:family="text">
      <style:text-properties fo:font-style="italic" fo:font-weight="bold" officeooo:rsid="005db4ac" style:font-style-asian="italic" style:font-weight-asian="bold" style:font-style-complex="italic" style:font-weight-complex="bold"/>
    </style:style>
    <style:style style:name="T91" style:family="text">
      <style:text-properties fo:font-style="italic" fo:font-weight="bold" officeooo:rsid="0063bca1" style:font-style-asian="italic" style:font-weight-asian="bold" style:font-style-complex="italic" style:font-weight-complex="bold"/>
    </style:style>
    <style:style style:name="T92" style:family="text">
      <style:text-properties fo:font-style="italic" fo:font-weight="bold" officeooo:rsid="0069be64" style:font-style-asian="italic" style:font-weight-asian="bold" style:font-style-complex="italic" style:font-weight-complex="bold"/>
    </style:style>
    <style:style style:name="T93" style:family="text">
      <style:text-properties fo:font-style="italic" fo:font-weight="bold" officeooo:rsid="006bbb4b" style:font-style-asian="italic" style:font-weight-asian="bold" style:font-style-complex="italic" style:font-weight-complex="bold"/>
    </style:style>
    <style:style style:name="T94" style:family="text">
      <style:text-properties fo:font-style="italic" fo:font-weight="bold" officeooo:rsid="006bc63e" style:font-style-asian="italic" style:font-weight-asian="bold" style:font-style-complex="italic" style:font-weight-complex="bold"/>
    </style:style>
    <style:style style:name="T95" style:family="text">
      <style:text-properties fo:font-style="italic" fo:font-weight="bold" officeooo:rsid="006d1b94" style:font-style-asian="italic" style:font-weight-asian="bold" style:font-style-complex="italic" style:font-weight-complex="bold"/>
    </style:style>
    <style:style style:name="T96" style:family="text">
      <style:text-properties fo:font-style="italic" fo:font-weight="bold" officeooo:rsid="006e62a3" style:font-style-asian="italic" style:font-weight-asian="bold" style:font-style-complex="italic" style:font-weight-complex="bold"/>
    </style:style>
    <style:style style:name="T97" style:family="text">
      <style:text-properties fo:font-style="italic" fo:font-weight="bold" officeooo:rsid="006f40c6" style:font-style-asian="italic" style:font-weight-asian="bold" style:font-style-complex="italic" style:font-weight-complex="bold"/>
    </style:style>
    <style:style style:name="T98" style:family="text">
      <style:text-properties fo:font-style="italic" fo:font-weight="bold" officeooo:rsid="007b8b87" style:font-style-asian="italic" style:font-weight-asian="bold" style:font-style-complex="italic" style:font-weight-complex="bold"/>
    </style:style>
    <style:style style:name="T99" style:family="text">
      <style:text-properties fo:font-style="italic" fo:font-weight="bold" officeooo:rsid="007bd182" style:font-style-asian="italic" style:font-weight-asian="bold" style:font-style-complex="italic" style:font-weight-complex="bold"/>
    </style:style>
    <style:style style:name="T100" style:family="text">
      <style:text-properties fo:font-style="italic" fo:font-weight="bold" officeooo:rsid="001c52b8" style:font-style-asian="italic" style:font-weight-asian="bold" style:font-style-complex="italic" style:font-weight-complex="bold"/>
    </style:style>
    <style:style style:name="T101" style:family="text">
      <style:text-properties fo:font-style="italic" fo:font-weight="bold" officeooo:rsid="0084f5ff" style:font-style-asian="italic" style:font-weight-asian="bold" style:font-style-complex="italic" style:font-weight-complex="bold"/>
    </style:style>
    <style:style style:name="T102" style:family="text">
      <style:text-properties fo:font-style="italic" fo:font-weight="bold" officeooo:rsid="00856a6a" style:font-style-asian="italic" style:font-weight-asian="bold" style:font-style-complex="italic" style:font-weight-complex="bold"/>
    </style:style>
    <style:style style:name="T103" style:family="text">
      <style:text-properties fo:font-style="italic" fo:font-weight="bold" officeooo:rsid="008e6647" style:font-style-asian="italic" style:font-weight-asian="bold" style:font-style-complex="italic" style:font-weight-complex="bold"/>
    </style:style>
    <style:style style:name="T104" style:family="text">
      <style:text-properties fo:font-style="italic" fo:font-weight="bold" officeooo:rsid="008fd7d6" style:font-style-asian="italic" style:font-weight-asian="bold" style:font-style-complex="italic" style:font-weight-complex="bold"/>
    </style:style>
    <style:style style:name="T105" style:family="text">
      <style:text-properties fo:font-style="italic" fo:font-weight="bold" officeooo:rsid="0091b62a" style:font-style-asian="italic" style:font-weight-asian="bold" style:font-style-complex="italic" style:font-weight-complex="bold"/>
    </style:style>
    <style:style style:name="T106" style:family="text">
      <style:text-properties fo:font-style="italic" fo:font-weight="bold" officeooo:rsid="0093db53" style:font-style-asian="italic" style:font-weight-asian="bold" style:font-style-complex="italic" style:font-weight-complex="bold"/>
    </style:style>
    <style:style style:name="T107" style:family="text">
      <style:text-properties fo:font-style="italic" fo:font-weight="bold" officeooo:rsid="009830de" style:font-style-asian="italic" style:font-weight-asian="bold" style:font-style-complex="italic" style:font-weight-complex="bold"/>
    </style:style>
    <style:style style:name="T108" style:family="text">
      <style:text-properties fo:font-style="italic" fo:font-weight="bold" officeooo:rsid="0099e510" style:font-style-asian="italic" style:font-weight-asian="bold" style:font-style-complex="italic" style:font-weight-complex="bold"/>
    </style:style>
    <style:style style:name="T109" style:family="text">
      <style:text-properties fo:font-style="italic" fo:font-weight="bold" officeooo:rsid="009da7d0" style:font-style-asian="italic" style:font-weight-asian="bold" style:font-style-complex="italic" style:font-weight-complex="bold"/>
    </style:style>
    <style:style style:name="T110" style:family="text">
      <style:text-properties fo:font-style="italic" fo:font-weight="bold" officeooo:rsid="009e07fb" style:font-style-asian="italic" style:font-weight-asian="bold" style:font-style-complex="italic" style:font-weight-complex="bold"/>
    </style:style>
    <style:style style:name="T111" style:family="text">
      <style:text-properties fo:font-style="italic" fo:font-weight="bold" officeooo:rsid="00383625" style:font-style-asian="italic" style:font-weight-asian="bold" style:font-style-complex="italic" style:font-weight-complex="bold"/>
    </style:style>
    <style:style style:name="T112" style:family="text">
      <style:text-properties fo:font-style="italic" fo:font-weight="bold" officeooo:rsid="00a30d8d" style:font-style-asian="italic" style:font-weight-asian="bold" style:font-style-complex="italic" style:font-weight-complex="bold"/>
    </style:style>
    <style:style style:name="T113" style:family="text">
      <style:text-properties fo:font-style="italic" fo:font-weight="bold" officeooo:rsid="00a51776" style:font-style-asian="italic" style:font-weight-asian="bold" style:font-style-complex="italic" style:font-weight-complex="bold"/>
    </style:style>
    <style:style style:name="T114" style:family="text">
      <style:text-properties fo:font-style="italic" fo:font-weight="bold" officeooo:rsid="00af0ad5" style:font-style-asian="italic" style:font-weight-asian="bold" style:font-style-complex="italic" style:font-weight-complex="bold"/>
    </style:style>
    <style:style style:name="T115" style:family="text">
      <style:text-properties fo:font-style="italic" fo:font-weight="bold" officeooo:rsid="00afeb1c" style:font-style-asian="italic" style:font-weight-asian="bold" style:font-style-complex="italic" style:font-weight-complex="bold"/>
    </style:style>
    <style:style style:name="T116" style:family="text">
      <style:text-properties fo:font-style="italic" fo:font-weight="bold" officeooo:rsid="00b02448" style:font-style-asian="italic" style:font-weight-asian="bold" style:font-style-complex="italic" style:font-weight-complex="bold"/>
    </style:style>
    <style:style style:name="T117" style:family="text">
      <style:text-properties fo:font-style="italic" fo:font-weight="bold" officeooo:rsid="00b2048e" style:font-style-asian="italic" style:font-weight-asian="bold" style:font-style-complex="italic" style:font-weight-complex="bold"/>
    </style:style>
    <style:style style:name="T118" style:family="text">
      <style:text-properties fo:font-style="italic" fo:font-weight="bold" officeooo:rsid="00b3c8ed" style:font-style-asian="italic" style:font-weight-asian="bold" style:font-style-complex="italic" style:font-weight-complex="bold"/>
    </style:style>
    <style:style style:name="T119" style:family="text">
      <style:text-properties fo:font-style="italic" fo:font-weight="bold" officeooo:rsid="00b71042" style:font-style-asian="italic" style:font-weight-asian="bold" style:font-style-complex="italic" style:font-weight-complex="bold"/>
    </style:style>
    <style:style style:name="T120" style:family="text">
      <style:text-properties fo:font-style="italic" fo:font-weight="bold" officeooo:rsid="00b90aea" style:font-style-asian="italic" style:font-weight-asian="bold" style:font-style-complex="italic" style:font-weight-complex="bold"/>
    </style:style>
    <style:style style:name="T121" style:family="text">
      <style:text-properties fo:font-style="italic" fo:font-weight="bold" officeooo:rsid="00ba448d" style:font-style-asian="italic" style:font-weight-asian="bold" style:font-style-complex="italic" style:font-weight-complex="bold"/>
    </style:style>
    <style:style style:name="T122" style:family="text">
      <style:text-properties fo:font-style="italic" fo:font-weight="bold" officeooo:rsid="00abde8d" style:font-style-asian="italic" style:font-weight-asian="bold" style:font-style-complex="italic" style:font-weight-complex="bold"/>
    </style:style>
    <style:style style:name="T123" style:family="text">
      <style:text-properties fo:font-style="italic" fo:font-weight="bold" officeooo:rsid="00bb59b3" style:font-style-asian="italic" style:font-weight-asian="bold" style:font-style-complex="italic" style:font-weight-complex="bold"/>
    </style:style>
    <style:style style:name="T124" style:family="text">
      <style:text-properties fo:font-style="italic" fo:font-weight="bold" officeooo:rsid="00bb7502" style:font-style-asian="italic" style:font-weight-asian="bold" style:font-style-complex="italic" style:font-weight-complex="bold"/>
    </style:style>
    <style:style style:name="T125" style:family="text">
      <style:text-properties fo:font-style="italic" fo:font-weight="bold" officeooo:rsid="00c1cb60" style:font-style-asian="italic" style:font-weight-asian="bold" style:font-style-complex="italic" style:font-weight-complex="bold"/>
    </style:style>
    <style:style style:name="T126" style:family="text">
      <style:text-properties fo:font-style="italic" fo:font-weight="bold" officeooo:rsid="00c319da"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33b7a4" style:font-style-asian="italic" style:font-weight-asian="normal" style:font-style-complex="italic" style:font-weight-complex="normal"/>
    </style:style>
    <style:style style:name="T129" style:family="text">
      <style:text-properties fo:font-style="italic" fo:font-weight="normal" officeooo:rsid="00339e2d" style:font-style-asian="italic" style:font-weight-asian="normal" style:font-style-complex="italic" style:font-weight-complex="normal"/>
    </style:style>
    <style:style style:name="T130" style:family="text">
      <style:text-properties fo:font-style="italic" fo:font-weight="normal" officeooo:rsid="004d1e9e" style:font-style-asian="italic" style:font-weight-asian="normal" style:font-style-complex="italic" style:font-weight-complex="normal"/>
    </style:style>
    <style:style style:name="T131" style:family="text">
      <style:text-properties fo:font-style="italic" fo:font-weight="normal" officeooo:rsid="00aa9155" style:font-style-asian="italic" style:font-weight-asian="normal" style:font-style-complex="italic" style:font-weight-complex="normal"/>
    </style:style>
    <style:style style:name="T13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4c5460" style:font-style-asian="italic" style:font-weight-asian="bold" style:font-style-complex="italic" style:font-weight-complex="bold"/>
    </style:style>
    <style:style style:name="T135" style:family="text">
      <style:text-properties fo:font-style="italic" style:text-underline-style="none" fo:font-weight="bold" officeooo:rsid="004d9dcc" style:font-style-asian="italic" style:font-weight-asian="bold" style:font-style-complex="italic" style:font-weight-complex="bold"/>
    </style:style>
    <style:style style:name="T136" style:family="text">
      <style:text-properties fo:font-style="italic" style:text-underline-style="none" fo:font-weight="bold" officeooo:rsid="004e815e" style:font-style-asian="italic" style:font-weight-asian="bold" style:font-style-complex="italic" style:font-weight-complex="bold"/>
    </style:style>
    <style:style style:name="T137" style:family="text">
      <style:text-properties fo:font-style="italic" style:text-underline-style="none" fo:font-weight="bold" officeooo:rsid="005db4ac" style:font-style-asian="italic" style:font-weight-asian="bold" style:font-style-complex="italic" style:font-weight-complex="bold"/>
    </style:style>
    <style:style style:name="T138" style:family="text">
      <style:text-properties fo:font-style="italic" style:text-underline-style="none" fo:font-weight="bold" officeooo:rsid="008fd7d6" style:font-style-asian="italic" style:font-weight-asian="bold" style:font-style-complex="italic" style:font-weight-complex="bold"/>
    </style:style>
    <style:style style:name="T139" style:family="text">
      <style:text-properties fo:font-style="italic" style:text-underline-style="none" fo:font-weight="bold" officeooo:rsid="00b3c8ed" style:font-style-asian="italic" style:font-weight-asian="bold" style:font-style-complex="italic" style:font-weight-complex="bold"/>
    </style:style>
    <style:style style:name="T140" style:family="text">
      <style:text-properties fo:font-style="italic" style:text-underline-style="none" fo:font-weight="bold" officeooo:rsid="00bb7502" style:font-style-asian="italic" style:font-weight-asian="bold" style:font-style-complex="italic" style:font-weight-complex="bold"/>
    </style:style>
    <style:style style:name="T141" style:family="text">
      <style:text-properties fo:font-style="italic" style:text-underline-style="none" fo:font-weight="normal" officeooo:rsid="00aa9155" style:font-style-asian="italic" style:font-weight-asian="normal" style:font-style-complex="italic" style:font-weight-complex="normal"/>
    </style:style>
    <style:style style:name="T142" style:family="text">
      <style:text-properties style:text-underline-style="solid" style:text-underline-width="auto" style:text-underline-color="font-color"/>
    </style:style>
    <style:style style:name="T143" style:family="text">
      <style:text-properties officeooo:rsid="000438fc"/>
    </style:style>
    <style:style style:name="T14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7" style:family="text">
      <style:text-properties officeooo:rsid="002039af"/>
    </style:style>
    <style:style style:name="T148" style:family="text">
      <style:text-properties officeooo:rsid="00220f6a"/>
    </style:style>
    <style:style style:name="T149" style:family="text">
      <style:text-properties officeooo:rsid="002379ee"/>
    </style:style>
    <style:style style:name="T150" style:family="text">
      <style:text-properties officeooo:rsid="00299862"/>
    </style:style>
    <style:style style:name="T151" style:family="text">
      <style:text-properties officeooo:rsid="0029d66d"/>
    </style:style>
    <style:style style:name="T152" style:family="text">
      <style:text-properties officeooo:rsid="002b197b"/>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eb0d8" style:font-style-asian="normal" style:font-weight-asian="bold" style:font-style-complex="normal" style:font-weight-complex="bold"/>
    </style:style>
    <style:style style:name="T155" style:family="text">
      <style:text-properties fo:font-style="normal" fo:font-weight="bold" officeooo:rsid="002f1f2d" style:font-style-asian="normal" style:font-weight-asian="bold" style:font-style-complex="normal" style:font-weight-complex="bold"/>
    </style:style>
    <style:style style:name="T156" style:family="text">
      <style:text-properties fo:font-style="normal" fo:font-weight="bold" officeooo:rsid="0030d5d3" style:font-style-asian="normal" style:font-weight-asian="bold" style:font-style-complex="normal" style:font-weight-complex="bold"/>
    </style:style>
    <style:style style:name="T157" style:family="text">
      <style:text-properties fo:font-style="normal" fo:font-weight="bold" officeooo:rsid="003153f3"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9d66d" style:font-style-asian="normal" style:font-weight-asian="normal" style:font-style-complex="normal" style:font-weight-complex="normal"/>
    </style:style>
    <style:style style:name="T160" style:family="text">
      <style:text-properties fo:font-style="normal" fo:font-weight="normal" officeooo:rsid="002eb0d8" style:font-style-asian="normal" style:font-weight-asian="normal" style:font-style-complex="normal" style:font-weight-complex="normal"/>
    </style:style>
    <style:style style:name="T161" style:family="text">
      <style:text-properties fo:font-style="normal" fo:font-weight="normal" officeooo:rsid="002f1f2d" style:font-style-asian="normal" style:font-weight-asian="normal" style:font-style-complex="normal" style:font-weight-complex="normal"/>
    </style:style>
    <style:style style:name="T162" style:family="text">
      <style:text-properties fo:font-style="normal" fo:font-weight="normal" officeooo:rsid="0030d5d3" style:font-style-asian="normal" style:font-weight-asian="normal" style:font-style-complex="normal" style:font-weight-complex="normal"/>
    </style:style>
    <style:style style:name="T163" style:family="text">
      <style:text-properties fo:font-style="normal" fo:font-weight="normal" officeooo:rsid="002b197b" style:font-style-asian="normal" style:font-weight-asian="normal" style:font-style-complex="normal" style:font-weight-complex="normal"/>
    </style:style>
    <style:style style:name="T164" style:family="text">
      <style:text-properties fo:font-style="normal" fo:font-weight="normal" officeooo:rsid="00280e7e" style:font-style-asian="normal" style:font-weight-asian="normal" style:font-style-complex="normal" style:font-weight-complex="normal"/>
    </style:style>
    <style:style style:name="T165" style:family="text">
      <style:text-properties fo:font-style="normal" fo:font-weight="normal" officeooo:rsid="003153f3" style:font-style-asian="normal" style:font-weight-asian="normal" style:font-style-complex="normal" style:font-weight-complex="normal"/>
    </style:style>
    <style:style style:name="T166" style:family="text">
      <style:text-properties fo:font-style="normal" fo:font-weight="normal" officeooo:rsid="0033b7a4" style:font-style-asian="normal" style:font-weight-asian="normal" style:font-style-complex="normal" style:font-weight-complex="normal"/>
    </style:style>
    <style:style style:name="T167" style:family="text">
      <style:text-properties fo:font-style="normal" fo:font-weight="normal" officeooo:rsid="004d1e9e" style:font-style-asian="normal" style:font-weight-asian="normal" style:font-style-complex="normal" style:font-weight-complex="normal"/>
    </style:style>
    <style:style style:name="T168" style:family="text">
      <style:text-properties fo:font-style="normal" fo:font-weight="normal" officeooo:rsid="004e815e" style:font-style-asian="normal" style:font-weight-asian="normal" style:font-style-complex="normal" style:font-weight-complex="normal"/>
    </style:style>
    <style:style style:name="T169" style:family="text">
      <style:text-properties fo:font-style="normal" fo:font-weight="normal" officeooo:rsid="006f40c6" style:font-style-asian="normal" style:font-weight-asian="normal" style:font-style-complex="normal" style:font-weight-complex="normal"/>
    </style:style>
    <style:style style:name="T170" style:family="text">
      <style:text-properties fo:font-style="normal" fo:font-weight="normal" officeooo:rsid="007b6607" style:font-style-asian="normal" style:font-weight-asian="normal" style:font-style-complex="normal" style:font-weight-complex="normal"/>
    </style:style>
    <style:style style:name="T171" style:family="text">
      <style:text-properties fo:font-style="normal" fo:font-weight="normal" officeooo:rsid="007b8b87" style:font-style-asian="normal" style:font-weight-asian="normal" style:font-style-complex="normal" style:font-weight-complex="normal"/>
    </style:style>
    <style:style style:name="T172" style:family="text">
      <style:text-properties fo:font-style="normal" fo:font-weight="normal" officeooo:rsid="009830de" style:font-style-asian="normal" style:font-weight-asian="normal" style:font-style-complex="normal" style:font-weight-complex="normal"/>
    </style:style>
    <style:style style:name="T173" style:family="text">
      <style:text-properties fo:font-style="normal" fo:font-weight="normal" officeooo:rsid="0099e510" style:font-style-asian="normal" style:font-weight-asian="normal" style:font-style-complex="normal" style:font-weight-complex="normal"/>
    </style:style>
    <style:style style:name="T174" style:family="text">
      <style:text-properties fo:font-style="normal" fo:font-weight="normal" officeooo:rsid="009da7d0" style:font-style-asian="normal" style:font-weight-asian="normal" style:font-style-complex="normal" style:font-weight-complex="normal"/>
    </style:style>
    <style:style style:name="T175" style:family="text">
      <style:text-properties fo:font-style="normal" fo:font-weight="normal" officeooo:rsid="002379ee" style:font-style-asian="normal" style:font-weight-asian="normal" style:font-style-complex="normal" style:font-weight-complex="normal"/>
    </style:style>
    <style:style style:name="T176" style:family="text">
      <style:text-properties fo:font-style="normal" fo:font-weight="normal" officeooo:rsid="00299862" style:font-style-asian="normal" style:font-weight-asian="normal" style:font-style-complex="normal" style:font-weight-complex="normal"/>
    </style:style>
    <style:style style:name="T177" style:family="text">
      <style:text-properties fo:font-style="normal" fo:font-weight="normal" officeooo:rsid="00b2048e" style:font-style-asian="normal" style:font-weight-asian="normal" style:font-style-complex="normal" style:font-weight-complex="normal"/>
    </style:style>
    <style:style style:name="T178" style:family="text">
      <style:text-properties fo:font-style="normal" fo:font-weight="normal" officeooo:rsid="00b3c8ed" style:font-style-asian="normal" style:font-weight-asian="normal" style:font-style-complex="normal" style:font-weight-complex="normal"/>
    </style:style>
    <style:style style:name="T179" style:family="text">
      <style:text-properties fo:font-style="normal" fo:font-weight="normal" officeooo:rsid="00421f63" style:font-style-asian="normal" style:font-weight-asian="normal" style:font-style-complex="normal" style:font-weight-complex="normal"/>
    </style:style>
    <style:style style:name="T180" style:family="text">
      <style:text-properties fo:font-style="normal" fo:font-weight="normal" officeooo:rsid="00b71042" style:font-style-asian="normal" style:font-weight-asian="normal" style:font-style-complex="normal" style:font-weight-complex="normal"/>
    </style:style>
    <style:style style:name="T181" style:family="text">
      <style:text-properties fo:font-style="normal" fo:font-weight="normal" officeooo:rsid="00b90aea" style:font-style-asian="normal" style:font-weight-asian="normal" style:font-style-complex="normal" style:font-weight-complex="normal"/>
    </style:style>
    <style:style style:name="T182" style:family="text">
      <style:text-properties fo:font-style="normal" fo:font-weight="normal" officeooo:rsid="00bb7502" style:font-style-asian="normal" style:font-weight-asian="normal" style:font-style-complex="normal" style:font-weight-complex="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4e815e" style:font-style-asian="normal" style:font-weight-asian="normal" style:font-style-complex="normal" style:font-weight-complex="normal"/>
    </style:style>
    <style:style style:name="T185" style:family="text">
      <style:text-properties fo:font-style="normal" style:text-underline-style="none" fo:font-weight="normal" officeooo:rsid="005d0fc0" style:font-style-asian="normal" style:font-weight-asian="normal" style:font-style-complex="normal" style:font-weight-complex="normal"/>
    </style:style>
    <style:style style:name="T186" style:family="text">
      <style:text-properties fo:font-style="normal" style:text-underline-style="none" fo:font-weight="normal" officeooo:rsid="00421f63" style:font-style-asian="normal" style:font-weight-asian="normal" style:font-style-complex="normal" style:font-weight-complex="normal"/>
    </style:style>
    <style:style style:name="T187" style:family="text">
      <style:text-properties fo:font-style="normal" style:text-underline-style="none" fo:font-weight="normal" officeooo:rsid="0084f5ff" style:font-style-asian="normal" style:font-weight-asian="normal" style:font-style-complex="normal" style:font-weight-complex="normal"/>
    </style:style>
    <style:style style:name="T188" style:family="text">
      <style:text-properties fo:font-style="normal" style:text-underline-style="none" fo:font-weight="normal" officeooo:rsid="00aa9155" style:font-style-asian="normal" style:font-weight-asian="normal" style:font-style-complex="normal" style:font-weight-complex="normal"/>
    </style:style>
    <style:style style:name="T189" style:family="text">
      <style:text-properties fo:font-style="normal" style:text-underline-style="none" fo:font-weight="normal" officeooo:rsid="009830de" style:font-style-asian="normal" style:font-weight-asian="normal" style:font-style-complex="normal" style:font-weight-complex="normal"/>
    </style:style>
    <style:style style:name="T190" style:family="text">
      <style:text-properties fo:font-style="normal" style:text-underline-style="none" fo:font-weight="normal" officeooo:rsid="00b71042" style:font-style-asian="normal" style:font-weight-asian="normal" style:font-style-complex="normal" style:font-weight-complex="normal"/>
    </style:style>
    <style:style style:name="T191" style:family="text">
      <style:text-properties fo:font-style="normal" style:text-underline-style="none" fo:font-weight="normal" officeooo:rsid="00c1cb60" style:font-style-asian="normal" style:font-weight-asian="normal" style:font-style-complex="normal" style:font-weight-complex="normal"/>
    </style:style>
    <style:style style:name="T192" style:family="text">
      <style:text-properties fo:font-style="normal" style:text-underline-style="none" fo:font-weight="bold" officeooo:rsid="00421f63" style:font-style-asian="normal" style:font-weight-asian="bold" style:font-style-complex="normal" style:font-weight-complex="bold"/>
    </style:style>
    <style:style style:name="T193" style:family="text">
      <style:text-properties fo:font-style="normal" style:text-underline-style="none" fo:font-weight="bold" officeooo:rsid="00aa9155" style:font-style-asian="normal" style:font-weight-asian="bold" style:font-style-complex="normal" style:font-weight-complex="bold"/>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84f5ff" style:font-style-asian="normal" style:font-style-complex="normal"/>
    </style:style>
    <style:style style:name="T196" style:family="text">
      <style:text-properties fo:font-style="normal" style:font-style-asian="normal" style:font-style-complex="normal"/>
    </style:style>
    <style:style style:name="T197" style:family="text">
      <style:text-properties fo:font-style="normal" officeooo:rsid="00b02448" style:font-style-asian="normal" style:font-style-complex="normal"/>
    </style:style>
    <style:style style:name="T198" style:family="text">
      <style:text-properties fo:font-style="normal" officeooo:rsid="00b3c8ed" style:font-style-asian="normal" style:font-style-complex="normal"/>
    </style:style>
    <style:style style:name="T199" style:family="text">
      <style:text-properties officeooo:rsid="002e66b8"/>
    </style:style>
    <style:style style:name="T200" style:family="text">
      <style:text-properties officeooo:rsid="0030d5d3"/>
    </style:style>
    <style:style style:name="T201" style:family="text">
      <style:text-properties officeooo:rsid="0032d5e7"/>
    </style:style>
    <style:style style:name="T202" style:family="text">
      <style:text-properties fo:font-weight="normal" style:font-weight-asian="normal" style:font-weight-complex="normal"/>
    </style:style>
    <style:style style:name="T203" style:family="text">
      <style:text-properties fo:font-weight="normal" officeooo:rsid="0033b7a4" style:font-weight-asian="normal" style:font-weight-complex="normal"/>
    </style:style>
    <style:style style:name="T204" style:family="text">
      <style:text-properties fo:font-weight="normal" officeooo:rsid="00339e2d" style:font-weight-asian="normal" style:font-weight-complex="normal"/>
    </style:style>
    <style:style style:name="T205" style:family="text">
      <style:text-properties fo:font-weight="normal" officeooo:rsid="0041248e" style:font-weight-asian="normal" style:font-weight-complex="normal"/>
    </style:style>
    <style:style style:name="T206" style:family="text">
      <style:text-properties fo:font-weight="normal" officeooo:rsid="007b8b87" style:font-weight-asian="normal" style:font-weight-complex="normal"/>
    </style:style>
    <style:style style:name="T207" style:family="text">
      <style:text-properties officeooo:rsid="0033b7a4"/>
    </style:style>
    <style:style style:name="T208" style:family="text">
      <style:text-properties officeooo:rsid="00339e2d"/>
    </style:style>
    <style:style style:name="T209" style:family="text">
      <style:text-properties officeooo:rsid="003a2c18"/>
    </style:style>
    <style:style style:name="T210" style:family="text">
      <style:text-properties officeooo:rsid="003b0c12"/>
    </style:style>
    <style:style style:name="T211" style:family="text">
      <style:text-properties officeooo:rsid="003e15a4"/>
    </style:style>
    <style:style style:name="T212" style:family="text">
      <style:text-properties officeooo:rsid="0041248e"/>
    </style:style>
    <style:style style:name="T213" style:family="text">
      <style:text-properties officeooo:rsid="004390ad"/>
    </style:style>
    <style:style style:name="T214" style:family="text">
      <style:text-properties officeooo:rsid="0046ae6e"/>
    </style:style>
    <style:style style:name="T215" style:family="text">
      <style:text-properties officeooo:rsid="004710c6"/>
    </style:style>
    <style:style style:name="T216" style:family="text">
      <style:text-properties officeooo:rsid="004afbce"/>
    </style:style>
    <style:style style:name="T217" style:family="text">
      <style:text-properties officeooo:rsid="004c5460"/>
    </style:style>
    <style:style style:name="T218" style:family="text">
      <style:text-properties officeooo:rsid="00421f63"/>
    </style:style>
    <style:style style:name="T219" style:family="text">
      <style:text-properties officeooo:rsid="004d1e9e"/>
    </style:style>
    <style:style style:name="T220" style:family="text">
      <style:text-properties officeooo:rsid="004e815e"/>
    </style:style>
    <style:style style:name="T221" style:family="text">
      <style:text-properties officeooo:rsid="0050bcd7"/>
    </style:style>
    <style:style style:name="T222" style:family="text">
      <style:text-properties officeooo:rsid="0051c70e"/>
    </style:style>
    <style:style style:name="T223" style:family="text">
      <style:text-properties officeooo:rsid="004d9dcc"/>
    </style:style>
    <style:style style:name="T224" style:family="text">
      <style:text-properties officeooo:rsid="005311cd"/>
    </style:style>
    <style:style style:name="T225" style:family="text">
      <style:text-properties officeooo:rsid="0054d10a"/>
    </style:style>
    <style:style style:name="T226" style:family="text">
      <style:text-properties officeooo:rsid="0055084e"/>
    </style:style>
    <style:style style:name="T227" style:family="text">
      <style:text-properties officeooo:rsid="00564a6e"/>
    </style:style>
    <style:style style:name="T228" style:family="text">
      <style:text-properties style:text-underline-style="none"/>
    </style:style>
    <style:style style:name="T229" style:family="text">
      <style:text-properties style:text-underline-style="none" officeooo:rsid="005d0fc0"/>
    </style:style>
    <style:style style:name="T230" style:family="text">
      <style:text-properties style:text-underline-style="none" officeooo:rsid="00629a69"/>
    </style:style>
    <style:style style:name="T231" style:family="text">
      <style:text-properties officeooo:rsid="005db4ac"/>
    </style:style>
    <style:style style:name="T232" style:family="text">
      <style:text-properties officeooo:rsid="0063bca1"/>
    </style:style>
    <style:style style:name="T233" style:family="text">
      <style:text-properties officeooo:rsid="00629a69"/>
    </style:style>
    <style:style style:name="T234" style:family="text">
      <style:text-properties officeooo:rsid="0069be64"/>
    </style:style>
    <style:style style:name="T235" style:family="text">
      <style:text-properties officeooo:rsid="006bbb4b"/>
    </style:style>
    <style:style style:name="T236" style:family="text">
      <style:text-properties officeooo:rsid="006bc63e"/>
    </style:style>
    <style:style style:name="T237" style:family="text">
      <style:text-properties officeooo:rsid="006d1b94"/>
    </style:style>
    <style:style style:name="T238" style:family="text">
      <style:text-properties officeooo:rsid="006e62a3"/>
    </style:style>
    <style:style style:name="T239" style:family="text">
      <style:text-properties officeooo:rsid="006f40c6"/>
    </style:style>
    <style:style style:name="T240" style:family="text">
      <style:text-properties officeooo:rsid="007322fd"/>
    </style:style>
    <style:style style:name="T241" style:family="text">
      <style:text-properties officeooo:rsid="0075314f"/>
    </style:style>
    <style:style style:name="T242" style:family="text">
      <style:text-properties officeooo:rsid="00772c8c"/>
    </style:style>
    <style:style style:name="T243" style:family="text">
      <style:text-properties officeooo:rsid="007b6607"/>
    </style:style>
    <style:style style:name="T244" style:family="text">
      <style:text-properties officeooo:rsid="007b8b87"/>
    </style:style>
    <style:style style:name="T245" style:family="text">
      <style:text-properties officeooo:rsid="007bd182"/>
    </style:style>
    <style:style style:name="T246" style:family="text">
      <style:text-properties officeooo:rsid="007c0202"/>
    </style:style>
    <style:style style:name="T247" style:family="text">
      <style:text-properties officeooo:rsid="007d1d72"/>
    </style:style>
    <style:style style:name="T248" style:family="text">
      <style:text-properties officeooo:rsid="007de737"/>
    </style:style>
    <style:style style:name="T249" style:family="text">
      <style:text-properties officeooo:rsid="007fa837"/>
    </style:style>
    <style:style style:name="T250" style:family="text">
      <style:text-properties officeooo:rsid="007fefc5"/>
    </style:style>
    <style:style style:name="T251" style:family="text">
      <style:text-properties officeooo:rsid="00818ba0"/>
    </style:style>
    <style:style style:name="T252" style:family="text">
      <style:text-properties officeooo:rsid="0084f5ff"/>
    </style:style>
    <style:style style:name="T253" style:family="text">
      <style:text-properties officeooo:rsid="00856a6a"/>
    </style:style>
    <style:style style:name="T254" style:family="text">
      <style:text-properties officeooo:rsid="0086e5fd"/>
    </style:style>
    <style:style style:name="T255" style:family="text">
      <style:text-properties officeooo:rsid="00895114"/>
    </style:style>
    <style:style style:name="T256" style:family="text">
      <style:text-properties officeooo:rsid="008a0262"/>
    </style:style>
    <style:style style:name="T257" style:family="text">
      <style:text-properties officeooo:rsid="008c67a8"/>
    </style:style>
    <style:style style:name="T258" style:family="text">
      <style:text-properties officeooo:rsid="008e6647"/>
    </style:style>
    <style:style style:name="T259" style:family="text">
      <style:text-properties officeooo:rsid="008fd7d6"/>
    </style:style>
    <style:style style:name="T260" style:family="text">
      <style:text-properties officeooo:rsid="0091b62a"/>
    </style:style>
    <style:style style:name="T261" style:family="text">
      <style:text-properties officeooo:rsid="00937bb7"/>
    </style:style>
    <style:style style:name="T262" style:family="text">
      <style:text-properties officeooo:rsid="0093db53"/>
    </style:style>
    <style:style style:name="T263" style:family="text">
      <style:text-properties officeooo:rsid="009529ec"/>
    </style:style>
    <style:style style:name="T264" style:family="text">
      <style:text-properties officeooo:rsid="00971fa8"/>
    </style:style>
    <style:style style:name="T265" style:family="text">
      <style:text-properties officeooo:rsid="009830de"/>
    </style:style>
    <style:style style:name="T266" style:family="text">
      <style:text-properties officeooo:rsid="009aff33"/>
    </style:style>
    <style:style style:name="T267" style:family="text">
      <style:text-properties officeooo:rsid="009da7d0"/>
    </style:style>
    <style:style style:name="T268" style:family="text">
      <style:text-properties fo:language="fr" fo:country="FR"/>
    </style:style>
    <style:style style:name="T269" style:family="text">
      <style:text-properties fo:language="fr" fo:country="FR" fo:font-weight="bold" style:font-weight-asian="bold" style:font-weight-complex="bold"/>
    </style:style>
    <style:style style:name="T270" style:family="text">
      <style:text-properties officeooo:rsid="009e07fb"/>
    </style:style>
    <style:style style:name="T271" style:family="text">
      <style:text-properties officeooo:rsid="00a07799"/>
    </style:style>
    <style:style style:name="T272" style:family="text">
      <style:text-properties officeooo:rsid="00a1b5cc"/>
    </style:style>
    <style:style style:name="T273" style:family="text">
      <style:text-properties officeooo:rsid="00a22cbe"/>
    </style:style>
    <style:style style:name="T274" style:family="text">
      <style:text-properties officeooo:rsid="00a2b4de"/>
    </style:style>
    <style:style style:name="T275" style:family="text">
      <style:text-properties officeooo:rsid="00a30d8d"/>
    </style:style>
    <style:style style:name="T276" style:family="text">
      <style:text-properties officeooo:rsid="00a51776"/>
    </style:style>
    <style:style style:name="T277" style:family="text">
      <style:text-properties officeooo:rsid="00a6d869"/>
    </style:style>
    <style:style style:name="T278" style:family="text">
      <style:text-properties officeooo:rsid="00a95174"/>
    </style:style>
    <style:style style:name="T279" style:family="text">
      <style:text-properties officeooo:rsid="00aa9155"/>
    </style:style>
    <style:style style:name="T280" style:family="text">
      <style:text-properties fo:color="#6a8759" style:font-name="DejaVu Sans Mono" fo:font-style="italic" style:font-style-asian="italic" style:font-style-complex="italic"/>
    </style:style>
    <style:style style:name="T281" style:family="text">
      <style:text-properties officeooo:rsid="00abde8d"/>
    </style:style>
    <style:style style:name="T282" style:family="text">
      <style:text-properties officeooo:rsid="00ad9207"/>
    </style:style>
    <style:style style:name="T283" style:family="text">
      <style:text-properties officeooo:rsid="00ae11e8"/>
    </style:style>
    <style:style style:name="T284" style:family="text">
      <style:text-properties officeooo:rsid="00af0ad5"/>
    </style:style>
    <style:style style:name="T285" style:family="text">
      <style:text-properties officeooo:rsid="00afeb1c"/>
    </style:style>
    <style:style style:name="T286" style:family="text">
      <style:text-properties officeooo:rsid="00b02448"/>
    </style:style>
    <style:style style:name="T287" style:family="text">
      <style:text-properties officeooo:rsid="00b2048e"/>
    </style:style>
    <style:style style:name="T288" style:family="text">
      <style:text-properties officeooo:rsid="00b5b2ac"/>
    </style:style>
    <style:style style:name="T289" style:family="text">
      <style:text-properties officeooo:rsid="00b71042"/>
    </style:style>
    <style:style style:name="T290" style:family="text">
      <style:text-properties officeooo:rsid="00b90aea"/>
    </style:style>
    <style:style style:name="T291" style:family="text">
      <style:text-properties officeooo:rsid="00b3c8ed"/>
    </style:style>
    <style:style style:name="T292" style:family="text">
      <style:text-properties officeooo:rsid="00ba448d"/>
    </style:style>
    <style:style style:name="T293" style:family="text">
      <style:text-properties officeooo:rsid="00bb3003"/>
    </style:style>
    <style:style style:name="T294" style:family="text">
      <style:text-properties officeooo:rsid="00bb59b3"/>
    </style:style>
    <style:style style:name="T295" style:family="text">
      <style:text-properties officeooo:rsid="00bb7502"/>
    </style:style>
    <style:style style:name="T296" style:family="text">
      <style:text-properties officeooo:rsid="00bcf3a4"/>
    </style:style>
    <style:style style:name="T297" style:family="text">
      <style:text-properties officeooo:rsid="00c319da"/>
    </style:style>
    <style:style style:name="T298" style:family="text">
      <style:text-properties officeooo:rsid="00c338f5"/>
    </style:style>
    <style:style style:name="T299" style:family="text">
      <style:text-properties officeooo:rsid="00c4cb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2"/>
      <text:p text:style-name="P277">Graphic Objects Templating</text:p>
      <text:p text:style-name="P278">Système de création et interaction de bloc HTML orienté objet</text:p>
      <text:p text:style-name="P278"/>
      <text:p text:style-name="P27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19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1">Table des matières</text:p>
          </text:index-title>
          <text:p text:style-name="P478"><text:a xlink:type="simple" xlink:href="#__RefHeading___Toc4126_2280483503" text:style-name="Index_20_Link" text:visited-style-name="Index_20_Link">Préambule<text:tab/>4</text:a></text:p>
          <text:p text:style-name="P478"><text:a xlink:type="simple" xlink:href="#__RefHeading___Toc4130_2280483503" text:style-name="Index_20_Link" text:visited-style-name="Index_20_Link">L’objet de base ou objet origine : OObject<text:tab/>5</text:a></text:p>
          <text:p text:style-name="P504"><text:a xlink:type="simple" xlink:href="#__RefHeading___Toc4138_2280483503" text:style-name="Index_20_Link" text:visited-style-name="Index_20_Link">Propriétés – Attributs de l’objet<text:tab/>5</text:a></text:p>
          <text:p text:style-name="P504"><text:a xlink:type="simple" xlink:href="#__RefHeading___Toc4140_2280483503" text:style-name="Index_20_Link" text:visited-style-name="Index_20_Link">Méthodes de l’objet<text:tab/>6</text:a></text:p>
          <text:p text:style-name="P505"><text:a xlink:type="simple" xlink:href="#__RefHeading___Toc4142_2280483503" text:style-name="Index_20_Link" text:visited-style-name="Index_20_Link">Le constructeur<text:tab/>6</text:a></text:p>
          <text:p text:style-name="P505"><text:a xlink:type="simple" xlink:href="#__RefHeading___Toc464_639295972" text:style-name="Index_20_Link" text:visited-style-name="Index_20_Link">Les méthodes statiques<text:tab/>6</text:a></text:p>
          <text:p text:style-name="P506"><text:a xlink:type="simple" xlink:href="#__RefHeading___Toc466_639295972" text:style-name="Index_20_Link" text:visited-style-name="Index_20_Link">La validation d’existence de session – validateSession<text:tab/>6</text:a></text:p>
          <text:p text:style-name="P506"><text:a xlink:type="simple" xlink:href="#__RefHeading___Toc468_639295972" text:style-name="Index_20_Link" text:visited-style-name="Index_20_Link">l’existence d’objet – existObject($id)<text:tab/>7</text:a></text:p>
          <text:p text:style-name="P506"><text:a xlink:type="simple" xlink:href="#__RefHeading___Toc759_337275683" text:style-name="Index_20_Link" text:visited-style-name="Index_20_Link">La reconstruction d’un objet – buildObject($id, $valeur = null)<text:tab/>7</text:a></text:p>
          <text:p text:style-name="P506"><text:a xlink:type="simple" xlink:href="#__RefHeading___Toc470_639295972" text:style-name="Index_20_Link" text:visited-style-name="Index_20_Link">La suppression d’un objet – destroyObject($id)<text:tab/>7</text:a></text:p>
          <text:p text:style-name="P506"><text:a xlink:type="simple" xlink:href="#__RefHeading___Toc474_639295972" text:style-name="Index_20_Link" text:visited-style-name="Index_20_Link">La suppression de tous les objets – clearObjects()<text:tab/>8</text:a></text:p>
          <text:p text:style-name="P505"><text:a xlink:type="simple" xlink:href="#__RefHeading___Toc2878_3340177762" text:style-name="Index_20_Link" text:visited-style-name="Index_20_Link">Les méthodes relatives aux attributs simples de l’objet<text:tab/>8</text:a></text:p>
          <text:p text:style-name="P506"><text:a xlink:type="simple" xlink:href="#__RefHeading___Toc2880_3340177762" text:style-name="Index_20_Link" text:visited-style-name="Index_20_Link">setProperties($properties) – getProperties()<text:tab/>8</text:a></text:p>
          <text:p text:style-name="P522"><text:a xlink:type="simple" xlink:href="#__RefHeading___Toc1742_2082408205" text:style-name="Index_20_Link" text:visited-style-name="Index_20_Link">Algorithme des méthodes :<text:tab/>8</text:a></text:p>
          <text:p text:style-name="P506"><text:a xlink:type="simple" xlink:href="#__RefHeading___Toc2882_3340177762" text:style-name="Index_20_Link" text:visited-style-name="Index_20_Link">setId($id) – getId()<text:tab/>9</text:a></text:p>
          <text:p text:style-name="P522"><text:a xlink:type="simple" xlink:href="#__RefHeading___Toc1744_2082408205" text:style-name="Index_20_Link" text:visited-style-name="Index_20_Link">Algorithme des méthodes :<text:tab/>9</text:a></text:p>
          <text:p text:style-name="P506"><text:a xlink:type="simple" xlink:href="#__RefHeading___Toc1465_452600724" text:style-name="Index_20_Link" text:visited-style-name="Index_20_Link">setName($name) – getName()<text:tab/>9</text:a></text:p>
          <text:p text:style-name="P506"><text:a xlink:type="simple" xlink:href="#__RefHeading___Toc1746_2082408205" text:style-name="Index_20_Link" text:visited-style-name="Index_20_Link">setDisplay($display) – getDisplay()<text:tab/>9</text:a></text:p>
          <text:p text:style-name="P522"><text:a xlink:type="simple" xlink:href="#__RefHeading___Toc1748_2082408205" text:style-name="Index_20_Link" text:visited-style-name="Index_20_Link">Méthode générique getConstants()<text:tab/>10</text:a></text:p>
          <text:p text:style-name="P522"><text:a xlink:type="simple" xlink:href="#__RefHeading___Toc1750_2082408205" text:style-name="Index_20_Link" text:visited-style-name="Index_20_Link">Méthode de récupération des constantes d’un attribut<text:tab/>10</text:a></text:p>
          <text:p text:style-name="P522"><text:a xlink:type="simple" xlink:href="#__RefHeading___Toc1752_2082408205" text:style-name="Index_20_Link" text:visited-style-name="Index_20_Link">Algorithme des méthodes<text:tab/>10</text:a></text:p>
          <text:p text:style-name="P506"><text:a xlink:type="simple" xlink:href="#__RefHeading___Toc1754_2082408205" text:style-name="Index_20_Link" text:visited-style-name="Index_20_Link">setWidthBT($widthBT) – getWidthBT()<text:tab/>10</text:a></text:p>
          <text:p text:style-name="P522"><text:a xlink:type="simple" xlink:href="#__RefHeading___Toc2120_520446132" text:style-name="Index_20_Link" text:visited-style-name="Index_20_Link">Algorithme des méthodes<text:tab/>11</text:a></text:p>
          <text:p text:style-name="P506"><text:a xlink:type="simple" xlink:href="#__RefHeading___Toc1467_452600724" text:style-name="Index_20_Link" text:visited-style-name="Index_20_Link">setClassName($className) – getClassName()<text:tab/>11</text:a></text:p>
          <text:p text:style-name="P522"><text:a xlink:type="simple" xlink:href="#__RefHeading___Toc2170_2104859123" text:style-name="Index_20_Link" text:visited-style-name="Index_20_Link">Algorithme des méthodes<text:tab/>12</text:a></text:p>
          <text:p text:style-name="P506"><text:a xlink:type="simple" xlink:href="#__RefHeading___Toc2197_2104859123" text:style-name="Index_20_Link" text:visited-style-name="Index_20_Link">setTemplate($template) – getTemplate()<text:tab/>12</text:a></text:p>
          <text:p text:style-name="P522"><text:a xlink:type="simple" xlink:href="#__RefHeading___Toc2199_2104859123" text:style-name="Index_20_Link" text:visited-style-name="Index_20_Link">Algorithme des méthodes<text:tab/>12</text:a></text:p>
          <text:p text:style-name="P506"><text:a xlink:type="simple" xlink:href="#__RefHeading___Toc2201_2104859123" text:style-name="Index_20_Link" text:visited-style-name="Index_20_Link">setObject($object) – getObject()<text:tab/>13</text:a></text:p>
          <text:p text:style-name="P522"><text:a xlink:type="simple" xlink:href="#__RefHeading___Toc2592_2079834871" text:style-name="Index_20_Link" text:visited-style-name="Index_20_Link">Algorithme des méthodes<text:tab/>13</text:a></text:p>
          <text:p text:style-name="P506"><text:a xlink:type="simple" xlink:href="#__RefHeading___Toc2890_3340177762" text:style-name="Index_20_Link" text:visited-style-name="Index_20_Link">setTypeObj($typeObj) – getTypeObj()<text:tab/>13</text:a></text:p>
          <text:p text:style-name="P522"><text:a xlink:type="simple" xlink:href="#__RefHeading___Toc2594_2079834871" text:style-name="Index_20_Link" text:visited-style-name="Index_20_Link">Algorithme des méthodes<text:tab/>13</text:a></text:p>
          <text:p text:style-name="P506"><text:a xlink:type="simple" xlink:href="#__RefHeading___Toc1281_4267579534" text:style-name="Index_20_Link" text:visited-style-name="Index_20_Link">getLastAccess()<text:tab/>13</text:a></text:p>
          <text:p text:style-name="P522"><text:a xlink:type="simple" xlink:href="#__RefHeading___Toc2596_2079834871" text:style-name="Index_20_Link" text:visited-style-name="Index_20_Link">Algorithme de la méthode<text:tab/>14</text:a></text:p>
          <text:p text:style-name="P506"><text:a xlink:type="simple" xlink:href="#__RefHeading___Toc2530_2079834871" text:style-name="Index_20_Link" text:visited-style-name="Index_20_Link">setClasses($classes), addClass($class), removeClass($class), getClasses()<text:tab/>14</text:a></text:p>
          <text:p text:style-name="P522"><text:a xlink:type="simple" xlink:href="#__RefHeading___Toc2598_2079834871" text:style-name="Index_20_Link" text:visited-style-name="Index_20_Link">Algorithme des méthodes<text:tab/>14</text:a></text:p>
          <text:p text:style-name="P506"><text:a xlink:type="simple" xlink:href="#__RefHeading___Toc8319_3443808127" text:style-name="Index_20_Link" text:visited-style-name="Index_20_Link">enable(), disable(), getState()<text:tab/>15</text:a></text:p>
          <text:p text:style-name="P522"><text:a xlink:type="simple" xlink:href="#__RefHeading___Toc8715_1097217395" text:style-name="Index_20_Link" text:visited-style-name="Index_20_Link">Algorithme des méthodes<text:tab/>15</text:a></text:p>
          <text:p text:style-name="P505"><text:a xlink:type="simple" xlink:href="#__RefHeading___Toc2894_3340177762" text:style-name="Index_20_Link" text:visited-style-name="Index_20_Link">Gestion des ressources JavaScript et feuille de style<text:tab/>15</text:a></text:p>
          <text:p text:style-name="P506"><text:a xlink:type="simple" xlink:href="#__RefHeading___Toc3112_284258370" text:style-name="Index_20_Link" text:visited-style-name="Index_20_Link">Gestion des fichiers feuilles de style :<text:tab/>15</text:a></text:p>
          <text:p text:style-name="P522"><text:a xlink:type="simple" xlink:href="#__RefHeading___Toc3114_284258370" text:style-name="Index_20_Link" text:visited-style-name="Index_20_Link">Algorithme des méthodes<text:tab/>15</text:a></text:p>
          <text:p text:style-name="P506"><text:a xlink:type="simple" xlink:href="#__RefHeading___Toc3221_284258370" text:style-name="Index_20_Link" text:visited-style-name="Index_20_Link">Gestion des fichiers JavaScript<text:tab/>17</text:a></text:p>
          <text:p text:style-name="P478"><text:a xlink:type="simple" xlink:href="#__RefHeading___Toc3978_269754257" text:style-name="Index_20_Link" text:visited-style-name="Index_20_Link">L’objet contenant de données : ODContained<text:tab/>18</text:a></text:p>
          <text:p text:style-name="P504"><text:a xlink:type="simple" xlink:href="#__RefHeading___Toc4001_269754257" text:style-name="Index_20_Link" text:visited-style-name="Index_20_Link">Propriétés – Attributs de l’objet<text:tab/>18</text:a></text:p>
          <text:p text:style-name="P504"><text:a xlink:type="simple" xlink:href="#__RefHeading___Toc4003_269754257" text:style-name="Index_20_Link" text:visited-style-name="Index_20_Link">Méthodes de l’objet<text:tab/>18</text:a></text:p>
          <text:p text:style-name="P505"><text:a xlink:type="simple" xlink:href="#__RefHeading___Toc4142_22804835031" text:style-name="Index_20_Link" text:visited-style-name="Index_20_Link">Le constructeur<text:tab/>18</text:a></text:p>
          <text:p text:style-name="P522"><text:a xlink:type="simple" xlink:href="#__RefHeading___Toc4347_1788178495" text:style-name="Index_20_Link" text:visited-style-name="Index_20_Link">Algorithme de la méthode<text:tab/>18</text:a></text:p>
          <text:p text:style-name="P505"><text:soft-page-break/><text:a xlink:type="simple" xlink:href="#__RefHeading___Toc4005_269754257" text:style-name="Index_20_Link" text:visited-style-name="Index_20_Link">Les méthodes relatives aux attributs spécifiques de l’objet<text:tab/>19</text:a></text:p>
          <text:p text:style-name="P522"><text:a xlink:type="simple" xlink:href="#__RefHeading___Toc4349_1788178495" text:style-name="Index_20_Link" text:visited-style-name="Index_20_Link">Algorithme des méthodes<text:tab/>19</text:a></text:p>
          <text:p text:style-name="P478"><text:a xlink:type="simple" xlink:href="#__RefHeading___Toc4351_1788178495" text:style-name="Index_20_Link" text:visited-style-name="Index_20_Link">Objet conteneur d’objets – OSContainer<text:tab/>20</text:a></text:p>
          <text:p text:style-name="P504"><text:a xlink:type="simple" xlink:href="#__RefHeading___Toc4353_1788178495" text:style-name="Index_20_Link" text:visited-style-name="Index_20_Link">Propriétés – Attributs de l’objet<text:tab/>20</text:a></text:p>
          <text:p text:style-name="P504"><text:a xlink:type="simple" xlink:href="#__RefHeading___Toc4355_1788178495" text:style-name="Index_20_Link" text:visited-style-name="Index_20_Link">Méthodes de l’objet<text:tab/>20</text:a></text:p>
          <text:p text:style-name="P505"><text:a xlink:type="simple" xlink:href="#__RefHeading___Toc4142_228048350311" text:style-name="Index_20_Link" text:visited-style-name="Index_20_Link">Le constructeur<text:tab/>20</text:a></text:p>
          <text:p text:style-name="P522"><text:a xlink:type="simple" xlink:href="#__RefHeading___Toc4357_1788178495" text:style-name="Index_20_Link" text:visited-style-name="Index_20_Link">Algorithme de la méthode<text:tab/>20</text:a></text:p>
          <text:p text:style-name="P505"><text:a xlink:type="simple" xlink:href="#__RefHeading___Toc4005_2697542571" text:style-name="Index_20_Link" text:visited-style-name="Index_20_Link">Les méthodes relatives aux attributs spécifiques de l’objet<text:tab/>21</text:a></text:p>
          <text:p text:style-name="P522"><text:a xlink:type="simple" xlink:href="#__RefHeading___Toc4410_1788178495" text:style-name="Index_20_Link" text:visited-style-name="Index_20_Link">Algorithme des méthodes<text:tab/>21</text:a></text:p>
          <text:p text:style-name="P478"><text:a xlink:type="simple" xlink:href="#__RefHeading___Toc5342_262227166" text:style-name="Index_20_Link" text:visited-style-name="Index_20_Link">Les objets typés HTML<text:tab/>24</text:a></text:p>
          <text:p text:style-name="P504"><text:a xlink:type="simple" xlink:href="#__RefHeading___Toc5344_262227166" text:style-name="Index_20_Link" text:visited-style-name="Index_20_Link">L’objet conteneur divers – OSDiv<text:tab/>24</text:a></text:p>
          <text:p text:style-name="P504"><text:a xlink:type="simple" xlink:href="#__RefHeading___Toc5346_262227166" text:style-name="Index_20_Link" text:visited-style-name="Index_20_Link">L’objet contenant de formulaire – OSForm<text:tab/>25</text:a></text:p>
          <text:p text:style-name="P505"><text:a xlink:type="simple" xlink:href="#__RefHeading___Toc14438_1068484316" text:style-name="Index_20_Link" text:visited-style-name="Index_20_Link">Propriétés – Attributs de l’objet<text:tab/>26</text:a></text:p>
          <text:p text:style-name="P505"><text:a xlink:type="simple" xlink:href="#__RefHeading___Toc8043_2064813250" text:style-name="Index_20_Link" text:visited-style-name="Index_20_Link">Le constructeur de l’objet<text:tab/>26</text:a></text:p>
          <text:p text:style-name="P506"><text:a xlink:type="simple" xlink:href="#__RefHeading___Toc8045_2064813250" text:style-name="Index_20_Link" text:visited-style-name="Index_20_Link">Algorithme du constructeur<text:tab/>26</text:a></text:p>
          <text:p text:style-name="P505"><text:a xlink:type="simple" xlink:href="#__RefHeading___Toc8047_2064813250" text:style-name="Index_20_Link" text:visited-style-name="Index_20_Link">Les méthodes relatives aux attributs spécifiques de l’objet<text:tab/>26</text:a></text:p>
          <text:p text:style-name="P506"><text:a xlink:type="simple" xlink:href="#__RefHeading___Toc8978_135223327" text:style-name="Index_20_Link" text:visited-style-name="Index_20_Link">Algorithme des méthodes privées<text:tab/>27</text:a></text:p>
          <text:p text:style-name="P506"><text:a xlink:type="simple" xlink:href="#__RefHeading___Toc8980_135223327" text:style-name="Index_20_Link" text:visited-style-name="Index_20_Link">Algorithme des méthodes<text:tab/>28</text:a></text:p>
          <text:p text:style-name="P505"><text:a xlink:type="simple" xlink:href="#__RefHeading___Toc8893_135223327" text:style-name="Index_20_Link" text:visited-style-name="Index_20_Link">Code JavaScript, code CSS de gestion de l’objet<text:tab/>31</text:a></text:p>
          <text:p text:style-name="P506"><text:a xlink:type="simple" xlink:href="#__RefHeading___Toc7027_2505135840" text:style-name="Index_20_Link" text:visited-style-name="Index_20_Link">Remarque globale sur l’ajout de code JavaScript, de code CSS à l’objet<text:tab/>31</text:a></text:p>
          <text:p text:style-name="P506"><text:a xlink:type="simple" xlink:href="#__RefHeading___Toc7368_776607749" text:style-name="Index_20_Link" text:visited-style-name="Index_20_Link">Ressource JavaScript de l’objet OSForm<text:tab/>31</text:a></text:p>
          <text:p text:style-name="P522"><text:a xlink:type="simple" xlink:href="#__RefHeading___Toc8049_2064813250" text:style-name="Index_20_Link" text:visited-style-name="Index_20_Link">Algorithme des méthodes<text:tab/>32</text:a></text:p>
          <text:p text:style-name="P504"><text:a xlink:type="simple" xlink:href="#__RefHeading___Toc5348_262227166" text:style-name="Index_20_Link" text:visited-style-name="Index_20_Link">L’objet zone de saisie multi usage – ODInput<text:tab/>32</text:a></text:p>
          <text:p text:style-name="P505"><text:a xlink:type="simple" xlink:href="#__RefHeading___Toc8316_3443808127" text:style-name="Index_20_Link" text:visited-style-name="Index_20_Link">Le constructeur de l’objet<text:tab/>33</text:a></text:p>
          <text:p text:style-name="P505"><text:a xlink:type="simple" xlink:href="#__RefHeading___Toc10115_1783732" text:style-name="Index_20_Link" text:visited-style-name="Index_20_Link">Propriétés – Attributs de l’objet<text:tab/>33</text:a></text:p>
          <text:p text:style-name="P505"><text:a xlink:type="simple" xlink:href="#__RefHeading___Toc8717_1097217395" text:style-name="Index_20_Link" text:visited-style-name="Index_20_Link">Les méthodes relatives aux attributs spécifiques de l’objet<text:tab/>33</text:a></text:p>
          <text:p text:style-name="P505"><text:a xlink:type="simple" xlink:href="#__RefHeading___Toc8719_1097217395" text:style-name="Index_20_Link" text:visited-style-name="Index_20_Link">Code JavaScript, code CSS de gestion de l’objet<text:tab/>33</text:a></text:p>
          <text:p text:style-name="P504"><text:a xlink:type="simple" xlink:href="#__RefHeading___Toc5350_262227166" text:style-name="Index_20_Link" text:visited-style-name="Index_20_Link">L’objet bouton à cliquer – ODButton<text:tab/>33</text:a></text:p>
          <text:p text:style-name="P505"><text:a xlink:type="simple" xlink:href="#__RefHeading___Toc10117_1783732" text:style-name="Index_20_Link" text:visited-style-name="Index_20_Link">Propriétés – Attributs de l’objet<text:tab/>33</text:a></text:p>
          <text:p text:style-name="P504"><text:a xlink:type="simple" xlink:href="#__RefHeading___Toc5352_262227166" text:style-name="Index_20_Link" text:visited-style-name="Index_20_Link">L’objet liste de sélection – ODSelect<text:tab/>34</text:a></text:p>
          <text:p text:style-name="P505"><text:a xlink:type="simple" xlink:href="#__RefHeading___Toc10119_1783732" text:style-name="Index_20_Link" text:visited-style-name="Index_20_Link">Propriétés – Attributs de l’objet<text:tab/>34</text:a></text:p>
          <text:p text:style-name="P504"><text:a xlink:type="simple" xlink:href="#__RefHeading___Toc5354_262227166" text:style-name="Index_20_Link" text:visited-style-name="Index_20_Link">L’objet conteneur de texte divers – ODSpan<text:tab/>34</text:a></text:p>
          <text:p text:style-name="P505"><text:a xlink:type="simple" xlink:href="#__RefHeading___Toc10121_1783732" text:style-name="Index_20_Link" text:visited-style-name="Index_20_Link">Propriétés – Attributs de l’objet<text:tab/>34</text:a></text:p>
          <text:p text:style-name="P478"><text:a xlink:type="simple" xlink:href="#__RefHeading___Toc5427_262227166" text:style-name="Index_20_Link" text:visited-style-name="Index_20_Link">La gestion interne de Graphic Object Templating<text:tab/>34</text:a></text:p>
          <text:p text:style-name="P504"><text:a xlink:type="simple" xlink:href="#__RefHeading___Toc5429_262227166" text:style-name="Index_20_Link" text:visited-style-name="Index_20_Link">Les méthodes complémentaires<text:tab/>34</text:a></text:p>
          <text:p text:style-name="P505"><text:a xlink:type="simple" xlink:href="#__RefHeading___Toc8802_403600236" text:style-name="Index_20_Link" text:visited-style-name="Index_20_Link">les extensions Twig<text:tab/>34</text:a></text:p>
          <text:p text:style-name="P505"><text:a xlink:type="simple" xlink:href="#__RefHeading___Toc8804_403600236" text:style-name="Index_20_Link" text:visited-style-name="Index_20_Link">les modèles de remplacement des modèles par défaut<text:tab/>34</text:a></text:p>
          <text:p text:style-name="P504"><text:a xlink:type="simple" xlink:href="#__RefHeading___Toc5431_262227166" text:style-name="Index_20_Link" text:visited-style-name="Index_20_Link">Les services et aides de vue<text:tab/>34</text:a></text:p>
          <text:p text:style-name="P504"><text:a xlink:type="simple" xlink:href="#__RefHeading___Toc5433_262227166" text:style-name="Index_20_Link" text:visited-style-name="Index_20_Link">L’interactivité des objets – gestion Ajax des besoins des objets<text:tab/>34</text:a></text:p>
        </text:index-body>
      </text:table-of-content>
      <text:p text:style-name="P88"/>
      <text:h text:style-name="P475" text:outline-level="1"><text:bookmark-start text:name="__RefHeading___Toc4126_2280483503"/>Préambule<text:bookmark-end text:name="__RefHeading___Toc4126_2280483503"/></text:h>
      <text:list xml:id="list157035378" text:style-name="WWNum11">
        <text:list-item>
          <text:p text:style-name="P42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6">e</text:span> bloc<text:span text:style-name="T26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3198307333" text:style-name="L1">
        <text:list-item>
          <text:p text:style-name="P440"><text:span text:style-name="T1">les objets de type contenant : </text:span><text:span text:style-name="T100">OSContainer</text:span><text:span text:style-name="T1"> (</text:span><text:span text:style-name="T6">Object Structure Container</text:span><text:span text:style-name="T1">),</text:span></text:p>
        </text:list-item>
        <text:list-item>
          <text:p text:style-name="P426">les objets de type contenu : <text:span text:style-name="T61">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75"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2">Remarque Technique</text:span> : dans le cadre du projet <text:span text:style-name="T2">GOT</text:span> (<text:span text:style-name="T2">Graphic Object Templating</text:span>), les objets créés et manipulés <text:span text:style-name="T248">n’</text:span>auront qu’un attribut physique : <text:span text:style-name="T61">properties</text:span> pour propriétés. Cet attribut sera un tableau associatif qui lui contiendra réellement <text:span text:style-name="T248">l’</text:span>ensemble des attributs de l’objet. Le dit tableau associatif sera persisté en session <text:span text:style-name="T6">PHP</text:span> via le framework <text:span text:style-name="T2">Zend Framework</text:span> pour une question de haute disponibilité.</text:p>
      <text:p text:style-name="P142">Ce choix technique permet de :</text:p>
      <text:list xml:id="list1239639634" text:style-name="L2">
        <text:list-item>
          <text:p text:style-name="P441">consommer moins de mémoire pour stocker les données relatives à l’objet,</text:p>
        </text:list-item>
        <text:list-item>
          <text:p text:style-name="P441">manipuler plus facilement, tant dans la création, mise à jour, copie …</text:p>
        </text:list-item>
        <text:list-item>
          <text:p text:style-name="P427">persister l’objet en session par ce tableau associatif.</text:p>
        </text:list-item>
      </text:list>
      <text:p text:style-name="P85">Cette dernière phrase amène à préciser que l'ensemble des valeurs et attributs d’objets seront persisté<text:span text:style-name="T267">es</text:span> sur le serveur et non sur le client, du moins pour la première version de ce système.</text:p>
      <text:h text:style-name="P479"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8">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3">e</text:span>Obj</text:p>
          </table:table-cell>
          <table:table-cell table:style-name="Table1.B1" office:value-type="string">
            <text:p text:style-name="P43"><text:span text:style-name="T144">Nature de l'objet créé : <text:s/></text:span><text:span text:style-name="T145">OSContainer</text:span><text:span text:style-name="T144"> ou <text:s/></text:span><text:span text:style-name="T14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4">Largeur à l'écran de l'objet dans le cadre de l'utilisation de </text:span><text:span text:style-name="T14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4">La notion <text:span text:style-name="T248">d’</text:span>affichage est mise systématiquement, afin de permettre plus facilement d'afficher ou cacher certain objet rapidement. Les notions utilisées sont :</text:p>
      <text:p text:style-name="P141"><text:span text:style-name="T269">DISPLAY_NONE</text:span><text:span text:style-name="T268"> <text:s text:c="3"/>= '</text:span><text:span text:style-name="T269">none</text:span><text:span text:style-name="T268">';<text:tab/><text:tab/>=&gt; caché</text:span></text:p>
      <text:p text:style-name="P141"><text:span text:style-name="T2">DISPLAY_BLOCK</text:span> <text:s text:c="2"/>= '<text:span text:style-name="T2">block</text:span>';<text:tab/><text:tab/>=&gt; affichage mode bloc</text:p>
      <text:p text:style-name="P141"><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1"><text:span text:style-name="T2">STATE_ENABLE</text:span> = <text:span text:style-name="T2">true<text:tab/></text:span><text:span text:style-name="T202"><text:tab/><text:tab/>=&gt; champ ou objet actif</text:span></text:p>
      <text:p text:style-name="P138"><text:span text:style-name="T2">STATE_DISABLE</text:span> = <text:span text:style-name="T2">false</text:span><text:tab/><text:tab/>=&gt; champ ou objet inactif</text:p>
      <text:h text:style-name="P480" text:outline-level="2"><text:bookmark-start text:name="__RefHeading___Toc4140_2280483503"/><text:soft-page-break/>Méthodes de l’objet<text:bookmark-end text:name="__RefHeading___Toc4140_2280483503"/></text:h>
      <text:h text:style-name="P488"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8">des</text:span> attribut<text:span text:style-name="T148">s</text:span>.</text:p>
      <text:p text:style-name="P139">C’est à partir des méthodes statiques que la création ou la réinstanciation de l’objet sera faite.</text:p>
      <text:p text:style-name="P172">→<text:span text:style-name="T147"> paramètres en entrée : </text:span></text:p>
      <text:list xml:id="list1406006257" text:style-name="L3">
        <text:list-item>
          <text:p text:style-name="P444"><text:span text:style-name="T76">$id</text:span><text:span text:style-name="T147"> → identifiant de l’objet (en objet </text:span><text:span text:style-name="T25">DOM</text:span><text:span text:style-name="T147">),</text:span> </text:p>
        </text:list-item>
        <text:list-item>
          <text:p text:style-name="P428"><text:span text:style-name="T61">$pathArrayData</text:span> →<text:span text:style-name="T147"> chemin partiel d’accès au fichier </text:span><text:span text:style-name="T25">PHP</text:span><text:span text:style-name="T147"> retournant le tableau associatif des attributs spécifiques de l’objet final.</text:span></text:p>
        </text:list-item>
      </text:list>
      <text:p text:style-name="P358">→<text:span text:style-name="T147"> traitements :</text:span></text:p>
      <text:p text:style-name="P173"><text:span text:style-name="T243">L</text:span>e<text:span text:style-name="T243">s</text:span> traitement<text:span text:style-name="T243">s</text:span> doi<text:span text:style-name="T243">ven</text:span>t prendre en compte le fait que l’objet peut déjà être présent en session, avec la nécessité de le construire. Afin de répondre au<text:span text:style-name="T248">x</text:span> question<text:span text:style-name="T248">s</text:span> d’existence en session de l’objet, une série de fonctions statiques ont été <text:span text:style-name="T267">créées</text:span> :</text:p>
      <text:list xml:id="list946076959" text:style-name="L4">
        <text:list-item>
          <text:p text:style-name="P445"><text:span text:style-name="T2">validateSession()</text:span>, validation de l’existence de la session,</text:p>
        </text:list-item>
        <text:list-item>
          <text:p text:style-name="P445"><text:span text:style-name="T2">existObject($id)</text:span>, recherche dans la session valide de la présence l’objet d’identifiant <text:span text:style-name="T2">$id</text:span>,</text:p>
        </text:list-item>
        <text:list-item>
          <text:p text:style-name="P445"><text:span text:style-name="T2">destroyObject($id)</text:span>, supprime de la session valide, l’objet d’identifiant <text:span text:style-name="T2">$id</text:span>,</text:p>
        </text:list-item>
        <text:list-item>
          <text:p text:style-name="P445"><text:span text:style-name="T2">buildObject($id, $value)</text:span>, construit l’objet d’identifiant <text:span text:style-name="T2">$id</text:span> à partir des information<text:span text:style-name="T148">s</text:span> présente en session valide, et lui affecte la valeur présente dans <text:span text:style-name="T2">$value</text:span> si nécessaire,</text:p>
        </text:list-item>
        <text:list-item>
          <text:p text:style-name="P429"><text:span text:style-name="T2">clearObje</text:span><text:span text:style-name="T29">c</text:span><text:span text:style-name="T2">t</text:span><text:span text:style-name="T29">s</text:span><text:span text:style-name="T2">()</text:span>, supprime l’ensemble des objets sauvegardé<text:span text:style-name="T148">s</text:span> en session valide.</text:p>
        </text:list-item>
      </text:list>
      <text:p text:style-name="P91">La méthode aura comme algorithme :</text:p>
      <text:p text:style-name="P174">→ <text:span text:style-name="T297">construction directe </text:span>de l’objet <text:span text:style-name="T61">$id</text:span> en session par <text:span text:style-name="T126">build</text:span><text:span text:style-name="T61">Object($id)</text:span>,</text:p>
      <text:p text:style-name="P175">→ si l’objet <text:span text:style-name="T297">n’</text:span>existe <text:span text:style-name="T297">pas</text:span>,</text:p>
      <text:p text:style-name="P174"><text:tab/>→ récupération du tableau associatif avec <text:span text:style-name="T61">$pathArrayData</text:span> dans le tableau <text:span text:style-name="T44">$</text:span><text:span text:style-name="T61">properties</text:span>,</text:p>
      <text:p text:style-name="P174"><text:tab/>→ <text:span text:style-name="T149">ajout du contenu du tableau associatif spécifique à </text:span><text:span text:style-name="T77">OObject</text:span><text:span text:style-name="T149"> au tableau </text:span><text:span text:style-name="T77">$properties</text:span><text:span text:style-name="T149">,</text:span></text:p>
      <text:p text:style-name="P283">→<text:span text:style-name="T149"> construction et recalcul des valeurs des attributs </text:span><text:span text:style-name="T77">template</text:span><text:span text:style-name="T149">, </text:span><text:span text:style-name="T77">className</text:span><text:span text:style-name="T149"> en fonction du contenu du tableau associatif </text:span><text:span text:style-name="T49">$</text:span><text:span text:style-name="T77">properties</text:span><text:span text:style-name="T149">,</text:span></text:p>
      <text:p text:style-name="P283">→<text:span text:style-name="T149"> enregistrement du tableau </text:span><text:span text:style-name="T49">$</text:span><text:span text:style-name="T77">properties</text:span><text:span text:style-name="T175"> </text:span><text:span text:style-name="T174">par la méthode </text:span><text:span text:style-name="T109">setProperpieties($properties)</text:span><text:span text:style-name="T174"> pour inclure la gestion de la date de dernier accès</text:span><text:span text:style-name="T175">.</text:span></text:p>
      <text:p text:style-name="P91"><text:tab/>→<text:span text:style-name="T14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3">→<text:span text:style-name="T150"> récupération de date et heure du jour par instanciation de la classe </text:span><text:span text:style-name="T45">DateTime()</text:span><text:span text:style-name="T150">,</text:span></text:p>
      <text:p text:style-name="P143">→<text:span text:style-name="T150"> récupération – création si besoin – de l’objet de session </text:span><text:span text:style-name="T62">gotObjList()</text:span><text:span text:style-name="T150"> par l’instanciation de la classe </text:span><text:span text:style-name="T45">Container()</text:span><text:span text:style-name="T150"> de </text:span><text:span text:style-name="T30">Zend Framework</text:span><text:span text:style-name="T150"> avec l’identifiant ‘</text:span><text:span text:style-name="T62">gotObjList</text:span><text:span text:style-name="T150">’,</text:span></text:p>
      <text:p text:style-name="P143">→<text:span text:style-name="T150"> extraction de l’objet de session </text:span><text:span text:style-name="T62">gotObjList()</text:span><text:span text:style-name="T150"> du champ </text:span><text:span text:style-name="T62">lastAccess</text:span><text:span text:style-name="T150"> contenant la date et heure du dernier accès à l’objet de session, si l’objet vient d’être crée, ce champ sera à </text:span><text:span text:style-name="T45">null</text:span><text:span text:style-name="T150">,</text:span></text:p>
      <text:p text:style-name="P143">→<text:span text:style-name="T150"> si le champ </text:span><text:span text:style-name="T62">lastAccess</text:span><text:span text:style-name="T150"> contient une date et heure </text:span></text:p>
      <text:p text:style-name="P291"><text:tab/>→<text:span text:style-name="T150"> calcul de l’intervalle de temps entre la date et heure courant et celle de </text:span><text:span text:style-name="T62">lastAccess</text:span></text:p>
      <text:p text:style-name="P280">→<text:span text:style-name="T150"> si le temps écoulé est supérieur à 2 heures : suppression / création de l’objet de session </text:span><text:span text:style-name="T62">gotObjList()</text:span><text:span text:style-name="T176"> </text:span><text:span text:style-name="T174">et </text:span><text:span text:style-name="T109">objacts</text:span><text:span text:style-name="T150">.</text:span></text:p>
      <text:p text:style-name="P143">→<text:span text:style-name="T150"> mise à jour du champ </text:span><text:span text:style-name="T62">lastAccess</text:span><text:span text:style-name="T150"> avec la date et heure courante,</text:span></text:p>
      <text:p text:style-name="P94">→ retourne l’objet conteneur de session.</text:p>
      <text:h text:style-name="P507" text:outline-level="4"><text:bookmark-start text:name="__RefHeading___Toc468_639295972"/><text:soft-page-break/>l’existence d’objet – existObject($id)<text:bookmark-end text:name="__RefHeading___Toc468_639295972"/></text:h>
      <text:p text:style-name="P94">Cette méthode visant <text:span text:style-name="T151">à savoir si un objet </text:span><text:span text:style-name="T63">GOT</text:span><text:span text:style-name="T151"> existe ou non en session, seul l’identifiant du dit objet (</text:span><text:span text:style-name="T7">$id</text:span><text:span text:style-name="T151">) sera fourni en paramètre. La méthode retournera l’objet conteneur de session si Vrai (</text:span><text:span text:style-name="T8">$objects</text:span><text:span text:style-name="T151">) ou le booléen Faux (</text:span><text:span text:style-name="T7">false</text:span><text:span text:style-name="T151">) sinon.</text:span></text:p>
      <text:p text:style-name="P375">La méthode aura comme algorithme :</text:p>
      <text:p text:style-name="P143">→<text:span text:style-name="T151"> validation que </text:span><text:span text:style-name="T63">$id</text:span><text:span text:style-name="T151"> contient quelque chose</text:span></text:p>
      <text:p text:style-name="P143">→<text:span text:style-name="T151"> si </text:span><text:span text:style-name="T63">$id</text:span><text:span text:style-name="T151"> n’est pas vide</text:span></text:p>
      <text:p text:style-name="P280">→<text:span text:style-name="T151"> récupération du container de session en validant son existence avec la méthode statique </text:span><text:span text:style-name="T63">validateSession()</text:span></text:p>
      <text:p text:style-name="P284">→<text:span text:style-name="T151"> si le conteneur de session existe et que le champ </text:span><text:span text:style-name="T63">objects</text:span><text:span text:style-name="T151"> non vide</text:span></text:p>
      <text:p text:style-name="P287">→<text:span text:style-name="T151"> récupération dans </text:span><text:span text:style-name="T63">$objects</text:span><text:span text:style-name="T151"> du contenu du champ </text:span><text:span text:style-name="T63">objects</text:span><text:span text:style-name="T151"> (tableau)</text:span></text:p>
      <text:p text:style-name="P289">→<text:span text:style-name="T151"> si la clé </text:span><text:span text:style-name="T63">$id</text:span><text:span text:style-name="T151"> existe dans le tableau </text:span><text:span text:style-name="T63">$objects</text:span><text:span text:style-name="T151"> → retourne </text:span><text:span text:style-name="T63">$objects</text:span><text:span text:style-name="T151"> (= </text:span><text:span text:style-name="T7">true</text:span><text:span text:style-name="T151">)</text:span></text:p>
      <text:p text:style-name="P76">→<text:span text:style-name="T151"> retour par défaut la valeur faux (</text:span><text:span text:style-name="T7">false</text:span><text:span text:style-name="T151">).</text:span></text:p>
      <text:p text:style-name="P147"/>
      <text:h text:style-name="P509"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1">properties</text:span> de l’objet suite à son instanciation de manière usuelle, <text:span text:style-name="T267">à partir des données sauvegardées en session</text:span>.</text:p>
      <text:p text:style-name="P97">Si l’objet à construire n’existe pas en session, la valeur <text:span text:style-name="T153">false</text:span> sera retournée au lieu de l’objet lui-même.</text:p>
      <text:p text:style-name="P376">La méthode aura comme algorithme :</text:p>
      <text:p text:style-name="P144">→<text:span text:style-name="T151"> validation que </text:span><text:span text:style-name="T63">$id</text:span><text:span text:style-name="T151"> contient quelque chose</text:span></text:p>
      <text:p text:style-name="P144">→<text:span text:style-name="T151"> si </text:span><text:span text:style-name="T63">$id</text:span><text:span text:style-name="T151"> n’est pas vide</text:span></text:p>
      <text:p text:style-name="P281">→<text:span text:style-name="T151"> récupération du container de session en validant son existence de l’objet avec la méthode statique </text:span><text:span text:style-name="T63">existObject(</text:span><text:span text:style-name="T65">$id</text:span><text:span text:style-name="T63">)</text:span></text:p>
      <text:p text:style-name="P281">→<text:span text:style-name="T151"> si le conteneur de session existe et le champ </text:span><text:span text:style-name="T63">objects</text:span><text:span text:style-name="T151"> non vide</text:span></text:p>
      <text:p text:style-name="P290"><text:span text:style-name="T63">→ </text:span><text:span text:style-name="T159">récupération </text:span><text:span text:style-name="T160">et dé-sérialisation du contenu de </text:span><text:span text:style-name="T65">$object[$id]</text:span><text:span text:style-name="T160"> dans </text:span><text:span text:style-name="T154">$properties</text:span><text:span text:style-name="T160">,</text:span></text:p>
      <text:p text:style-name="P290"><text:span text:style-name="T160">→</text:span><text:span text:style-name="T161"> si le tableau </text:span><text:span text:style-name="T66">$properties</text:span><text:span text:style-name="T161"> n’est pas vide,</text:span></text:p>
      <text:p text:style-name="P292"><text:span text:style-name="T160">→ instanciation de l’objet dans </text:span><text:span text:style-name="T65">$obj</text:span><text:span text:style-name="T160"> avec le contenu de </text:span><text:span text:style-name="T65">$properties['className']</text:span><text:span text:style-name="T160">,</text:span></text:p>
      <text:p text:style-name="P292"><text:span text:style-name="T160">→ sauvegarde du contenu du tableau </text:span><text:span text:style-name="T65">$properties</text:span><text:span text:style-name="T160"> dans l’attribut </text:span><text:span text:style-name="T65">properties</text:span><text:span text:style-name="T160"> de l’objet (</text:span><text:span text:style-name="T65">$obj→setProperties($properties)</text:span><text:span text:style-name="T160">)</text:span></text:p>
      <text:p text:style-name="P66"><text:span text:style-name="T174"><text:tab/><text:tab/><text:tab/></text:span><text:span text:style-name="T160">→ renvoi en retour de l’objet </text:span><text:span text:style-name="T65">$obj</text:span><text:span text:style-name="T160">,</text:span></text:p>
      <text:p text:style-name="P397"><text:span text:style-name="T160">→</text:span><text:span text:style-name="T161"> génération d’une exception pour indiquer le cas anormal de la présence d’un objet </text:span><text:span text:style-name="T66">GOT</text:span><text:span text:style-name="T161"> en session sans propriétés ou attributs,</text:span></text:p>
      <text:p text:style-name="P47"><text:span text:style-name="T161">→ retour de la valeur </text:span><text:span text:style-name="T155">false</text:span><text:span text:style-name="T161"> pour signifier </text:span><text:span text:style-name="T66">$id</text:span><text:span text:style-name="T161"> vide ou objet inconnu.</text:span></text:p>
      <text:h text:style-name="P508"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unique, et de plus ne pourra pas être utilisé plus d’une fois au total dans l’ensemble des objets de la page <text:span text:style-name="T248">en termes d’identifiant</text:span>.</text:p>
      <text:p text:style-name="P93">La méthode aura comme algorithme :</text:p>
      <text:p text:style-name="P145">→<text:span text:style-name="T151"> si </text:span><text:span text:style-name="T63">$id</text:span><text:span text:style-name="T151"> n’est pas vide</text:span></text:p>
      <text:p text:style-name="P282">→<text:span text:style-name="T151"> récupération de l’objet </text:span><text:span text:style-name="T63">GOT</text:span><text:span text:style-name="T151"> avec le test d’existence, d’identifiant </text:span><text:span text:style-name="T63">$id</text:span><text:span text:style-name="T151"> avec la méthode statique </text:span><text:span text:style-name="T63">buildObject(</text:span><text:span text:style-name="T66">$id</text:span><text:span text:style-name="T63">)</text:span></text:p>
      <text:p text:style-name="P285"><text:span text:style-name="T159">→</text:span><text:span text:style-name="T162"> si l’objet retourné est un objet (différent de </text:span><text:span text:style-name="T156">false</text:span><text:span text:style-name="T162">)</text:span></text:p>
      <text:p text:style-name="P286"><text:span text:style-name="T162"><text:tab/>→ récupération de l’objet conteneur de session via la méthode </text:span><text:span text:style-name="T68">existObject($id)</text:span><text:span text:style-name="T164">,</text:span></text:p>
      <text:p text:style-name="P288"><text:soft-page-break/><text:span text:style-name="T164">→</text:span><text:span text:style-name="T162"> affectation à </text:span><text:span text:style-name="T67">$objects</text:span><text:span text:style-name="T162"> de la valeur contenue dans le champ </text:span><text:span text:style-name="T67">objects</text:span><text:span text:style-name="T162"> du contenu de session,</text:span></text:p>
      <text:p text:style-name="P310"><text:span text:style-name="T158">→</text:span><text:span text:style-name="T163"> si le type de l’objet est </text:span><text:span text:style-name="T64">OSContainer</text:span><text:span text:style-name="T163"> ou </text:span><text:span text:style-name="T64">OESContainer</text:span><text:span text:style-name="T163"> </text:span><text:span text:style-name="T170">(objet étendu)</text:span></text:p>
      <text:p text:style-name="P293">→<text:span text:style-name="T151"> récupération des enfants de l’objet reconstruit </text:span><text:span text:style-name="T63">$chidren</text:span></text:p>
      <text:p text:style-name="P294">→<text:span text:style-name="T152"> pour chaque enfant de </text:span><text:span text:style-name="T64">$children </text:span><text:span text:style-name="T200">et que la méthode retourne </text:span><text:span text:style-name="T67">true</text:span><text:span text:style-name="T46"> </text:span><text:span text:style-name="T152">faire : </text:span><text:span text:style-name="T64">destroyObject($child→getId())</text:span></text:p>
      <text:p text:style-name="P296"><text:span text:style-name="T152">→ retourne la dernière valeur donnée par</text:span><text:span text:style-name="T67"> </text:span><text:span text:style-name="T64">destroyObject($child→getId()) </text:span><text:span text:style-name="T243">avant fin ou arrêt de la boucle de traitement</text:span></text:p>
      <text:p text:style-name="P295">→<text:span text:style-name="T248"> si le dernier retour constaté de la méthode </text:span><text:span text:style-name="T64">destroyObject($child→getId())</text:span><text:span text:style-name="T248"> est vrai </text:span></text:p>
      <text:p text:style-name="P294"><text:span text:style-name="T152"><text:tab/>→ suppression de l’objet dans le tableau contenu dans</text:span><text:span text:style-name="T67"> $object</text:span></text:p>
      <text:p text:style-name="P300"><text:span text:style-name="T200">→ sauvegarde de </text:span><text:span text:style-name="T67">$objects </text:span><text:span text:style-name="T200">dans le champ </text:span><text:span text:style-name="T67">objects </text:span><text:span text:style-name="T200">du conteneur de session,</text:span></text:p>
      <text:p text:style-name="P297">→<text:span text:style-name="T150"> mise à jour du champ </text:span><text:span text:style-name="T62">lastAccess</text:span><text:span text:style-name="T150"> avec la date et heure courante,</text:span></text:p>
      <text:p text:style-name="P305">→<text:span text:style-name="T200"> retourne la valeur </text:span><text:span text:style-name="T9">true</text:span></text:p>
      <text:p text:style-name="P48"><text:span text:style-name="T161">→ retour de la valeur </text:span><text:span text:style-name="T155">false</text:span><text:span text:style-name="T161"> pour signifier </text:span><text:span text:style-name="T66">$id</text:span><text:span text:style-name="T161"> vide ou objet inconnu.</text:span></text:p>
      <text:h text:style-name="P507"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1">GO</text:span><text:span text:style-name="T110">T</text:span> présent en session.</text:p>
      <text:p text:style-name="P377">La méthode aura comme algorithme :</text:p>
      <text:p text:style-name="P65">→<text:span text:style-name="T151"> récupération du container de session en validant son existence avec la méthode statique </text:span><text:span text:style-name="T63">validateSession()</text:span></text:p>
      <text:p text:style-name="P49"><text:span text:style-name="T159">→</text:span><text:span text:style-name="T165"> affectation d’un tableau sérialisé vide au champ</text:span><text:span text:style-name="T69"> objects</text:span><text:span text:style-name="T165"> du conten</text:span><text:span text:style-name="T171">e</text:span><text:span text:style-name="T165">ur de session,</text:span></text:p>
      <text:p text:style-name="P65">→<text:span text:style-name="T150"> mise à jour du champ </text:span><text:span text:style-name="T62">lastAccess</text:span><text:span text:style-name="T150"> avec la date et heure courante,</text:span></text:p>
      <text:p text:style-name="P65"><text:span text:style-name="T161">→ retour de la valeur </text:span><text:span text:style-name="T157">true</text:span><text:span text:style-name="T161"> pour signifier </text:span><text:span text:style-name="T165">que l’opération a été réalisée.</text:span></text:p>
      <text:h text:style-name="P491" text:outline-level="3"><text:bookmark-start text:name="__RefHeading___Toc2878_3340177762"/>Les méthodes relatives aux attributs simples de l’objet<text:bookmark-end text:name="__RefHeading___Toc2878_3340177762"/></text:h>
      <text:h text:style-name="P510" text:outline-level="4"><text:bookmark-start text:name="__RefHeading___Toc2880_3340177762"/>setProperties($properties) – getProperties()<text:bookmark-end text:name="__RefHeading___Toc2880_3340177762"/></text:h>
      <text:p text:style-name="P99">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3">setProperties($properties)</text:p>
      <text:p text:style-name="P167">→ <text:span text:style-name="T61">$properties</text:span> non vide ET <text:span text:style-name="T61">$properties[‘</text:span><text:span text:style-name="T105">id’</text:span><text:span text:style-name="T61">]</text:span> non vide <text:span text:style-name="T260">ET égal à </text:span><text:span text:style-name="T61">$this→id</text:span></text:p>
      <text:p text:style-name="P319">→ récupération du cont<text:span text:style-name="T244">eneur</text:span> de session via la méthode statique <text:span text:style-name="T61">validateSession()</text:span></text:p>
      <text:p text:style-name="P319">→ <text:span text:style-name="T202">récupération du champ </text:span><text:span text:style-name="T61">objects</text:span><text:span text:style-name="T202"> du conteneur de session dans </text:span><text:span text:style-name="T61">$objects</text:span></text:p>
      <text:p text:style-name="P323"><text:span text:style-name="T202">→ affectation </text:span><text:span text:style-name="T206">de</text:span><text:span text:style-name="T202"> </text:span><text:span text:style-name="T61">$objects[$this→id]</text:span><text:span text:style-name="T202"> </text:span><text:span text:style-name="T206">avec</text:span><text:span text:style-name="T203"> </text:span><text:span text:style-name="T128">serialize</text:span><text:span text:style-name="T203">(</text:span><text:span text:style-name="T71">$properties</text:span><text:span text:style-name="T203">)</text:span></text:p>
      <text:p text:style-name="P323"><text:span text:style-name="T203">→ affectation de </text:span><text:span text:style-name="T71">$objects</text:span><text:span text:style-name="T203"> au champ </text:span><text:span text:style-name="T71">objects</text:span><text:span text:style-name="T203"> du conteneur de session</text:span></text:p>
      <text:p text:style-name="P321"><text:span text:style-name="T203">→ affectation de la date et heure du moment au champ </text:span><text:span text:style-name="T71">lastAccess</text:span><text:span text:style-name="T203"> du conteneur de session</text:span></text:p>
      <text:p text:style-name="P323"><text:span text:style-name="T203">→ affectation à l’attribut </text:span><text:span text:style-name="T71">properties</text:span><text:span text:style-name="T203"> de l’objet de </text:span><text:span text:style-name="T71">$properties</text:span></text:p>
      <text:p text:style-name="P324"><text:span text:style-name="T207">→ affectation de la date et heure du moment à l’attribut </text:span><text:span text:style-name="T71">lastAccess</text:span><text:span text:style-name="T207"> de l’objet</text:span></text:p>
      <text:p text:style-name="P325">→ retourne l’objet lui-même</text:p>
      <text:p text:style-name="P77"><text:span text:style-name="T203">→ retour la valeur </text:span><text:span text:style-name="T10">false</text:span><text:span text:style-name="T203"> pour signaler un tableau </text:span><text:span text:style-name="T71">$properties</text:span><text:span text:style-name="T203"> vide ou sans id</text:span></text:p>
      <text:p text:style-name="P64">getProperties()</text:p>
      <text:p text:style-name="P51"><text:span text:style-name="T202">→ </text:span><text:span text:style-name="T204">récupération du container de session via la méthode statique </text:span><text:span text:style-name="T70">validateSession(</text:span><text:span text:style-name="T61">)</text:span></text:p>
      <text:p text:style-name="P52">→ comparaison du champ <text:span text:style-name="T61">lastAccess</text:span> du conteneur de session avec l’attribut <text:span text:style-name="T61">lastAccess</text:span> de l’objet</text:p>
      <text:p text:style-name="P52">→ si l’intervalle de temps est supérieur à <text:span text:style-name="T270">15</text:span> seconde<text:span text:style-name="T270">s</text:span></text:p>
      <text:p text:style-name="P52"><text:tab/>→ <text:span text:style-name="T61">$properties</text:span> = <text:span text:style-name="T44">unserialize</text:span>(<text:span text:style-name="T61">$objects[$this→id]</text:span>)</text:p>
      <text:p text:style-name="P52"><text:tab/>→ affectation de <text:span text:style-name="T61">$properties</text:span> à l’attribut <text:span text:style-name="T61">properties</text:span> de l’objet</text:p>
      <text:p text:style-name="P321"><text:soft-page-break/><text:span text:style-name="T203">→ affectation de la date et heure du moment au champ </text:span><text:span text:style-name="T71">lastAccess</text:span><text:span text:style-name="T203"> du conteneur de session</text:span></text:p>
      <text:p text:style-name="P324"><text:span text:style-name="T207">→ affectation de la date et heure du moment à l’attribut </text:span><text:span text:style-name="T71">lastAccess</text:span><text:span text:style-name="T207"> de l’objet</text:span></text:p>
      <text:p text:style-name="P326">→ retourne le tableau <text:span text:style-name="T61">$properties</text:span></text:p>
      <text:p text:style-name="P78">→<text:span text:style-name="T207"> sinon retourne </text:span><text:span text:style-name="T71">$this→properties</text:span></text:p>
      <text:h text:style-name="P510"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4">setId($id)</text:p>
      <text:p text:style-name="P192">→ si <text:span text:style-name="T61">$id</text:span> n’est pas vide</text:p>
      <text:p text:style-name="P269"><text:tab/>→<text:span text:style-name="T203"> </text:span><text:span text:style-name="T204">récupération du container de session via la méthode statique </text:span><text:span text:style-name="T70">validateSession(</text:span><text:span text:style-name="T71">)</text:span></text:p>
      <text:p text:style-name="P317"><text:span text:style-name="T166">→</text:span><text:span text:style-name="T71"> </text:span><text:span text:style-name="T129">récupération du champ </text:span><text:span text:style-name="T70">objects</text:span><text:span text:style-name="T129"> du conteneur de session dans </text:span><text:span text:style-name="T70">$objects</text:span></text:p>
      <text:p text:style-name="P328"><text:span text:style-name="T208">→</text:span> récupération des propriétés ou attributs de l’objet dans <text:span text:style-name="T61">$objects</text:span> : <text:span text:style-name="T44">unserialize</text:span>(<text:span text:style-name="T61">$objects[$this→id]</text:span>) dans <text:span text:style-name="T61">$properties</text:span></text:p>
      <text:p text:style-name="P328">→ suppression de l’occurrence <text:span text:style-name="T61">$this→id</text:span> dans <text:span text:style-name="T61">$objects</text:span></text:p>
      <text:p text:style-name="P328">→ affectation de <text:span text:style-name="T61">$id</text:span> à <text:span text:style-name="T61">$properties[‘id’]</text:span></text:p>
      <text:p text:style-name="P328">→ affectation de <text:span text:style-name="T61">$properties</text:span> <text:span text:style-name="T270">sérialisé </text:span>à <text:span text:style-name="T61">$object[$id]</text:span></text:p>
      <text:p text:style-name="P328">→<text:span text:style-name="T244"> affectation de </text:span><text:span text:style-name="T98">$properties</text:span><text:span text:style-name="T244"> à l’attribut </text:span><text:span text:style-name="T98">properties</text:span><text:span text:style-name="T244"> de l’objet</text:span></text:p>
      <text:p text:style-name="P328">→ affectation de <text:span text:style-name="T61">$objects</text:span> au champ <text:span text:style-name="T61">objects</text:span> du conteneur de session</text:p>
      <text:p text:style-name="P322"><text:span text:style-name="T203">→ affectation de la date et heure du moment au champ </text:span><text:span text:style-name="T71">lastAccess</text:span><text:span text:style-name="T203"> du conteneur de session</text:span></text:p>
      <text:p text:style-name="P329"><text:span text:style-name="T207">→ affectation de la date et heure du moment à l’attribut </text:span><text:span text:style-name="T71">lastAccess</text:span><text:span text:style-name="T207"> de l’objet</text:span></text:p>
      <text:p text:style-name="P329">→<text:span text:style-name="T209"> affectation de </text:span><text:span text:style-name="T72">$id</text:span><text:span text:style-name="T209"> à l’attribut </text:span><text:span text:style-name="T72">id</text:span><text:span text:style-name="T209"> de l’objet</text:span></text:p>
      <text:p text:style-name="P327">→ retourne l’objet lui-même</text:p>
      <text:p text:style-name="P53">→ retourne <text:span text:style-name="T261">la valeur </text:span><text:span text:style-name="T31">false</text:span></text:p>
      <text:p text:style-name="P266">getId()</text:p>
      <text:p text:style-name="P101">→ retourne <text:span text:style-name="T111">$this→id</text:span></text:p>
      <text:h text:style-name="P513" text:outline-level="4"><text:bookmark-start text:name="__RefHeading___Toc1465_452600724"/>set<text:span text:style-name="T210">Name</text:span>($<text:span text:style-name="T210">n</text:span>ame) – get<text:span text:style-name="T210">Name</text:span>()<text:bookmark-end text:name="__RefHeading___Toc1465_452600724"/></text:h>
      <text:p text:style-name="P102">Cet attribut, utile dans le cas des champs de saisie d’un formulaire, est géré de la même manière que l’identifiant de l’objet, <text:span text:style-name="T61">id</text:span>.</text:p>
      <text:p text:style-name="P102">De ce fait, les méthodes sont directement héritées de celle de l’attribut <text:span text:style-name="T61">id</text:span>.</text:p>
      <text:p text:style-name="P102">La méthode <text:span text:style-name="T61">getName()</text:span>, comme <text:span text:style-name="T61">getId()</text:span>, récupère directement l’attribut <text:span text:style-name="T61">name</text:span>.</text:p>
      <text:p text:style-name="P102">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11"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1"><text:bookmark-start text:name="__DdeLink__1469_452600724"/><text:span text:style-name="T2">DISPLAY_NONE</text:span> <text:s text:c="3"/>= '<text:span text:style-name="T2">none</text:span>';<text:bookmark-end text:name="__DdeLink__1469_452600724"/><text:tab/><text:tab/>=&gt; caché</text:p>
      <text:p text:style-name="P141"><text:bookmark-start text:name="__DdeLink__1471_452600724"/><text:span text:style-name="T2">DISPLAY_BLOCK</text:span> <text:s text:c="2"/>= '<text:span text:style-name="T2">block</text:span>';<text:bookmark-end text:name="__DdeLink__1471_452600724"/><text:tab/><text:tab/>=&gt; affichage mode bloc</text:p>
      <text:p text:style-name="P141"><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2336690098" text:style-name="L5">
        <text:list-item>
          <text:p text:style-name="P424">une méthode générique d’extraction des constantes de la classe courante,</text:p>
        </text:list-item>
        <text:list-item>
          <text:p text:style-name="P42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23"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3">display</text:span> ce sera ‘<text:span text:style-name="T61">DISPLAY</text:span>’.</text:p>
      <text:p text:style-name="P103">En même temps, et pour éviter de refaire toujours cette extraction, il faudra créer un attribut supplémentaire visant à stocker le tableau de valeur<text:span text:style-name="T244">s</text:span> résultant de l’extraction des constantes. Son nom sera formé du préfixe ‘<text:span text:style-name="T61">const_</text:span>’ et du nom de l’attribut <text:span text:style-name="T244">(</text:span><text:span text:style-name="T57">camel case syntax</text:span><text:span text:style-name="T244">)</text:span>, ici ‘<text:span text:style-name="T61">display</text:span>’.</text:p>
      <text:p text:style-name="P378">La méthode aura comme algorithme :</text:p>
      <text:p text:style-name="P146">→<text:span text:style-name="T212"> initialisation du tableau de retour à vide </text:span><text:span text:style-name="T73">$retour</text:span></text:p>
      <text:p text:style-name="P146">→<text:span text:style-name="T212"> si </text:span><text:span text:style-name="T73">const_(attribut)</text:span><text:span text:style-name="T212"> est vide</text:span></text:p>
      <text:p text:style-name="P146"><text:tab/>→<text:span text:style-name="T212"> mettre dans </text:span><text:span text:style-name="T73">$contants</text:span><text:span text:style-name="T212"> la valeur retournée par le méthode</text:span><text:span text:style-name="T73"> getConstants()</text:span></text:p>
      <text:p text:style-name="P311">→<text:span text:style-name="T212"> pour chaque valeur de </text:span><text:span text:style-name="T73">$constant</text:span><text:span text:style-name="T212"> : </text:span><text:span text:style-name="T73">$key</text:span><text:span text:style-name="T212"> (clé d’accès) et </text:span><text:span text:style-name="T73">$constant</text:span><text:span text:style-name="T212"> (valeur associée)</text:span></text:p>
      <text:p text:style-name="P330">→<text:span text:style-name="T212"> si </text:span><text:span text:style-name="T47">uppercase</text:span><text:span text:style-name="T212">(</text:span><text:span text:style-name="T73">attribut</text:span><text:span text:style-name="T212">) est contenu par </text:span><text:span text:style-name="T73">$key</text:span><text:span text:style-name="T212"> : </text:span><text:span text:style-name="T73">$retour[$key]</text:span><text:span text:style-name="T212"> = </text:span><text:span text:style-name="T73">$constant</text:span></text:p>
      <text:p text:style-name="P311">→<text:span text:style-name="T212"> affecter à l’attribut</text:span><text:span text:style-name="T73"> const_(attribut)</text:span><text:span text:style-name="T212"> le contenu du tableau </text:span><text:span text:style-name="T73">$retour</text:span></text:p>
      <text:p text:style-name="P50">→ <text:span text:style-name="T212">si </text:span><text:span text:style-name="T73">const_(attribut)</text:span><text:span text:style-name="T212"> n’est pas vide : </text:span><text:span text:style-name="T73">$retour</text:span><text:span text:style-name="T212"> reçoit le contenu de </text:span><text:span text:style-name="T73">const_(attribut)</text:span></text:p>
      <text:p text:style-name="P50"><text:span text:style-name="T202">→</text:span><text:span text:style-name="T205"> retourner le contenu de</text:span><text:span text:style-name="T11"> $retour</text:span></text:p>
      <text:h text:style-name="Heading_20_5" text:outline-level="5"><text:bookmark-start text:name="__RefHeading___Toc1752_2082408205"/><text:span text:style-name="T213">Algorithme</text:span> des méthodes<text:bookmark-end text:name="__RefHeading___Toc1752_2082408205"/></text:h>
      <text:p text:style-name="P255">setDisplay($display = self::DISPLAY_BLOCK)</text:p>
      <text:p text:style-name="P176">→ récupération des constantes de l’attribut <text:span text:style-name="T61">display</text:span> dans <text:span text:style-name="T61">$displays</text:span> via la méthode <text:span text:style-name="T61">getDisplayConstants()</text:span></text:p>
      <text:p text:style-name="P176">→ si <text:span text:style-name="T61">$display</text:span> ne fait pas parti du tableau <text:span text:style-name="T61">$displays</text:span>, <text:span text:style-name="T61">$display</text:span> prend la valeur ‘<text:span text:style-name="T2">block</text:span>’ par <text:span text:style-name="T249">défaut</text:span></text:p>
      <text:p text:style-name="P215">→ récupération des ‘<text:span text:style-name="T61">properties</text:span>’ de l’objet via la méthode <text:span text:style-name="T61">getProperties()</text:span></text:p>
      <text:p text:style-name="P215"><text:span text:style-name="T158">→ </text:span><text:span text:style-name="T61">$properties[‘display’] </text:span><text:span text:style-name="T158">reçoit</text:span><text:span text:style-name="T61"> $display</text:span></text:p>
      <text:p text:style-name="P215"><text:span text:style-name="T158">→ sauvegarde des attributs de l’objet par la méthode</text:span><text:span text:style-name="T61"> $this→setProperties($properties)</text:span></text:p>
      <text:p text:style-name="P105">→ retourne l’objet lui-même.</text:p>
      <text:p text:style-name="P255">getDisplay()</text:p>
      <text:p text:style-name="P215">→ récupération des ‘<text:span text:style-name="T61">properties</text:span>’ de l’objet via la méthode <text:span text:style-name="T61">getProperties()</text:span></text:p>
      <text:p text:style-name="P215">→ si la clé ‘<text:span text:style-name="T61">display</text:span>’ existe dans le tableau <text:span text:style-name="T61">$properties</text:span> : retourne <text:span text:style-name="T61">$properties[‘display’]</text:span></text:p>
      <text:p text:style-name="P104">→ si la clé ‘<text:span text:style-name="T61">display</text:span>’ n’existe pas, retourne la valeur <text:span text:style-name="T2">false</text:span>.</text:p>
      <text:h text:style-name="P511" text:outline-level="4"><text:bookmark-start text:name="__RefHeading___Toc1754_2082408205"/>setWidthBT($widthBT) – getWidthBT()<text:bookmark-end text:name="__RefHeading___Toc1754_2082408205"/></text:h>
      <text:p text:style-name="P106"><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qualifiera pour les quatre types de média (large – <text:span text:style-name="T2">lg</text:span>, medium – <text:span text:style-name="T2">md</text:span>, small – <text:span text:style-name="T2">sm</text:span>, <text:span text:style-name="T249">extreme</text:span> small – <text:span text:style-name="T2">xs</text:span>), la taille et le décalage de chaque objet sur la page.</text:p>
      <text:p text:style-name="P106">Les éléments ainsi codés généreront un ensemble de classe<text:span text:style-name="T24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6">WL99:OL99:WM99:OM99:WS99:OS99:WX99:OX99</text:p>
      <text:p text:style-name="P333">le préfixe <text:span text:style-name="T2">W</text:span> indique la taille ou largeur (<text:span text:style-name="T2">width</text:span>)</text:p>
      <text:p text:style-name="P334"><text:soft-page-break/>le préfixe <text:span text:style-name="T2">O</text:span> indique le décalage, report avant d’afficher l’objet sur la ligne (<text:span text:style-name="T2">offset</text:span>)</text:p>
      <text:p text:style-name="P334">les valeurs numériques notés par 99 varieront de 0<text:span text:style-name="T266">1</text:span> à 12.</text:p>
      <text:p text:style-name="P335">Le paramétrage pourra se faire de plusieurs manières :</text:p>
      <text:list xml:id="list1777278" text:style-name="L6">
        <text:list-item>
          <text:p text:style-name="P458">une valeur numérique seule → pour chaque type de média on aura la même largeur, ce qui conduira à avoir la chaîne ‘<text:span text:style-name="T44">WL99:WM99:WS99:WX99</text:span>’,</text:p>
        </text:list-item>
        <text:list-item>
          <text:p text:style-name="P458">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58">une chaîne on sera exprimé une ou plusieurs largeurs pour des types de média précis, comme des <text:span text:style-name="T249">décalages</text:span>, qui conduira à avoir la chaîne ‘<text:span text:style-name="T44">WL99:OM88:WM88</text:span>’ par exemple.</text:p>
        </text:list-item>
      </text:list>
      <text:p text:style-name="P335">Ces possibles formulations <text:span text:style-name="T249">impliquent</text:span> un traitement adapté à chaque foi<text:span text:style-name="T264">s</text:span>.</text:p>
      <text:h text:style-name="P524" text:outline-level="5"><text:bookmark-start text:name="__RefHeading___Toc2120_520446132"/><text:span text:style-name="T213">Algorithme</text:span> des méthodes<text:bookmark-end text:name="__RefHeading___Toc2120_520446132"/></text:h>
      <text:p text:style-name="P256">setWidthBT($widthBT)</text:p>
      <text:p text:style-name="P198">→ si <text:span text:style-name="T61">$widthBT</text:span> n’est pas vide</text:p>
      <text:p text:style-name="P198"><text:tab/>→ <text:span text:style-name="T61">$widthBT</text:span> est une valeur numérique</text:p>
      <text:p text:style-name="P198"><text:tab/><text:tab/>→ <text:span text:style-name="T61">$widthBT</text:span>=‘WL’,<text:span text:style-name="T61">$widthBT</text:span>.’:WM’.<text:span text:style-name="T61">$widthBT</text:span>.’:WS’.<text:span text:style-name="T61">$widthBT</text:span>.’:WX’.<text:span text:style-name="T61">$widthBT</text:span></text:p>
      <text:p text:style-name="P198"><text:tab/>→ <text:span text:style-name="T61">$width</text:span><text:span text:style-name="T75">BT</text:span> contient au moins une fois le caractère ‘:’</text:p>
      <text:p text:style-name="P198"><text:tab/><text:tab/>→ transformation de <text:span text:style-name="T75">$</text:span><text:span text:style-name="T61">widthBT</text:span> en un tableau <text:span text:style-name="T75">$</text:span><text:span text:style-name="T61">widthBTs</text:span></text:p>
      <text:p text:style-name="P198"><text:tab/><text:tab/>→ pour chaque valeur de <text:span text:style-name="T75">$</text:span><text:span text:style-name="T61">widthBTs</text:span> en <text:span text:style-name="T75">$item</text:span></text:p>
      <text:p text:style-name="P199"><text:span text:style-name="T215"><text:tab/><text:tab/><text:tab/>→ si </text:span><text:span text:style-name="T48">(int)</text:span><text:span text:style-name="T215"> substr(</text:span><text:span text:style-name="T75">$item</text:span><text:span text:style-name="T48">, 1</text:span><text:span text:style-name="T215">) &gt; 0 </text:span></text:p>
      <text:p text:style-name="P200"><text:tab/><text:tab/><text:tab/><text:tab/>→<text:span text:style-name="T262"> si </text:span><text:span text:style-name="T55">substr(</text:span><text:span text:style-name="T106">$item</text:span><text:span text:style-name="T55">,1) &gt; 12</text:span><text:span text:style-name="T262"> : </text:span><text:span text:style-name="T55">substr(</text:span><text:span text:style-name="T106">$item</text:span><text:span text:style-name="T55">,1) ← 12</text:span></text:p>
      <text:p text:style-name="P301"><text:span text:style-name="T215">→ si substr(</text:span><text:span text:style-name="T75">$item</text:span><text:span text:style-name="T215">,</text:span><text:span text:style-name="T48">0,1</text:span><text:span text:style-name="T215">) = ‘</text:span><text:span text:style-name="T13">W’</text:span><text:span text:style-name="T215"> : </text:span><text:span text:style-name="T75">$widthBT</text:span><text:span text:style-name="T215"> .= </text:span>‘<text:span text:style-name="T2">WL</text:span>’.<text:span text:style-name="T215">(</text:span><text:span text:style-name="T13">$item</text:span><text:span text:style-name="T215">,</text:span><text:span text:style-name="T48">0,1</text:span><text:span text:style-name="T215">)</text:span>.’:<text:span text:style-name="T2">WM</text:span>’.<text:span text:style-name="T215">(</text:span><text:span text:style-name="T75">$item</text:span><text:span text:style-name="T215">,</text:span><text:span text:style-name="T48">0,1</text:span><text:span text:style-name="T215">)</text:span>.’:<text:span text:style-name="T2">WS</text:span>’.<text:span text:style-name="T215">(</text:span><text:span text:style-name="T75">$item</text:span><text:span text:style-name="T215">,</text:span><text:span text:style-name="T48">0,1</text:span><text:span text:style-name="T215">)</text:span>.’:<text:span text:style-name="T2">WX</text:span>’.<text:span text:style-name="T215">(</text:span><text:span text:style-name="T75">$item</text:span><text:span text:style-name="T215">,</text:span><text:span text:style-name="T48">0,1</text:span><text:span text:style-name="T215">)</text:span></text:p>
      <text:p text:style-name="P301"><text:span text:style-name="T215">→ si substr(</text:span><text:span text:style-name="T75">$item</text:span><text:span text:style-name="T215">,</text:span><text:span text:style-name="T48">0,1</text:span><text:span text:style-name="T215">) = ‘</text:span><text:span text:style-name="T13">O</text:span><text:span text:style-name="T215">’ : </text:span><text:span text:style-name="T75">$widthBT</text:span><text:span text:style-name="T215"> .= </text:span>‘<text:span text:style-name="T215">O</text:span>L’.<text:span text:style-name="T215">(</text:span><text:span text:style-name="T75">$item</text:span><text:span text:style-name="T215">,</text:span><text:span text:style-name="T48">0,1</text:span><text:span text:style-name="T215">)</text:span>.’:<text:span text:style-name="T75">O</text:span><text:span text:style-name="T61">M</text:span>’.<text:span text:style-name="T215">(</text:span><text:span text:style-name="T75">$item</text:span><text:span text:style-name="T215">,</text:span><text:span text:style-name="T48">0,1</text:span><text:span text:style-name="T215">)</text:span>.’:<text:span text:style-name="T75">O</text:span><text:span text:style-name="T61">S</text:span>’.<text:span text:style-name="T215">(</text:span><text:span text:style-name="T75">$item</text:span><text:span text:style-name="T215">,</text:span><text:span text:style-name="T48">0,1</text:span><text:span text:style-name="T215">)</text:span>.’:<text:span text:style-name="T13">O</text:span><text:span text:style-name="T2">X</text:span>’.<text:span text:style-name="T215">(</text:span><text:span text:style-name="T75">$item</text:span><text:span text:style-name="T215">,</text:span><text:span text:style-name="T48">0,1</text:span><text:span text:style-name="T215">)</text:span></text:p>
      <text:p text:style-name="P60"><text:tab/><text:tab/><text:tab/>→<text:span text:style-name="T215"> si (int) substr(</text:span><text:span text:style-name="T75">$item</text:span><text:span text:style-name="T215">, </text:span><text:span text:style-name="T48">1</text:span><text:span text:style-name="T215">) = 0</text:span></text:p>
      <text:p text:style-name="P67"><text:tab/><text:tab/><text:tab/><text:tab/>→<text:span text:style-name="T262"> si (int) substr(</text:span><text:span text:style-name="T75">$item</text:span><text:span text:style-name="T215">, </text:span><text:span text:style-name="T55">2</text:span><text:span text:style-name="T215">) &lt; 1 : </text:span><text:span text:style-name="T55">substr(</text:span><text:span text:style-name="T106">$item</text:span><text:span text:style-name="T55">,1) ← 1</text:span></text:p>
      <text:p text:style-name="P67"><text:tab/><text:tab/><text:tab/><text:tab/>→<text:span text:style-name="T262"> si (int) substr(</text:span><text:span text:style-name="T75">$item</text:span><text:span text:style-name="T215">, </text:span><text:span text:style-name="T55">2</text:span><text:span text:style-name="T215">) &gt; 12 : </text:span><text:span text:style-name="T55">substr(</text:span><text:span text:style-name="T106">$item</text:span><text:span text:style-name="T55">,1) ← 12</text:span></text:p>
      <text:p text:style-name="P61"><text:tab/><text:tab/><text:tab/><text:tab/>→<text:span text:style-name="T215"> </text:span><text:span text:style-name="T75">$widthBT</text:span><text:span text:style-name="T215"> .= </text:span><text:span text:style-name="T75">$item</text:span></text:p>
      <text:p text:style-name="P393">→ récupération des ‘<text:span text:style-name="T61">properties</text:span>’ de l’objet via la méthode <text:span text:style-name="T61">getProperties()</text:span></text:p>
      <text:p text:style-name="P398"><text:span text:style-name="T158">→ </text:span><text:span text:style-name="T61">$properties[‘</text:span><text:span text:style-name="T75">widthBT</text:span><text:span text:style-name="T61">’] </text:span><text:span text:style-name="T158">reçoit</text:span><text:span text:style-name="T61"> $</text:span><text:span text:style-name="T75">widthBT</text:span></text:p>
      <text:p text:style-name="P398"><text:span text:style-name="T158">→ sauvegarde des attributs de l’objet par la méthode</text:span><text:span text:style-name="T61"> $this→setProperties($properties)</text:span></text:p>
      <text:p text:style-name="P401">→ retourne l’objet lui-même.</text:p>
      <text:p text:style-name="P80">→ retourne la valeur <text:span text:style-name="T2">false </text:span><text:span text:style-name="T214">pour </text:span><text:span text:style-name="T74">$widthBT</text:span><text:span text:style-name="T12"> </text:span><text:span text:style-name="T214">vide en premier lieu</text:span>.</text:p>
      <text:p text:style-name="P256">getWidthBT()</text:p>
      <text:p text:style-name="P216">→ récupération des ‘<text:span text:style-name="T61">properties</text:span>’ de l’objet via la méthode <text:span text:style-name="T61">getProperties()</text:span></text:p>
      <text:p text:style-name="P216">→ si la clé ‘<text:span text:style-name="T74">widthBT</text:span>’ existe dans le tableau <text:span text:style-name="T61">$properties</text:span> : retourne <text:span text:style-name="T61">$properties[‘</text:span><text:span text:style-name="T74">widthBT</text:span><text:span text:style-name="T61">’]</text:span></text:p>
      <text:p text:style-name="P336">→ si la clé ‘<text:span text:style-name="T74">widthBT</text:span>’ n’existe pas, retourne la valeur <text:span text:style-name="T2">false</text:span>.</text:p>
      <text:h text:style-name="P514" text:outline-level="4"><text:bookmark-start text:name="__RefHeading___Toc1467_452600724"/>setClass<text:span text:style-name="T216">Name</text:span>($className) – getClass<text:span text:style-name="T216">Name</text:span>()<text:bookmark-end text:name="__RefHeading___Toc1467_452600724"/></text:h>
      <text:p text:style-name="P238">La gestion de l’attribut <text:span text:style-name="T61">className</text:span> doit être vue de 2 manières :</text:p>
      <text:list xml:id="list2295482795" text:style-name="L7">
        <text:list-item>
          <text:p text:style-name="P446">au moment de la construction de l’objet, particulièrement dans la méthode magique <text:span text:style-name="T61">__construct()</text:span>,</text:p>
        </text:list-item>
        <text:list-item>
          <text:p text:style-name="P460">au cours de la vie de l’objet, en cas de besoin de réaffectation de cet attribut.</text:p>
        </text:list-item>
      </text:list>
      <text:p text:style-name="P369">La reconstruction de la chaîne <text:span text:style-name="T249">contenue</text:span> de par l’attribut <text:span text:style-name="T61">className</text:span>, s’appuie sur le contenu d’autre attribut issus du fichier de paramétrage de l’objet devant être construit.</text:p>
      <text:p text:style-name="P371"><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7">+ ‘/’ + </text:span><text:span text:style-name="T78">className</text:span></text:p>
      <text:p text:style-name="P107"><text:soft-page-break/>en prenant le soin <text:span text:style-name="T217">de passer les parties des contenus des attributs </text:span><text:span text:style-name="T78">typeObj</text:span><text:span text:style-name="T217"> et </text:span><text:span text:style-name="T78">object</text:span><text:span text:style-name="T217"> devant être mis en majuscule pour correspondre aux espaces de nommage (</text:span><text:span text:style-name="T14">namespace</text:span><text:span text:style-name="T217"> </text:span><text:span text:style-name="T14">PHP</text:span><text:span text:style-name="T217">) ou sera stocké la classe principale visant à créer réellement l’objet.</text:span></text:p>
      <text:p text:style-name="P373">Par contre, la réaffectation du nom de la classe permettant d’instancier l’objet se fera <text:span text:style-name="T219">en</text:span> contrôl<text:span text:style-name="T219">ant 2 choses :</text:span></text:p>
      <text:list xml:id="list3842337627" text:style-name="L8">
        <text:list-item>
          <text:p text:style-name="P448"><text:span text:style-name="T219">que la chaîne </text:span><text:span text:style-name="T80">$className</text:span><text:span text:style-name="T219"> ne soit pas vide,</text:span></text:p>
        </text:list-item>
        <text:list-item>
          <text:p text:style-name="P430"><text:span text:style-name="T219">que la chaîne </text:span><text:span text:style-name="T80">$className</text:span><text:span text:style-name="T219"> référence réellement une classe existante.</text:span></text:p>
        </text:list-item>
      </text:list>
      <text:h text:style-name="P525" text:outline-level="5"><text:bookmark-start text:name="__RefHeading___Toc2170_2104859123"/><text:span text:style-name="T213">Algorithme</text:span> des méthodes<text:bookmark-end text:name="__RefHeading___Toc2170_2104859123"/></text:h>
      <text:p text:style-name="P257">setClassName(string $className)</text:p>
      <text:p text:style-name="P201">→ si <text:span text:style-name="T219">$</text:span><text:span text:style-name="T78">className</text:span> n’est pas vide</text:p>
      <text:p text:style-name="P201"><text:tab/>→<text:span text:style-name="T217"> si </text:span><text:span text:style-name="T78">$className</text:span><text:span text:style-name="T217"> est une classe (</text:span><text:span text:style-name="T14">PHP </text:span><text:bookmark-start text:name="__DdeLink__8739_1097217395"/><text:span text:style-name="T50">class_exist(</text:span><text:span text:style-name="T78">$className</text:span><text:span text:style-name="T50">)</text:span><text:bookmark-end text:name="__DdeLink__8739_1097217395"/><text:span text:style-name="T217">)</text:span></text:p>
      <text:p text:style-name="P201"><text:tab/><text:tab/><text:span text:style-name="T218">→ récupération des ‘</text:span><text:span text:style-name="T79">properties</text:span><text:span text:style-name="T218">’ de l’objet via la méthode </text:span><text:span text:style-name="T79">getProperties()</text:span></text:p>
      <text:p text:style-name="P400"><text:span text:style-name="T158">→ </text:span><text:span text:style-name="T61">$properties[‘</text:span><text:span text:style-name="T134">className</text:span><text:span text:style-name="T61">’] </text:span><text:span text:style-name="T158">reçoit</text:span><text:span text:style-name="T61"> $</text:span><text:span text:style-name="T134">className</text:span></text:p>
      <text:p text:style-name="P399"><text:span text:style-name="T158">→ sauvegarde des attributs de l’objet par la méthode</text:span><text:span text:style-name="T61"> $this→setProperties($properties)</text:span></text:p>
      <text:p text:style-name="P184"><text:tab/><text:tab/>→ retourne l’objet lui-même.</text:p>
      <text:p text:style-name="P337">→ si <text:span text:style-name="T16">$</text:span><text:span text:style-name="T78">className</text:span> <text:span text:style-name="T217">est vide ou ne correspond pas une classe qui existe</text:span>, retourne la valeur <text:span text:style-name="T2">false</text:span>.</text:p>
      <text:p text:style-name="P257">getClassName()</text:p>
      <text:p text:style-name="P217">→ récupération des ‘<text:span text:style-name="T61">properties</text:span>’ de l’objet via la méthode <text:span text:style-name="T61">getProperties()</text:span></text:p>
      <text:p text:style-name="P217">→ si la clé ‘<text:span text:style-name="T78">className</text:span>’ existe dans le tableau <text:span text:style-name="T61">$properties</text:span> : retourne <text:span text:style-name="T61">$properties[‘</text:span><text:span text:style-name="T78">className</text:span><text:span text:style-name="T61">’]</text:span></text:p>
      <text:p text:style-name="P337">→ si la clé ‘<text:span text:style-name="T78">className</text:span>’ n’existe pas, retourne la valeur <text:span text:style-name="T2">false</text:span>.</text:p>
      <text:h text:style-name="P512" text:outline-level="4"><text:bookmark-start text:name="__RefHeading___Toc2197_2104859123"/>setTemplate($template) – getTemplate()<text:bookmark-end text:name="__RefHeading___Toc2197_2104859123"/></text:h>
      <text:p text:style-name="P239"><text:span text:style-name="T219">Comme l</text:span>a gestion de l’attribut <text:span text:style-name="T61">className</text:span><text:span text:style-name="T158">, </text:span><text:span text:style-name="T167">la gestion de l’attribut</text:span><text:span text:style-name="T130"> </text:span><text:span text:style-name="T80">template</text:span> doit être vue de 2 manières :</text:p>
      <text:list xml:id="list92660392915888" text:continue-list="list2295482795" text:style-name="L7">
        <text:list-item>
          <text:p text:style-name="P447">au moment de la construction de l’objet, particulièrement dans la méthode magique <text:span text:style-name="T61">__construct()</text:span>,</text:p>
        </text:list-item>
        <text:list-item>
          <text:p text:style-name="P461">au cours de la vie de l’objet, en cas de besoin de réaffectation de cet attribut.</text:p>
        </text:list-item>
      </text:list>
      <text:p text:style-name="P370">La reconstruction de la chaîne <text:span text:style-name="T271">contenue</text:span> de par l’attribut <text:span text:style-name="T80">template</text:span>, s’appuie sur le contenu d’autre attribut issus du fichier de paramétrage de l’objet devant être construit.</text:p>
      <text:p text:style-name="P372"><text:span text:style-name="T80">template</text:span> = <text:span text:style-name="T219">'</text:span><text:span text:style-name="T51">graphic-object-templating/oobjects/</text:span><text:span text:style-name="T219">'</text:span> + <text:span text:style-name="T61">typeObj</text:span> + ‘/’ + <text:span text:style-name="T61">object</text:span> <text:span text:style-name="T217">+ ‘/’ + </text:span><text:span text:style-name="T80">template</text:span></text:p>
      <text:p text:style-name="P108">en <text:span text:style-name="T219">respectant l’arborescence de stockage du modèle de l’objet utilisé pour faire son rendu </text:span><text:span text:style-name="T15">HTML</text:span><text:span text:style-name="T219">.</text:span></text:p>
      <text:p text:style-name="P373">Par contre, la réaffectation du nom d<text:span text:style-name="T219">u modèle</text:span> permettant d<text:span text:style-name="T219">e faire le rendu </text:span><text:span text:style-name="T15">HTML</text:span><text:span text:style-name="T219"> de </text:span>l’objet se fera <text:span text:style-name="T219">en</text:span> contrôl<text:span text:style-name="T219">ant 2 choses :</text:span></text:p>
      <text:list xml:id="list92658880521877" text:continue-list="list3842337627" text:style-name="L8">
        <text:list-item>
          <text:p text:style-name="P448"><text:span text:style-name="T219">que la chaîne </text:span><text:span text:style-name="T80">$template</text:span><text:span text:style-name="T219"> ne soit pas vide,</text:span></text:p>
        </text:list-item>
        <text:list-item>
          <text:p text:style-name="P448"><text:span text:style-name="T219">que la chaîne </text:span><text:span text:style-name="T80">$template</text:span><text:span text:style-name="T219"> référence réellement un fichier existant.</text:span></text:p>
        </text:list-item>
      </text:list>
      <text:h text:style-name="P526" text:outline-level="5"><text:bookmark-start text:name="__RefHeading___Toc2199_2104859123"/><text:span text:style-name="T213">Algorithme</text:span> des méthodes<text:bookmark-end text:name="__RefHeading___Toc2199_2104859123"/></text:h>
      <text:p text:style-name="P258">set<text:span text:style-name="T219">Template</text:span>(string $<text:span text:style-name="T219">template</text:span>)</text:p>
      <text:p text:style-name="P202">→ si <text:span text:style-name="T219">$</text:span><text:span text:style-name="T80">tempate</text:span> n’est pas vide</text:p>
      <text:p text:style-name="P202"><text:tab/>→<text:span text:style-name="T217"> si </text:span><text:span text:style-name="T78">$template</text:span><text:span text:style-name="T217"> est une classe (</text:span><text:span text:style-name="T14">PHP</text:span><text:span text:style-name="T217"> </text:span><text:span text:style-name="T50">file_exist(</text:span><text:span text:style-name="T78">$template</text:span><text:span text:style-name="T50">)</text:span><text:span text:style-name="T217">)</text:span></text:p>
      <text:p text:style-name="P202"><text:tab/><text:tab/><text:span text:style-name="T218">→ récupération des ‘</text:span><text:span text:style-name="T79">properties</text:span><text:span text:style-name="T218">’ de l’objet via la méthode </text:span><text:span text:style-name="T79">getProperties()</text:span></text:p>
      <text:p text:style-name="P400"><text:span text:style-name="T158">→ </text:span><text:span text:style-name="T61">$properties[‘</text:span><text:span text:style-name="T134">template</text:span><text:span text:style-name="T61">’] </text:span><text:span text:style-name="T158">reçoit</text:span><text:span text:style-name="T61"> $</text:span><text:span text:style-name="T134">template</text:span></text:p>
      <text:p text:style-name="P400"><text:span text:style-name="T158">→ sauvegarde des attributs de l’objet par la méthode</text:span><text:span text:style-name="T61"> $this→setProperties($properties)</text:span></text:p>
      <text:p text:style-name="P185"><text:tab/><text:tab/>→ retourne l’objet lui-même.</text:p>
      <text:p text:style-name="P338">→ si <text:span text:style-name="T16">$</text:span><text:span text:style-name="T78">template</text:span> <text:span text:style-name="T217">est vide ou ne correspond pas un fichier qui existe</text:span>, retourne la valeur <text:span text:style-name="T2">false</text:span>.</text:p>
      <text:p text:style-name="P258">get<text:span text:style-name="T219">Template</text:span>()</text:p>
      <text:p text:style-name="P218">→ récupération des ‘<text:span text:style-name="T61">properties</text:span>’ de l’objet via la méthode <text:span text:style-name="T61">getProperties()</text:span></text:p>
      <text:p text:style-name="P218">→ si la clé ‘<text:span text:style-name="T134">template</text:span>’ existe dans le tableau <text:span text:style-name="T61">$properties</text:span> : retourne <text:span text:style-name="T61">$properties[‘</text:span><text:span text:style-name="T134">template</text:span><text:span text:style-name="T61">’]</text:span></text:p>
      <text:p text:style-name="P338">→ si la clé ‘<text:span text:style-name="T78">template</text:span>’ n’existe pas, retourne la valeur <text:span text:style-name="T2">false</text:span>.</text:p>
      <text:h text:style-name="P521" text:outline-level="4"><text:soft-page-break/></text:h>
      <text:h text:style-name="P512" text:outline-level="4"><text:bookmark-start text:name="__RefHeading___Toc2201_2104859123"/>setObject($object) – getObject()<text:bookmark-end text:name="__RefHeading___Toc2201_2104859123"/></text:h>
      <text:p text:style-name="P109">L’attribut <text:span text:style-name="T61">object</text:span> stocke le nom proprement de la classe d’instanciation de l’objet en lettre minuscule <text:span text:style-name="T245">(</text:span><text:span text:style-name="T56">camel case syntax</text:span><text:span text:style-name="T245">)</text:span>. À la création de tout objet, la valeur contenue est fournie par le fichier spécifique de configuration de l’objet <text:span text:style-name="T272">final</text:span> (ensemble des attributs spécifiques). Il est peu probable d’affecter cet attribut après instanciation de l’objet, mais la possibilité est laissée.</text:p>
      <text:h text:style-name="P527" text:outline-level="5"><text:bookmark-start text:name="__RefHeading___Toc2592_2079834871"/><text:span text:style-name="T213">Algorithme</text:span> des méthodes<text:bookmark-end text:name="__RefHeading___Toc2592_2079834871"/></text:h>
      <text:p text:style-name="P259">setObject($object)</text:p>
      <text:p text:style-name="P203">→ si <text:span text:style-name="T15">$</text:span><text:span text:style-name="T81">object</text:span> n’est pas vide</text:p>
      <text:p text:style-name="P203"><text:tab/><text:span text:style-name="T218">→ récupération des ‘</text:span><text:span text:style-name="T79">properties</text:span><text:span text:style-name="T218">’ de l’objet via la méthode </text:span><text:span text:style-name="T79">getProperties()</text:span></text:p>
      <text:p text:style-name="P62"><text:span text:style-name="T158"><text:tab/>→ </text:span><text:span text:style-name="T61">$properties[‘</text:span><text:span text:style-name="T135">object</text:span><text:span text:style-name="T61">’] </text:span><text:span text:style-name="T158">reçoit</text:span><text:span text:style-name="T61"> $</text:span><text:span text:style-name="T135">object</text:span></text:p>
      <text:p text:style-name="P62"><text:span text:style-name="T158"><text:tab/>→ sauvegarde des attributs de l’objet par la méthode</text:span><text:span text:style-name="T61"> $this→setProperties($properties)</text:span></text:p>
      <text:p text:style-name="P186"><text:tab/>→ retourne l’objet lui-même.</text:p>
      <text:p text:style-name="P339">→ si <text:span text:style-name="T16">$</text:span><text:span text:style-name="T81">object</text:span> <text:span text:style-name="T217">est vide</text:span>, retourne la valeur <text:span text:style-name="T2">false</text:span>.</text:p>
      <text:p text:style-name="P259">getObject()</text:p>
      <text:p text:style-name="P219">→ récupération des ‘<text:span text:style-name="T61">properties</text:span>’ de l’objet via la méthode <text:span text:style-name="T61">getProperties()</text:span></text:p>
      <text:p text:style-name="P219">→ si la clé ‘<text:span text:style-name="T135">object</text:span>’ existe dans le tableau <text:span text:style-name="T61">$properties</text:span> : retourne <text:span text:style-name="T61">$properties[‘</text:span><text:span text:style-name="T135">object</text:span><text:span text:style-name="T61">’]</text:span></text:p>
      <text:p text:style-name="P339">→ si la clé ‘<text:span text:style-name="T81">object</text:span>’ n’existe pas, retourne la valeur <text:span text:style-name="T2">false</text:span>.</text:p>
      <text:h text:style-name="P512"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49">donné</text:span> en minuscule <text:span text:style-name="T245">(</text:span><text:span text:style-name="T56">camel case syntax</text:span><text:span text:style-name="T245">)</text:span>.</text:p>
      <text:p text:style-name="Text_20_body">À la création de tout objet, la valeur contenue est fournie par le fichier spécifique de configuration de l’objet <text:span text:style-name="T272">final</text:span> (ensemble des attributs spécifiques). Il est <text:span text:style-name="T249">peu</text:span> probable d’affecter cet attribut après instanciation de l’objet, mais la possibilité est laissée.</text:p>
      <text:h text:style-name="P528" text:outline-level="5"><text:bookmark-start text:name="__RefHeading___Toc2594_2079834871"/><text:span text:style-name="T213">Algorithme</text:span> des méthodes<text:bookmark-end text:name="__RefHeading___Toc2594_2079834871"/></text:h>
      <text:p text:style-name="P260">set<text:span text:style-name="T220">Typ</text:span>Obj($<text:span text:style-name="T220">typeO</text:span>bj)</text:p>
      <text:p text:style-name="P204">→ si <text:span text:style-name="T15">$</text:span><text:span text:style-name="T17">typeO</text:span><text:span text:style-name="T81">bj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63"><text:span text:style-name="T158"><text:tab/>→ </text:span><text:span text:style-name="T61">$properties[‘</text:span><text:span text:style-name="T136">typeObj</text:span><text:span text:style-name="T61">’] </text:span><text:span text:style-name="T158">reçoit</text:span><text:span text:style-name="T61"> $</text:span><text:span text:style-name="T136">typeObj</text:span></text:p>
      <text:p text:style-name="P63"><text:span text:style-name="T158"><text:tab/>→ sauvegarde des attributs de l’objet par la méthode</text:span><text:span text:style-name="T61"> $this→setProperties($properties)</text:span></text:p>
      <text:p text:style-name="P187"><text:tab/>→ retourne l’objet lui-même.</text:p>
      <text:p text:style-name="P340">→ si <text:span text:style-name="T16">$</text:span><text:span text:style-name="T81">object</text:span> <text:span text:style-name="T217">est vide</text:span>, retourne la valeur <text:span text:style-name="T2">false</text:span>.</text:p>
      <text:p text:style-name="P260">get<text:span text:style-name="T220">Type</text:span>Obj()</text:p>
      <text:p text:style-name="P220">→ récupération des ‘<text:span text:style-name="T61">properties</text:span>’ de l’objet via la méthode <text:span text:style-name="T61">getProperties()</text:span></text:p>
      <text:p text:style-name="P220">→ si la clé ‘<text:span text:style-name="T136">typeO</text:span><text:span text:style-name="T135">bj</text:span>’ existe dans le tableau <text:span text:style-name="T61">$properties</text:span> : retourne <text:span text:style-name="T61">$properties[‘</text:span><text:span text:style-name="T136">typeO</text:span><text:span text:style-name="T135">bj</text:span><text:span text:style-name="T61">’]</text:span></text:p>
      <text:p text:style-name="P340">→ si la clé ‘<text:span text:style-name="T82">typeO</text:span><text:span text:style-name="T81">bj</text:span>’ n’existe pas, retourne la valeur <text:span text:style-name="T2">false</text:span>.</text:p>
      <text:h text:style-name="P515" text:outline-level="4"><text:bookmark-start text:name="__RefHeading___Toc1281_4267579534"/>getLastAccess()<text:bookmark-end text:name="__RefHeading___Toc1281_4267579534"/></text:h>
      <text:p text:style-name="P110">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10">De fait cet attribut ne peut être accessible qu’en lecture. <text:span text:style-name="T272">L</text:span>’écriture sera assurée par les méthodes <text:span text:style-name="T61">setProperties($properties)</text:span> et <text:span text:style-name="T61">getProperties()</text:span>.</text:p>
      <text:h text:style-name="P528" text:outline-level="5"><text:bookmark-start text:name="__RefHeading___Toc2596_2079834871"/><text:soft-page-break/><text:span text:style-name="T213">Algorithme</text:span> de <text:span text:style-name="T220">la</text:span> méthode<text:bookmark-end text:name="__RefHeading___Toc2596_2079834871"/></text:h>
      <text:p text:style-name="P260"><text:span text:style-name="T220">g</text:span>et<text:span text:style-name="T220">LastAccess</text:span>()</text:p>
      <text:p text:style-name="P354"><text:span text:style-name="T183">→</text:span><text:span text:style-name="T184"> </text:span><text:span text:style-name="T218">récupération </text:span><text:span text:style-name="T168">de l’attribut </text:span><text:span text:style-name="T82">lassAccess</text:span><text:span text:style-name="T16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28" text:outline-level="5"><text:bookmark-start text:name="__RefHeading___Toc2598_2079834871"/><text:span text:style-name="T213">Algorithme</text:span> des méthodes<text:bookmark-end text:name="__RefHeading___Toc2598_2079834871"/></text:h>
      <text:p text:style-name="P263">setClasses($classes)</text:p>
      <text:p text:style-name="P204">→ si <text:span text:style-name="T15">$</text:span><text:span text:style-name="T17">classes</text:span><text:span text:style-name="T81"> </text:span>n’est pas vide</text:p>
      <text:p text:style-name="P204"><text:tab/>→<text:span text:style-name="T220"> si </text:span><text:span text:style-name="T82">$classes</text:span><text:span text:style-name="T220"> est un tableau : </text:span><text:span text:style-name="T82">$classes</text:span><text:span text:style-name="T220"> ← </text:span><text:span text:style-name="T52">implode(‘ ‘, </text:span><text:span text:style-name="T82">$classes</text:span><text:span text:style-name="T52">)</text:span></text:p>
      <text:p text:style-name="P204"><text:tab/>→<text:span text:style-name="T220"> si </text:span><text:span text:style-name="T82">$classes</text:span><text:span text:style-name="T220"> est une chaîne de caractères</text:span></text:p>
      <text:p text:style-name="P204"><text:tab/><text:tab/><text:span text:style-name="T218">→ récupération des ‘</text:span><text:span text:style-name="T79">properties</text:span><text:span text:style-name="T218">’ de l’objet via la méthode </text:span><text:span text:style-name="T79">getProperties()</text:span></text:p>
      <text:p text:style-name="P63"><text:span text:style-name="T158"><text:tab/><text:tab/>→ </text:span><text:span text:style-name="T61">$properties[‘</text:span><text:span text:style-name="T136">typeObj</text:span><text:span text:style-name="T61">’] </text:span><text:span text:style-name="T158">reçoit</text:span><text:span text:style-name="T61"> $</text:span><text:span text:style-name="T136">typeObj</text:span></text:p>
      <text:p text:style-name="P394"><text:span text:style-name="T158">→ sauvegarde des attributs de l’objet par la méthode</text:span><text:span text:style-name="T61"> $this→setProperties($properties)</text:span></text:p>
      <text:p text:style-name="P187"><text:tab/><text:tab/>→ retourne l’objet lui-même.</text:p>
      <text:p text:style-name="P340">→ si <text:span text:style-name="T15">$</text:span><text:span text:style-name="T17">classes</text:span> <text:span text:style-name="T217">est vide</text:span>, retourne la valeur <text:span text:style-name="T2">false</text:span>.</text:p>
      <text:p text:style-name="P263">addClass($class)</text:p>
      <text:p text:style-name="P204">→ si <text:span text:style-name="T15">$</text:span><text:span text:style-name="T17">class</text:span><text:span text:style-name="T81">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n’est pas contenu dans </text:span><text:span text:style-name="T82">$classes</text:span></text:p>
      <text:p text:style-name="P59"><text:tab/><text:tab/>→ ajout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4"><text:span text:style-name="T158">→ sauvegarde des attributs de l’objet par la méthode</text:span><text:span text:style-name="T61"> $this→setProperties($properties)</text:span></text:p>
      <text:p text:style-name="P54"><text:tab/><text:tab/>→ retourne l’objet lui-même.</text:p>
      <text:p text:style-name="P340">→ si <text:span text:style-name="T15">$</text:span><text:span text:style-name="T17">class</text:span> <text:span text:style-name="T217">est vide ou existe déjà dans l’attribut </text:span><text:span text:style-name="T78">classes</text:span>, retourne la valeur <text:span text:style-name="T2">false</text:span>.</text:p>
      <text:p text:style-name="P263">removeClass($class)</text:p>
      <text:p text:style-name="P204">→ si <text:span text:style-name="T15">$</text:span><text:span text:style-name="T17">class</text:span><text:span text:style-name="T81"> </text:span>n’est pas vide</text:p>
      <text:p text:style-name="P204"><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est contenu dans </text:span><text:span text:style-name="T82">$classes</text:span></text:p>
      <text:p text:style-name="P59"><text:tab/><text:tab/>→ suppression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4"><text:span text:style-name="T158">→ sauvegarde des attributs de l’objet par la méthode</text:span><text:span text:style-name="T61"> $this→setProperties($properties)</text:span></text:p>
      <text:p text:style-name="P54"><text:tab/><text:tab/>→ retourne l’objet lui-même.</text:p>
      <text:p text:style-name="P340">→ si <text:span text:style-name="T15">$</text:span><text:span text:style-name="T17">class</text:span> <text:span text:style-name="T217">est vide ou n’existe pas dans l’attribut </text:span><text:span text:style-name="T78">classes</text:span>, retourne la valeur <text:span text:style-name="T2">false</text:span>.</text:p>
      <text:p text:style-name="P264">getClasses()</text:p>
      <text:p text:style-name="P237">→ récupération des ‘<text:span text:style-name="T61">properties</text:span>’ de l’objet via la méthode <text:span text:style-name="T61">getProperties()</text:span></text:p>
      <text:p text:style-name="P237">→ si la clé ‘<text:span text:style-name="T136">classes</text:span>’ existe dans le tableau <text:span text:style-name="T61">$properties</text:span> : retourne <text:span text:style-name="T61">$properties[‘</text:span><text:span text:style-name="T136">classes</text:span><text:span text:style-name="T61">’]</text:span></text:p>
      <text:p text:style-name="P351">→ si la clé ‘<text:span text:style-name="T82">classes</text:span>’ n’existe pas, retourne la valeur <text:span text:style-name="T2">false</text:span>.</text:p>
      <text:h text:style-name="P516" text:outline-level="4"><text:bookmark-start text:name="__RefHeading___Toc8319_3443808127"/><text:soft-page-break/><text:span text:style-name="T296">enable</text:span>(), <text:span text:style-name="T296">disable</text:span>(), get<text:span text:style-name="T296">State</text:span>()<text:bookmark-end text:name="__RefHeading___Toc8319_3443808127"/></text:h>
      <text:h text:style-name="P529" text:outline-level="5"><text:bookmark-start text:name="__RefHeading___Toc8715_1097217395"/><text:span text:style-name="T213">Algorithme</text:span> des méthodes<text:bookmark-end text:name="__RefHeading___Toc8715_1097217395"/></text:h>
      <text:p text:style-name="P265"><text:span text:style-name="T295">enable</text:span>()</text:p>
      <text:p text:style-name="P237">→ récupération des ‘<text:span text:style-name="T61">properties</text:span>’ de l’objet via la méthode <text:span text:style-name="T61">getProperties()</text:span></text:p>
      <text:p text:style-name="P237"><text:span text:style-name="T158">→</text:span><text:span text:style-name="T182"> </text:span><text:span text:style-name="T124">$properties[‘state’]</text:span><text:span text:style-name="T182"> reçoit </text:span><text:span text:style-name="T124">self ::STATE_ENABLE ;</text:span></text:p>
      <text:p text:style-name="P68"><text:span text:style-name="T158">→ sauvegarde des attributs de l’objet par la méthode</text:span><text:span text:style-name="T61"> $this→setProperties($properties)</text:span></text:p>
      <text:p text:style-name="P58">→ retourne l’objet lui-même.</text:p>
      <text:p text:style-name="P264"><text:span text:style-name="T295">disable</text:span>()</text:p>
      <text:p text:style-name="P237">→ récupération des ‘<text:span text:style-name="T61">properties</text:span>’ de l’objet via la méthode <text:span text:style-name="T61">getProperties()</text:span></text:p>
      <text:p text:style-name="P237"><text:span text:style-name="T158">→</text:span><text:span text:style-name="T182"> </text:span><text:span text:style-name="T124">$properties[‘state’]</text:span><text:span text:style-name="T182"> reçoit </text:span><text:span text:style-name="T124">self ::STATE_DISABLE ;</text:span></text:p>
      <text:p text:style-name="P68"><text:span text:style-name="T158">→ sauvegarde des attributs de l’objet par la méthode</text:span><text:span text:style-name="T61"> $this→setProperties($properties)</text:span></text:p>
      <text:p text:style-name="P58">→ retourne l’objet lui-même.</text:p>
      <text:p text:style-name="P264">get<text:span text:style-name="T295">State</text:span>()</text:p>
      <text:p text:style-name="P237">→ récupération des ‘<text:span text:style-name="T61">properties</text:span>’ de l’objet via la méthode <text:span text:style-name="T61">getProperties()</text:span></text:p>
      <text:p text:style-name="P237">→ si la clé ‘<text:span text:style-name="T140">state</text:span>’ existe dans le tableau <text:span text:style-name="T61">$properties</text:span> : retourne <text:span text:style-name="T61">$properties[‘</text:span><text:span text:style-name="T140">state</text:span><text:span text:style-name="T61">’]</text:span></text:p>
      <text:p text:style-name="P351">→ si la clé ‘<text:span text:style-name="T124">state</text:span>’ n’existe pas, retourne la valeur <text:span text:style-name="T2">false</text:span>.</text:p>
      <text:h text:style-name="P494"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1">resource</text:span><text:span text:style-name="T99">s</text:span> contiendra au moins 2 tableaux ayant comme clé d’accès <text:span text:style-name="T61">css</text:span> et <text:span text:style-name="T61">js</text:span>. Chacun d’eux sera formé d’occurrence<text:span text:style-name="T273">s</text:span> avec comme clé le nom du fichier, et valeur le chemin total d’accès au fichier à partir du répertoire public de votre projet. De cette remarque découle <text:span text:style-name="T245">l</text:span>a présence de lien symbolique vers certains répertoires dans les modules de votre projet.</text:p>
      <text:h text:style-name="P517" text:outline-level="4"><text:bookmark-start text:name="__RefHeading___Toc3112_284258370"/>Gestion des fich<text:span text:style-name="T222">i</text:span>ers feuilles de style :<text:bookmark-end text:name="__RefHeading___Toc3112_284258370"/></text:h>
      <text:p text:style-name="P111">On va gérer le contenu du tableau ayant comme clé d’accès <text:span text:style-name="T61">css</text:span>. En partant du principe que l’on doit avoir le maximum de possibilité d’agir, on aura les méthodes suivantes :</text:p>
      <text:list xml:id="list3950242926" text:style-name="L9">
        <text:list-item>
          <text:p text:style-name="P449"><text:bookmark-start text:name="__DdeLink__3238_284258370"/><text:span text:style-name="T61">addCssFile($nameFile, $pathFile)</text:span><text:bookmark-end text:name="__DdeLink__3238_284258370"/> pour ajouter une ressource,</text:p>
        </text:list-item>
        <text:list-item>
          <text:p text:style-name="P449"><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49"><text:bookmark-start text:name="__DdeLink__3242_284258370"/><text:span text:style-name="T61">getPathCssFile($nameFile)</text:span><text:bookmark-end text:name="__DdeLink__3242_284258370"/> pour obtenir le chemin complet d’accès au fichier,</text:p>
        </text:list-item>
        <text:list-item>
          <text:p text:style-name="P449"><text:bookmark-start text:name="__DdeLink__3244_284258370"/><text:span text:style-name="T61">enaCssFile($nameFile)</text:span><text:bookmark-end text:name="__DdeLink__3244_284258370"/> pour activer l’utilisation d’un fichier de feuilles style,</text:p>
        </text:list-item>
        <text:list-item>
          <text:p text:style-name="P449"><text:span text:style-name="T61">disCssFile($nameFile)</text:span> pour désactiver l’utilisation d’un fichier feuille de style, sans l’enlever du tableau <text:span text:style-name="T61">css</text:span>.</text:p>
        </text:list-item>
        <text:list-item>
          <text:p text:style-name="P431"><text:bookmark-start text:name="__DdeLink__3246_284258370"/><text:span text:style-name="T61">getCssFileStatus($nameFile)</text:span><text:bookmark-end text:name="__DdeLink__3246_284258370"/> précise si le fichier de feuille de style est activé ou non.</text:p>
        </text:list-item>
      </text:list>
      <text:h text:style-name="P530" text:outline-level="5"><text:bookmark-start text:name="__RefHeading___Toc3114_284258370"/><text:span text:style-name="T213">Algorithme</text:span> des méthodes<text:bookmark-end text:name="__RefHeading___Toc3114_284258370"/></text:h>
      <text:p text:style-name="P240">addCssFile($nameFile, $pathFile)</text:p>
      <text:p text:style-name="P205">→ si <text:span text:style-name="T15">$</text:span><text:span text:style-name="T18">nameFile</text:span><text:span text:style-name="T223"> et </text:span><text:span text:style-name="T83">$pathFile </text:span>n<text:span text:style-name="T222">e sont</text:span> pas <text:span text:style-name="T249">vides</text:span></text:p>
      <text:p text:style-name="P205"><text:tab/>→<text:span text:style-name="T222"> si </text:span><text:span text:style-name="T83">$pathFile</text:span><text:span text:style-name="T222"> pointe bien sur un fichier qui existe</text:span></text:p>
      <text:p text:style-name="P205"><text:tab/><text:tab/><text:span text:style-name="T218">→ récupération des ‘</text:span><text:span text:style-name="T79">properties</text:span><text:span text:style-name="T218">’ de l’objet via la méthode </text:span><text:span text:style-name="T79">getProperties()</text:span></text:p>
      <text:p text:style-name="P396"><text:span text:style-name="T218">→ si la clé </text:span><text:span text:style-name="T83">resources</text:span><text:span text:style-name="T222"> n’existe pas dans </text:span><text:span text:style-name="T83">$properties</text:span></text:p>
      <text:p text:style-name="P402"><text:span text:style-name="T83"><text:tab/></text:span><text:span text:style-name="T222">→ </text:span><text:span text:style-name="T83">$properties[‘resources] ← []</text:span></text:p>
      <text:p text:style-name="P405">→ $resources ← $properties[‘resources’]</text:p>
      <text:p text:style-name="P402"><text:span text:style-name="T222">→ si la clé </text:span><text:span text:style-name="T83">css</text:span><text:span text:style-name="T222"> n’existe pas dans </text:span><text:span text:style-name="T83">$resources</text:span></text:p>
      <text:p text:style-name="P403"><text:span text:style-name="T83"><text:tab/></text:span><text:span text:style-name="T222">→ </text:span><text:span text:style-name="T83">$resources[‘css’] ← []</text:span></text:p>
      <text:p text:style-name="P403"><text:span text:style-name="T83"><text:tab/></text:span><text:span text:style-name="T222">→ </text:span><text:span text:style-name="T83">$resources[‘css’]</text:span><text:span text:style-name="T89">[‘enable’]</text:span><text:span text:style-name="T83"> ← []</text:span></text:p>
      <text:p text:style-name="P403"><text:soft-page-break/><text:span text:style-name="T222">→ </text:span><text:span text:style-name="T83">$resources[’css’][$nameFile] ← $pathFile</text:span></text:p>
      <text:p text:style-name="P404"><text:span text:style-name="T222">→ </text:span><text:span text:style-name="T86">$resources[‘css’][‘enable’]</text:span><text:span text:style-name="T99">[]</text:span><text:span text:style-name="T225"> reçoit la valeur </text:span><text:span text:style-name="T86">$nameFile</text:span></text:p>
      <text:p text:style-name="P402"><text:span text:style-name="T222">→ </text:span><text:span text:style-name="T83">$prope</text:span><text:span text:style-name="T84">rties[‘resources’] ← $resources</text:span></text:p>
      <text:p text:style-name="P395"><text:span text:style-name="T158">→ sauvegarde des attributs de l’objet par la méthode</text:span><text:span text:style-name="T61"> $this→setProperties($properties)</text:span></text:p>
      <text:p text:style-name="P57"><text:span text:style-name="T84"><text:tab/><text:tab/></text:span><text:span text:style-name="T224">→ retourne l’objet lui-même.</text:span></text:p>
      <text:p text:style-name="P341">→ si <text:span text:style-name="T15">$</text:span><text:span text:style-name="T18">nameFile</text:span><text:span text:style-name="T223"> ou </text:span><text:span text:style-name="T83">$pathFile</text:span> <text:span text:style-name="T222">sont vides ou que </text:span>n’existe pas <text:span text:style-name="T222">le fichier nommé</text:span>, retourne la valeur <text:span text:style-name="T2">false</text:span>.</text:p>
      <text:p text:style-name="P240">removeCssFile($nameFile)</text:p>
      <text:p text:style-name="P206">→ si <text:span text:style-name="T15">$</text:span><text:span text:style-name="T18">nameFile</text:span><text:span text:style-name="T223"> </text:span>n’<text:span text:style-name="T222">est</text:span> pas vide</text:p>
      <text:p text:style-name="P188"><text:span text:style-name="T214"><text:tab/></text:span>→ récupération des ‘<text:span text:style-name="T61">properties</text:span>’ de l’objet via la méthode <text:span text:style-name="T61">getProperties(</text:span><text:span text:style-name="T84">)</text:span></text:p>
      <text:p text:style-name="P188"><text:span text:style-name="T84"><text:tab/></text:span><text:span text:style-name="T224">→ si la clé </text:span><text:span text:style-name="T84">resources</text:span><text:span text:style-name="T224"> existe dans </text:span><text:span text:style-name="T84">$properties</text:span></text:p>
      <text:p text:style-name="P188"><text:span text:style-name="T84"><text:tab/><text:tab/></text:span><text:span text:style-name="T224">→ </text:span><text:span text:style-name="T84">$resources</text:span><text:span text:style-name="T224"> reçoit </text:span><text:span text:style-name="T84">$properties[‘resources’]</text:span></text:p>
      <text:p text:style-name="P188"><text:span text:style-name="T84"><text:tab/><text:tab/></text:span><text:span text:style-name="T224">→ si la clé </text:span><text:span text:style-name="T84">css</text:span><text:span text:style-name="T224"> existe dans </text:span><text:span text:style-name="T84">$resources</text:span></text:p>
      <text:p text:style-name="P188"><text:span text:style-name="T84"><text:tab/><text:tab/><text:tab/></text:span><text:span text:style-name="T224">→ </text:span><text:span text:style-name="T84">$css</text:span><text:span text:style-name="T224"> reçoit </text:span><text:span text:style-name="T84">$resources[‘css‘]</text:span></text:p>
      <text:p text:style-name="P188"><text:span text:style-name="T84"><text:tab/><text:tab/><text:tab/></text:span><text:span text:style-name="T224">→ si la clé </text:span><text:span text:style-name="T84">$nameFile</text:span><text:span text:style-name="T224"> existe dans </text:span><text:span text:style-name="T84">$css</text:span></text:p>
      <text:p text:style-name="P189"><text:span text:style-name="T84"><text:tab/><text:tab/><text:tab/><text:tab/></text:span><text:span text:style-name="T224">→ suppression de l’occurrence </text:span><text:span text:style-name="T84">$nameFile</text:span><text:span text:style-name="T224"> dans </text:span><text:span text:style-name="T84">$css</text:span></text:p>
      <text:p text:style-name="P302"><text:span text:style-name="T224">→ suppression de l’occurrence de valeur </text:span><text:span text:style-name="T84">$nameFile</text:span><text:span text:style-name="T224"> dans le tableau </text:span><text:span text:style-name="T84">$css</text:span><text:span text:style-name="T86">[‘enable’]</text:span></text:p>
      <text:p text:style-name="P189"><text:span text:style-name="T84"><text:tab/><text:tab/><text:tab/><text:tab/></text:span><text:span text:style-name="T224">→ </text:span><text:span text:style-name="T84">$resources[‘css’] = $css</text:span></text:p>
      <text:p text:style-name="P188"><text:span text:style-name="T84"><text:tab/><text:tab/><text:tab/><text:tab/></text:span><text:span text:style-name="T224">→ </text:span><text:span text:style-name="T84">$properties[‘resource’] = $resources</text:span></text:p>
      <text:p text:style-name="P298"><text:span text:style-name="T158">→ sauvegarde des attributs de l’objet par la méthode</text:span><text:span text:style-name="T61"> $this→setProperties($properties)</text:span></text:p>
      <text:p text:style-name="P303">→ retourne l’objet lui-même.</text:p>
      <text:p text:style-name="P342">→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getPathCssFile($nameFile)</text:p>
      <text:p text:style-name="P206">→ si <text:span text:style-name="T15">$</text:span><text:span text:style-name="T18">nameFile</text:span><text:span text:style-name="T223"> </text:span>n’<text:span text:style-name="T222">est</text:span> pas vide</text:p>
      <text:p text:style-name="P190"><text:span text:style-name="T214"><text:tab/></text:span>→ récupération des ‘<text:span text:style-name="T61">properties</text:span>’ de l’objet via la méthode <text:span text:style-name="T61">getProperties(</text:span><text:span text:style-name="T84">)</text:span></text:p>
      <text:p text:style-name="P190"><text:span text:style-name="T84"><text:tab/></text:span><text:span text:style-name="T224">→ si la clé </text:span><text:span text:style-name="T84">resources</text:span><text:span text:style-name="T224"> existe dans </text:span><text:span text:style-name="T84">$properties</text:span></text:p>
      <text:p text:style-name="P190"><text:span text:style-name="T84"><text:tab/><text:tab/></text:span><text:span text:style-name="T224">→ </text:span><text:span text:style-name="T84">$resources</text:span><text:span text:style-name="T224"> reçoit </text:span><text:span text:style-name="T84">$properties[‘resources’]</text:span></text:p>
      <text:p text:style-name="P190"><text:span text:style-name="T84"><text:tab/><text:tab/></text:span><text:span text:style-name="T224">→ si la clé </text:span><text:span text:style-name="T84">css</text:span><text:span text:style-name="T224"> existe dans </text:span><text:span text:style-name="T84">$resources</text:span></text:p>
      <text:p text:style-name="P190"><text:span text:style-name="T84"><text:tab/><text:tab/><text:tab/></text:span><text:span text:style-name="T224">→ </text:span><text:span text:style-name="T84">$css</text:span><text:span text:style-name="T224"> reçoit </text:span><text:span text:style-name="T84">$resources[‘css‘]</text:span></text:p>
      <text:p text:style-name="P190"><text:span text:style-name="T84"><text:tab/><text:tab/><text:tab/></text:span><text:span text:style-name="T224">→ si la clé </text:span><text:span text:style-name="T84">$nameFile</text:span><text:span text:style-name="T224"> existe dans </text:span><text:span text:style-name="T84">$css</text:span></text:p>
      <text:p text:style-name="P190"><text:span text:style-name="T84"><text:tab/><text:tab/><text:tab/><text:tab/></text:span><text:span text:style-name="T224">→ retourne la valeur </text:span><text:span text:style-name="T85">$css[$nameFile]</text:span></text:p>
      <text:p text:style-name="P343">→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enaCssFile($nameFile)</text:p>
      <text:p text:style-name="P206">→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7"><text:span text:style-name="T226">→ si la valeur </text:span><text:span text:style-name="T87">$nameFile</text:span><text:span text:style-name="T226"> n’est pas une occurrence du tableau </text:span><text:span text:style-name="T88">$css[‘enable’]</text:span></text:p>
      <text:p text:style-name="P420"><text:span text:style-name="T88"><text:tab/></text:span><text:span text:style-name="T227">→ ajout au tableau </text:span><text:span text:style-name="T88">$css[‘enable’]</text:span><text:span text:style-name="T53"> de l’occurrence </text:span><text:span text:style-name="T88">[$nameFile]</text:span></text:p>
      <text:p text:style-name="P273"><text:span text:style-name="T84"><text:tab/><text:tab/><text:tab/><text:tab/></text:span><text:span text:style-name="T224">→ </text:span><text:span text:style-name="T84">$resources[‘css’] = $css</text:span></text:p>
      <text:p text:style-name="P191"><text:span text:style-name="T84"><text:tab/><text:tab/><text:tab/><text:tab/></text:span><text:span text:style-name="T224">→ </text:span><text:span text:style-name="T84">$properties[‘resource’] = $resources</text:span></text:p>
      <text:p text:style-name="P299"><text:span text:style-name="T158">→ sauvegarde des attributs de l’objet par la méthode</text:span><text:span text:style-name="T61"> $this→setProperties($properties)</text:span></text:p>
      <text:p text:style-name="P306">→ retourne l’objet lui-même.</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2">disCssFile($nameFile)</text:p>
      <text:p text:style-name="P207">→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oft-page-break/><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8"><text:span text:style-name="T226">→ si la valeur </text:span><text:span text:style-name="T87">$nameFile</text:span><text:span text:style-name="T226"> est une occurrence en valeur du tableau </text:span><text:span text:style-name="T88">$css[‘enable’]</text:span></text:p>
      <text:p text:style-name="P420"><text:span text:style-name="T88"><text:tab/></text:span><text:span text:style-name="T227">→ suppression au tableau </text:span><text:span text:style-name="T88">$css[‘enable’]</text:span><text:span text:style-name="T53"> de l’occurrence </text:span><text:span text:style-name="T88">[$nameFile]</text:span></text:p>
      <text:p text:style-name="P273"><text:span text:style-name="T84"><text:tab/><text:tab/><text:tab/><text:tab/></text:span><text:span text:style-name="T224">→ </text:span><text:span text:style-name="T84">$resources[‘css’] = $css</text:span></text:p>
      <text:p text:style-name="P191"><text:span text:style-name="T84"><text:tab/><text:tab/><text:tab/><text:tab/></text:span><text:span text:style-name="T224">→ </text:span><text:span text:style-name="T84">$properties[‘resource’] = $resources</text:span></text:p>
      <text:p text:style-name="P299"><text:span text:style-name="T158">→ sauvegarde des attributs de l’objet par la méthode</text:span><text:span text:style-name="T61"> $this→setProperties($properties)</text:span></text:p>
      <text:p text:style-name="P307">→ retourne l’objet lui-même.</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2"><text:span text:style-name="T225">get</text:span>CssFile<text:span text:style-name="T225">Status</text:span>($nameFile)</text:p>
      <text:p text:style-name="P207">→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418"><text:span text:style-name="T226">→ si la valeur </text:span><text:span text:style-name="T87">$nameFile</text:span><text:span text:style-name="T226"> est une occurrence en valeur du tableau </text:span><text:span text:style-name="T88">$css[‘enable’]</text:span></text:p>
      <text:p text:style-name="P191"><text:span text:style-name="T227"><text:tab/><text:tab/><text:tab/><text:tab/>→ retourne la valeur </text:span><text:span text:style-name="T88">‘enable’</text:span></text:p>
      <text:p text:style-name="P418"><text:span text:style-name="T226">→ si la valeur </text:span><text:span text:style-name="T87">$nameFile</text:span><text:span text:style-name="T226"> n’est pas une occurrence en valeur du tableau </text:span><text:span text:style-name="T88">$css[‘enable’]</text:span></text:p>
      <text:p text:style-name="P420"><text:span text:style-name="T227"><text:tab/>→ retourne la valeur </text:span><text:span text:style-name="T88">‘disable’</text:span></text:p>
      <text:p text:style-name="P344">→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h text:style-name="P518"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6">sauf</text:span> que le tableau affecté sera celui ayant pour clé d’accès <text:span text:style-name="T61">js</text:span>.</text:p>
      <text:p text:style-name="P112">Pour plus de commodité qu’autre chose, les méthodes de gestions des fichiers feuille de style auront leur pendant pour les fichiers JavaScript :</text:p>
      <text:list xml:id="list92659803545833" text:continue-numbering="true" text:style-name="L9">
        <text:list-item>
          <text:p text:style-name="P450"><text:span text:style-name="T61">add</text:span><text:span text:style-name="T88">J</text:span><text:span text:style-name="T61">sFile($nameFile, $pathFile)</text:span> pour ajouter une ressource,</text:p>
        </text:list-item>
        <text:list-item>
          <text:p text:style-name="P450"><text:span text:style-name="T61">remove</text:span><text:span text:style-name="T88">J</text:span><text:span text:style-name="T61">sFile($nameFile)</text:span> pour enlever une référence dans le tableau <text:span text:style-name="T88">j</text:span><text:span text:style-name="T61">s</text:span>,</text:p>
        </text:list-item>
        <text:list-item>
          <text:p text:style-name="P450"><text:span text:style-name="T61">getPath</text:span><text:span text:style-name="T88">J</text:span><text:span text:style-name="T61">sFile($nameFile)</text:span> pour obtenir le chemin complet d’accès au fichier,</text:p>
        </text:list-item>
        <text:list-item>
          <text:p text:style-name="P450"><text:span text:style-name="T61">ena</text:span><text:span text:style-name="T88">J</text:span><text:span text:style-name="T61">sFile($nameFile)</text:span> pour activer l’utilisation d’un fichier de feuilles style,</text:p>
        </text:list-item>
        <text:list-item>
          <text:p text:style-name="P450"><text:span text:style-name="T61">dis</text:span><text:span text:style-name="T88">J</text:span><text:span text:style-name="T61">sFile($nameFile)</text:span> pour désactiver l’utilisation d’un fichier feuille de style, sans l’enlever du tableau <text:span text:style-name="T61">css</text:span>.</text:p>
        </text:list-item>
        <text:list-item>
          <text:p text:style-name="P432"><text:span text:style-name="T61">get</text:span><text:span text:style-name="T88">J</text:span><text:span text:style-name="T61">sFileStatus($nameFile)</text:span> précise si le fichier de feuille de style est activé ou non.</text:p>
        </text:list-item>
      </text:list>
      <text:p text:style-name="P112">Leurs algorithmes seront les mêmes, hors mis que l’on traitera le tableau ayant pour clé d’accès <text:span text:style-name="T61">js</text:span> au lieu de <text:span text:style-name="T61">css</text:span>.</text:p>
      <text:h text:style-name="P476" text:outline-level="1"><text:bookmark-start text:name="__RefHeading___Toc3978_269754257"/>L’objet contenant de données : ODContained<text:bookmark-end text:name="__RefHeading___Toc3978_269754257"/></text:h>
      <text:p text:style-name="P113">Dans le projet <text:span text:style-name="T61">GOT</text:span>, on gérera 2 types d’objets : ceux contenant directement des données, <text:span text:style-name="T61">ODContained</text:span>, et ceux contenant d’autres objets, <text:span text:style-name="T61">OSContainer</text:span>, qui seront <text:span text:style-name="T274">abordés</text:span> dans une prochaine section de ce document.</text:p>
      <text:p text:style-name="P113">Les objets contenants des données, plus précisément, objet ne contenant pas d’autres objets, seront principalement un objet <text:span text:style-name="T246">lié </text:span>à une balise <text:span text:style-name="T2">HTML</text:span> <text:span text:style-name="T246">pour </text:span>en assur<text:span text:style-name="T246">er</text:span> toute la logistique et la gestion.</text:p>
      <text:p text:style-name="P374">Les spécificités communes de tel objet sont :</text:p>
      <text:list xml:id="list192677830" text:style-name="L10">
        <text:list-item>
          <text:p text:style-name="P451">l’attribution d’une valeur,</text:p>
        </text:list-item>
        <text:list-item>
          <text:p text:style-name="P469">l’appartenance à une structure de formulaire.</text:p>
        </text:list-item>
      </text:list>
      <text:p text:style-name="P270">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0">Dans les deux cas, on disposera dans la zone de communication d’un tableau ayant pour clé d’accès ‘<text:span text:style-name="T61">form</text:span>’ contenant sous la forme clé→valeur, l’ensemble des champs formant le dit formulaire.</text:p>
      <text:h text:style-name="P48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1" text:outline-level="2"><text:bookmark-start text:name="__RefHeading___Toc4003_269754257"/>Méthodes de l’objet<text:bookmark-end text:name="__RefHeading___Toc4003_269754257"/></text:h>
      <text:h text:style-name="P489" text:outline-level="3"><text:bookmark-start text:name="__RefHeading___Toc4142_22804835031"/>Le constructeur<text:bookmark-end text:name="__RefHeading___Toc4142_22804835031"/></text:h>
      <text:p text:style-name="P379">Le constructeur doit prendre en compte 2 choses :</text:p>
      <text:list xml:id="list4098868957" text:style-name="L11">
        <text:list-item>
          <text:p text:style-name="P452">la possibilité que l’objet à créer existe déjà en session, donc l’appel que constructeur de la classe mère (<text:span text:style-name="T61">OObject</text:span>) peut donc retourner l’objet complet,</text:p>
        </text:list-item>
        <text:list-item>
          <text:p text:style-name="P433">le besoin d’ajouter aux attributs de l’objet, en cas de première instanciation, les attributs spécifiques de l’objet <text:span text:style-name="T61">ODContained</text:span>.</text:p>
        </text:list-item>
      </text:list>
      <text:p text:style-name="P114">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6">de l’objet</text:span>, les attributs <text:span text:style-name="T61">value</text:span> et <text:span text:style-name="T61">form</text:span> seront obligatoirement <text:span text:style-name="T274">manquants</text:span>, on peut prendre ceci comme prédicat.</text:p>
      <text:p text:style-name="P126"><text:span text:style-name="T274">L</text:span>’attribut <text:span text:style-name="T61">default</text:span> est mis en place pour permettre de faciliter la gestion des objets de type <text:span text:style-name="T61">ODContained</text:span> dans un formulaire. <text:span text:style-name="T274">C</text:span>’est la valeur qu’il faudra afficher suite à toute initialisation ou ré-initialisation du formulaire dans lequel est inclus l’objet de type <text:span text:style-name="T61">ODContained</text:span>.</text:p>
      <text:p text:style-name="P126"><text:span text:style-name="T255">L</text:span>’attribut <text:span text:style-name="T133">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31" text:outline-level="5"><text:bookmark-start text:name="__RefHeading___Toc4347_1788178495"/><text:span text:style-name="T213">Algorithme</text:span> de <text:span text:style-name="T220">la</text:span> méthode<text:bookmark-end text:name="__RefHeading___Toc4347_1788178495"/></text:h>
      <text:p text:style-name="P261"><text:span text:style-name="T183">→</text:span><text:span text:style-name="T185"> appel à la méthode </text:span><text:span text:style-name="T229">_construction()</text:span><text:span text:style-name="T185"> de la classe mère</text:span></text:p>
      <text:p text:style-name="P243"><text:span text:style-name="T183">→ </text:span><text:span text:style-name="T228">$properties</text:span><text:span text:style-name="T183"> reçoit </text:span><text:span text:style-name="T228">$this→getProperties()</text:span></text:p>
      <text:p text:style-name="P243"><text:span text:style-name="T183">→ récupération du tableau inclus dans le fichier de configuration spécifique à l’objet </text:span><text:span text:style-name="T228">ODContaine</text:span><text:span text:style-name="T230">d</text:span><text:span text:style-name="T183">,</text:span></text:p>
      <text:p text:style-name="P243"><text:span text:style-name="T183">→ pour chaque élément du tableau du fichier de configuration lu en tant que </text:span><text:span text:style-name="T228">$key</text:span><text:span text:style-name="T183"> et </text:span><text:span text:style-name="T228">$val</text:span></text:p>
      <text:p text:style-name="P243"><text:soft-page-break/><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2">→ retourne l’objet lui-même</text:p>
      <text:h text:style-name="P492" text:outline-level="3"><text:bookmark-start text:name="__RefHeading___Toc4005_269754257"/>Les méthodes relatives aux attributs spécifiques de l’objet<text:bookmark-end text:name="__RefHeading___Toc4005_269754257"/></text:h>
      <text:p text:style-name="P114"><text:span text:style-name="T274">Ce</text:span> sont les méthodes relatives à la gestion des attributs <text:span text:style-name="T61">value</text:span> et <text:span text:style-name="T61">form</text:span>.</text:p>
      <text:h text:style-name="P531" text:outline-level="5"><text:bookmark-start text:name="__RefHeading___Toc4349_1788178495"/><text:span text:style-name="T213">Algorithme</text:span> des méthodes<text:bookmark-end text:name="__RefHeading___Toc4349_1788178495"/></text:h>
      <text:p text:style-name="P243">setValue($value = null)</text:p>
      <text:p text:style-name="P195">→ si <text:span text:style-name="T15">$</text:span><text:span text:style-name="T20">value</text:span><text:span text:style-name="T223"> </text:span>n’<text:span text:style-name="T222">est</text:span> pas vide</text:p>
      <text:p text:style-name="P221"><text:tab/>→ récupération des ‘<text:span text:style-name="T61">properties</text:span>’ de l’objet via la méthode <text:span text:style-name="T61">getProperties()</text:span></text:p>
      <text:p text:style-name="P221"><text:span text:style-name="T158"><text:tab/>→ </text:span><text:span text:style-name="T61">$properties[‘</text:span><text:span text:style-name="T90">value</text:span><text:span text:style-name="T61">’] </text:span><text:span text:style-name="T158">reçoit</text:span><text:span text:style-name="T61"> $</text:span><text:span text:style-name="T90">value</text:span></text:p>
      <text:p text:style-name="P312"><text:span text:style-name="T158">→ sauvegarde des attributs de l’objet par la méthode</text:span><text:span text:style-name="T61"> $this→setProperties($properties)</text:span></text:p>
      <text:p text:style-name="P209"><text:tab/>→ retourne l’objet lui-même.</text:p>
      <text:p text:style-name="P345">→ si <text:span text:style-name="T15">$</text:span><text:span text:style-name="T20">value</text:span><text:span text:style-name="T223"> est vide</text:span>, retourne la valeur <text:span text:style-name="T2">false</text:span>.</text:p>
      <text:p text:style-name="P243">getValue()</text:p>
      <text:p text:style-name="P221">→ récupération des ‘<text:span text:style-name="T61">properties</text:span>’ de l’objet via la méthode <text:span text:style-name="T61">getProperties()</text:span></text:p>
      <text:p text:style-name="P221">→ si la clé ‘<text:span text:style-name="T137">value</text:span>’ existe dans le tableau <text:span text:style-name="T61">$properties</text:span> : retourne <text:span text:style-name="T61">$properties[‘</text:span><text:span text:style-name="T137">value</text:span><text:span text:style-name="T61">’]</text:span></text:p>
      <text:p text:style-name="P345">→ si la clé ‘<text:span text:style-name="T90">value</text:span>’ n’existe pas, retourne la valeur <text:span text:style-name="T2">false</text:span>.</text:p>
      <text:p text:style-name="P246">setForm($form = null)</text:p>
      <text:p text:style-name="P197">→ si <text:span text:style-name="T15">$</text:span><text:span text:style-name="T20">form</text:span><text:span text:style-name="T223"> </text:span>n’<text:span text:style-name="T222">est</text:span> pas vide</text:p>
      <text:p text:style-name="P228"><text:tab/>→ récupération des ‘<text:span text:style-name="T61">properties</text:span>’ de l’objet via la méthode <text:span text:style-name="T61">getProperties()</text:span></text:p>
      <text:p text:style-name="P228"><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6"><text:span text:style-name="T158">→ sauvegarde des attributs de l’objet par la méthode</text:span><text:span text:style-name="T61"> $this→setProperties($properties)</text:span></text:p>
      <text:p text:style-name="P212"><text:tab/>→ retourne l’objet lui-même.</text:p>
      <text:p text:style-name="P349">→ si <text:span text:style-name="T15">$</text:span><text:span text:style-name="T20">form</text:span><text:span text:style-name="T223"> est vide</text:span>, retourne la valeur <text:span text:style-name="T2">false</text:span>.</text:p>
      <text:p text:style-name="P246"><text:span text:style-name="T231">g</text:span>etForm<text:span text:style-name="T254">()</text:span></text:p>
      <text:p text:style-name="P228">→ récupération des ‘<text:span text:style-name="T61">properties</text:span>’ de l’objet via la méthode <text:span text:style-name="T61">getProperties()</text:span></text:p>
      <text:p text:style-name="P228">→ si la clé ‘<text:span text:style-name="T137">form</text:span>’ existe dans le tableau <text:span text:style-name="T61">$properties</text:span> : retourne <text:span text:style-name="T61">$properties[‘</text:span><text:span text:style-name="T137">form</text:span><text:span text:style-name="T61">’]</text:span></text:p>
      <text:p text:style-name="P356"><text:span text:style-name="T186">→ si la clé ‘</text:span><text:span text:style-name="T137">form</text:span><text:span text:style-name="T186">’ n’existe pas, retourne la valeur </text:span><text:span text:style-name="T192">false</text:span><text:span text:style-name="T186">.</text:span></text:p>
      <text:p text:style-name="P246">set<text:span text:style-name="T254">Default</text:span>($<text:span text:style-name="T254">default</text:span> = null)</text:p>
      <text:p text:style-name="P197">→ si <text:span text:style-name="T15">$</text:span><text:span text:style-name="T132">default</text:span><text:span text:style-name="T223"> </text:span>n’<text:span text:style-name="T222">est</text:span> pas vide</text:p>
      <text:p text:style-name="P228"><text:tab/>→ récupération des ‘<text:span text:style-name="T61">properties</text:span>’ de l’objet via la méthode <text:span text:style-name="T61">getProperties()</text:span></text:p>
      <text:p text:style-name="P228"><text:span text:style-name="T158"><text:tab/>→ </text:span><text:span text:style-name="T61">$properties[‘</text:span><text:span text:style-name="T132">default</text:span><text:span text:style-name="T61">’] </text:span><text:span text:style-name="T158">reçoit</text:span><text:span text:style-name="T61"> $</text:span><text:span text:style-name="T132">default</text:span></text:p>
      <text:p text:style-name="P316"><text:span text:style-name="T158">→ sauvegarde des attributs de l’objet par la méthode</text:span><text:span text:style-name="T61"> $this→setProperties($properties)</text:span></text:p>
      <text:p text:style-name="P212"><text:tab/>→ retourne l’objet lui-même.</text:p>
      <text:p text:style-name="P349">→ si <text:span text:style-name="T15">$</text:span><text:span text:style-name="T132">default</text:span><text:span text:style-name="T223"> est vide</text:span>, retourne la valeur <text:span text:style-name="T2">false</text:span>.</text:p>
      <text:p text:style-name="P246"><text:span text:style-name="T231">g</text:span>et<text:span text:style-name="T254">Default()</text:span></text:p>
      <text:p text:style-name="P228">→ récupération des ‘<text:span text:style-name="T61">properties</text:span>’ de l’objet via la méthode <text:span text:style-name="T61">getProperties()</text:span></text:p>
      <text:p text:style-name="P228">→ si la clé ‘<text:span text:style-name="T132">default</text:span>’ existe dans le tableau <text:span text:style-name="T61">$properties</text:span> : retourne <text:span text:style-name="T61">$properties[‘</text:span><text:span text:style-name="T132">default</text:span><text:span text:style-name="T61">’]</text:span></text:p>
      <text:p text:style-name="P356"><text:span text:style-name="T186">→ si la clé ‘</text:span><text:span text:style-name="T132">default</text:span><text:span text:style-name="T186">’ n’existe pas, retourne la valeur </text:span><text:span text:style-name="T192">false</text:span><text:span text:style-name="T186">.</text:span></text:p>
      <text:p text:style-name="P349"/>
      <text:h text:style-name="P474"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3">s</text:span> objet<text:span text:style-name="T263">s</text:span>. Ces objets peuvent être du même type, mais surtout les objets contenus sont principalement des objets contenant des données, <text:span text:style-name="T61">ODContained</text:span>.</text:p>
      <text:p text:style-name="P115">Ceci implique d’avoir une structure pour accueillir <text:span text:style-name="T249">l</text:span>es <text:span text:style-name="T249">descriptions</text:span> des objets enfants de cet objet conteneur, ce sera l’attribut <text:span text:style-name="T61">children</text:span>, <text:span text:style-name="T158">tableau</text:span> de déclaration d’objet qui remplira ce rôle.</text:p>
      <text:p text:style-name="P116">Par le fait qu’un objet de type <text:span text:style-name="T61">ODContained</text:span> peut faire <text:span text:style-name="T275">partie</text:span> d’une structure type formulaire, l’objet de type <text:span text:style-name="T61">OSContainer</text:span> doit également le notifier, mais plus encore assure<text:span text:style-name="T246">r</text:span> la propagation <text:span text:style-name="T246">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6">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082247526" text:style-name="L12">
        <text:list-item>
          <text:p text:style-name="P453"><text:span text:style-name="T91">MODE_LAST</text:span><text:span text:style-name="T232"> (‘</text:span><text:span text:style-name="T91">Last</text:span><text:span text:style-name="T232">’)<text:tab/><text:tab/>à la fin de la liste,</text:span></text:p>
        </text:list-item>
        <text:list-item>
          <text:p text:style-name="P453"><text:span text:style-name="T91">MODE_FIRST</text:span><text:span text:style-name="T232"> (‘</text:span><text:span text:style-name="T91">First</text:span><text:span text:style-name="T232">’) <text:tab/><text:tab/>au début de la liste,</text:span></text:p>
        </text:list-item>
        <text:list-item>
          <text:p text:style-name="P453"><text:span text:style-name="T91">MODE_BEFORE</text:span><text:span text:style-name="T232"> (‘</text:span><text:span text:style-name="T91">Before</text:span><text:span text:style-name="T232">’) <text:tab/>avant un objet, dont on fournira la référence,</text:span></text:p>
        </text:list-item>
        <text:list-item>
          <text:p text:style-name="P453"><text:span text:style-name="T91">MODE_AFTER</text:span><text:span text:style-name="T232"> (‘</text:span><text:span text:style-name="T91">After</text:span><text:span text:style-name="T232">’) <text:tab/>après un objet, dont on fournira la référence,</text:span></text:p>
        </text:list-item>
        <text:list-item>
          <text:p text:style-name="P434"><text:span text:style-name="T91">MODE_NTH</text:span><text:span text:style-name="T232"> (‘</text:span><text:span text:style-name="T91">Nth</text:span><text:span text:style-name="T232">’)<text:tab/><text:tab/>en énième position dans la liste (rang numérique fourni).</text:span></text:p>
        </text:list-item>
      </text:list>
      <text:p text:style-name="P119">En postulat de base, l’identifiant d’un objet, quel qu’en soit le type, est unique et ne peut <text:span text:style-name="T266">être </text:span>utilisé au-delà d’une fois <text:span text:style-name="T246">dans la page</text:span>. Le stockage dans un tableau devant être sérialisé d’un objet n’est pas très utile. <text:span text:style-name="T246">L</text:span>’objet sera sauvegardé en session de manière unitaire, avant d’être ajouté à l’objet de type <text:span text:style-name="T112">OS</text:span><text:span text:style-name="T61">Container</text:span>.</text:p>
      <text:p text:style-name="P119">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39">quel qu’en</text:span> soit la formulation (valeur seule ou tableau de valeurs).</text:p>
      <text:p text:style-name="P120">Pour cela, une méthode sans attribut correspondant sera mise en place : <text:span text:style-name="T61">getValue()</text:span> retournera le contenu brut du tableau contenu dans l’attribut <text:span text:style-name="T61">children</text:span> pour assurer les même<text:span text:style-name="T246">s</text:span> fonctionnalité<text:span text:style-name="T246">s</text:span> que l’on soit <text:span text:style-name="T61">ODContained</text:span> ou <text:span text:style-name="T61">OSContainer</text:span>.</text:p>
      <text:h text:style-name="P48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2" text:outline-level="2"><text:bookmark-start text:name="__RefHeading___Toc4355_1788178495"/>Méthodes de l’objet<text:bookmark-end text:name="__RefHeading___Toc4355_1788178495"/></text:h>
      <text:h text:style-name="P490" text:outline-level="3"><text:bookmark-start text:name="__RefHeading___Toc4142_228048350311"/>Le constructeur<text:bookmark-end text:name="__RefHeading___Toc4142_228048350311"/></text:h>
      <text:p text:style-name="P117">On prendr<text:span text:style-name="T249">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32" text:outline-level="5"><text:bookmark-start text:name="__RefHeading___Toc4357_1788178495"/><text:span text:style-name="T213">Algorithme</text:span> de <text:span text:style-name="T220">la</text:span> méthode<text:bookmark-end text:name="__RefHeading___Toc4357_1788178495"/></text:h>
      <text:p text:style-name="P262"><text:span text:style-name="T183">→</text:span><text:span text:style-name="T185"> appel à la méthode </text:span><text:span text:style-name="T229">_construction()</text:span><text:span text:style-name="T185"> de la classe mère</text:span></text:p>
      <text:p text:style-name="P244"><text:span text:style-name="T183">→ </text:span><text:span text:style-name="T228">$properties</text:span><text:span text:style-name="T183"> reçoit </text:span><text:span text:style-name="T228">$this→getProperties()</text:span></text:p>
      <text:p text:style-name="P244"><text:soft-page-break/><text:span text:style-name="T183">→ récupération du tableau inclus dans le fichier de configuration spécifique à l’objet </text:span><text:span text:style-name="T228">O</text:span><text:span text:style-name="T230">S</text:span><text:span text:style-name="T228">Container</text:span><text:span text:style-name="T183">,</text:span></text:p>
      <text:p text:style-name="P244"><text:span text:style-name="T183">→ pour chaque élément du tableau du fichier de configuration lu en tant que </text:span><text:span text:style-name="T228">$key</text:span><text:span text:style-name="T183"> et </text:span><text:span text:style-name="T228">$val</text:span></text:p>
      <text:p text:style-name="P244"><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3">→ retourne l’objet lui-même</text:p>
      <text:h text:style-name="P493" text:outline-level="3"><text:bookmark-start text:name="__RefHeading___Toc4005_2697542571"/>Les méthodes relatives aux attributs spécifiques de l’objet<text:bookmark-end text:name="__RefHeading___Toc4005_2697542571"/></text:h>
      <text:p text:style-name="P117">On aura les mêmes <text:span text:style-name="T249">méthodes</text:span> visant à gérer l’attribut <text:span text:style-name="T61">form</text:span>, consigné ici pour référence à la propagation aux objets enfant.</text:p>
      <text:p text:style-name="P117">La gestion des enfants à un objet devra permettre d’avoir plusieurs niveaux d’imbrication d’objets gérés à chaque fois par l’objet <text:span text:style-name="T61">OSContainer</text:span> de niveau.</text:p>
      <text:h text:style-name="P532" text:outline-level="5"><text:bookmark-start text:name="__RefHeading___Toc4410_1788178495"/><text:span text:style-name="T213">Algorithme</text:span> des méthodes<text:bookmark-end text:name="__RefHeading___Toc4410_1788178495"/></text:h>
      <text:p text:style-name="P245"><text:span text:style-name="T239">g</text:span>et<text:span text:style-name="T239">Value</text:span>()</text:p>
      <text:p text:style-name="P225">→ récupération des ‘<text:span text:style-name="T61">properties</text:span>’ de l’objet via la méthode <text:span text:style-name="T61">getProperties()</text:span></text:p>
      <text:p text:style-name="P225"><text:span text:style-name="T158">→</text:span><text:span text:style-name="T169"> retourne le contenu du tableau </text:span><text:span text:style-name="T97">$properties[‘children’]</text:span></text:p>
      <text:p text:style-name="P245">setForm($form = null)</text:p>
      <text:p text:style-name="P196">→ si <text:span text:style-name="T15">$</text:span><text:span text:style-name="T20">form</text:span><text:span text:style-name="T223"> </text:span>n’<text:span text:style-name="T222">est</text:span> pas vide</text:p>
      <text:p text:style-name="P222"><text:tab/>→ récupération des ‘<text:span text:style-name="T61">properties</text:span>’ de l’objet via la méthode <text:span text:style-name="T61">getProperties()</text:span></text:p>
      <text:p text:style-name="P222"><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3"><text:span text:style-name="T158">→ sauvegarde des attributs de l’objet par la méthode</text:span><text:span text:style-name="T61"> $this→setProperties($properties)</text:span></text:p>
      <text:p text:style-name="P210"><text:tab/>→ retourne l’objet lui-même.</text:p>
      <text:p text:style-name="P346">→ si <text:span text:style-name="T15">$</text:span><text:span text:style-name="T20">form</text:span><text:span text:style-name="T223"> est vide</text:span>, retourne la valeur <text:span text:style-name="T2">false</text:span>.</text:p>
      <text:p text:style-name="P244"><text:span text:style-name="T231">g</text:span>etForm</text:p>
      <text:p text:style-name="P222">→ récupération des ‘<text:span text:style-name="T61">properties</text:span>’ de l’objet via la méthode <text:span text:style-name="T61">getProperties()</text:span></text:p>
      <text:p text:style-name="P222">→ si la clé ‘<text:span text:style-name="T137">form</text:span>’ existe dans le tableau <text:span text:style-name="T61">$properties</text:span> : retourne <text:span text:style-name="T61">$properties[‘</text:span><text:span text:style-name="T137">form</text:span><text:span text:style-name="T61">’]</text:span></text:p>
      <text:p text:style-name="P355"><text:span text:style-name="T186">→ si la clé ‘</text:span><text:span text:style-name="T137">form</text:span><text:span text:style-name="T186">’ n’existe pas, retourne la valeur </text:span><text:span text:style-name="T192">false</text:span><text:span text:style-name="T186">.</text:span></text:p>
      <text:p text:style-name="P251"><text:bookmark-start text:name="__DdeLink__4668_1789803541"/>addChild(OObject $child, <text:span text:style-name="T232">$mode =self::MODE_LAST, $params=null</text:span>)</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n’existe pas dans le tableau </text:span><text:span text:style-name="T92">$children</text:span></text:p>
      <text:p text:style-name="P178"><text:span text:style-name="T92"><text:tab/></text:span><text:span text:style-name="T234">→ suivant la valeur de </text:span><text:span text:style-name="T93">$mode</text:span><text:span text:style-name="T235"> faire</text:span></text:p>
      <text:p text:style-name="P178"><text:tab/><text:tab/>→ pour <text:span text:style-name="T61">$mode</text:span> = <text:span text:style-name="T2">MODE_LAST</text:span></text:p>
      <text:p text:style-name="P178"><text:tab/><text:tab/><text:tab/>→<text:span text:style-name="T236"> </text:span><text:span text:style-name="T61">$children[$child→</text:span><text:span text:style-name="T94">getId()</text:span><text:span text:style-name="T61">]</text:span> <text:span text:style-name="T236">reçoit </text:span><text:span text:style-name="T94">$child→getValue()</text:span></text:p>
      <text:p text:style-name="P178"><text:tab/><text:tab/>→<text:span text:style-name="T236"> pour </text:span><text:span text:style-name="T94">$mode</text:span><text:span text:style-name="T236"> = </text:span><text:span text:style-name="T22">MODE_FIRST</text:span></text:p>
      <text:p text:style-name="P178"><text:tab/><text:tab/><text:tab/>→<text:span text:style-name="T236"> création du tableau temporaire </text:span><text:span text:style-name="T94">$newChild</text:span></text:p>
      <text:p text:style-name="P178"><text:tab/><text:tab/><text:tab/>→<text:span text:style-name="T236"> </text:span><text:span text:style-name="T94">$newChild[$child→getId()]</text:span><text:span text:style-name="T236"> reçoit </text:span><text:span text:style-name="T94">$child→getValue()</text:span></text:p>
      <text:p text:style-name="P178"><text:tab/><text:tab/><text:tab/>→<text:span text:style-name="T236"> </text:span><text:span text:style-name="T94">$children</text:span><text:span text:style-name="T236"> reçoit la réunion dans l’ordre de </text:span><text:span text:style-name="T94">$newChild</text:span><text:span text:style-name="T236"> et </text:span><text:span text:style-name="T94">$children</text:span></text:p>
      <text:p text:style-name="P178"><text:tab/><text:tab/>→<text:span text:style-name="T236"> pour </text:span><text:span text:style-name="T94">$mode</text:span><text:span text:style-name="T236"> = </text:span><text:span text:style-name="T22">MODE_BEFORE</text:span><text:span text:style-name="T236"> ou </text:span><text:span text:style-name="T22">MODE_AFTER</text:span></text:p>
      <text:p text:style-name="P178"><text:tab/><text:tab/><text:tab/>→<text:span text:style-name="T236"> si </text:span><text:span text:style-name="T94">$param</text:span><text:span text:style-name="T236"> n’est pas vide et </text:span><text:span text:style-name="T94">OObject::isChild($param)</text:span><text:span text:style-name="T236"> retourne vrai</text:span></text:p>
      <text:p text:style-name="P179"><text:tab/><text:tab/><text:tab/><text:tab/>→<text:span text:style-name="T236"> création du tableau temporaire </text:span><text:span text:style-name="T94">$newChildren</text:span></text:p>
      <text:p text:style-name="P179"><text:tab/><text:tab/><text:tab/><text:tab/>→<text:span text:style-name="T234"> pour chaque </text:span><text:span text:style-name="T92">$children</text:span><text:span text:style-name="T234"> en </text:span><text:span text:style-name="T92">$id → $valeur</text:span></text:p>
      <text:p text:style-name="P179"><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BEFORE</text:span></text:p>
      <text:p text:style-name="P411">→<text:span text:style-name="T236"> </text:span><text:span text:style-name="T94">$newChildren[$child→getId()]</text:span><text:span text:style-name="T236"> reçoit </text:span><text:span text:style-name="T94">$child→getValue()</text:span></text:p>
      <text:p text:style-name="P180"><text:tab/><text:tab/><text:tab/><text:tab/><text:tab/>→<text:span text:style-name="T237"> </text:span><text:span text:style-name="T95">$newChildren[$id]</text:span><text:span text:style-name="T237"> reçoit </text:span><text:span text:style-name="T95">$valeur</text:span></text:p>
      <text:p text:style-name="P180"><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AFTER</text:span></text:p>
      <text:p text:style-name="P410">→ <text:span text:style-name="T94">$newChildren[$child→getId()]</text:span><text:span text:style-name="T236"> reçoit </text:span><text:span text:style-name="T94">$child→getValue()</text:span></text:p>
      <text:p text:style-name="P55"><text:tab/><text:tab/><text:tab/><text:tab/>→<text:span text:style-name="T237"> </text:span><text:span text:style-name="T95">$children</text:span><text:span text:style-name="T237"> reçoit </text:span><text:span text:style-name="T95">$newChildren</text:span></text:p>
      <text:p text:style-name="P55"><text:span text:style-name="T237"><text:tab/><text:tab/>→ pour </text:span><text:span text:style-name="T95">$mode</text:span><text:span text:style-name="T237"> = </text:span><text:span text:style-name="T23">MODE_NTH</text:span><text:span text:style-name="T237"> et </text:span><text:span text:style-name="T95">$param </text:span><text:span text:style-name="T237">: numérique et ≤ </text:span><text:span text:style-name="T95">$this→countChildren()</text:span></text:p>
      <text:p text:style-name="P55"><text:soft-page-break/><text:tab/><text:tab/><text:tab/>→<text:span text:style-name="T237"> </text:span><text:span text:style-name="T95">$compteur</text:span><text:span text:style-name="T237"> reçoit 0</text:span></text:p>
      <text:p text:style-name="P55"><text:tab/><text:tab/><text:tab/>→<text:span text:style-name="T238"> initialisation du tableau temporaire </text:span><text:span text:style-name="T96">$newChildren</text:span></text:p>
      <text:p text:style-name="P55"><text:tab/><text:tab/><text:tab/>→<text:span text:style-name="T237"> pour chaque </text:span><text:span text:style-name="T95">$children</text:span><text:span text:style-name="T237"> pris comme </text:span><text:span text:style-name="T95">$id</text:span><text:span text:style-name="T237"> et </text:span><text:span text:style-name="T95">$valeur</text:span></text:p>
      <text:p text:style-name="P55"><text:tab/><text:tab/><text:tab/><text:tab/>→<text:span text:style-name="T238"> </text:span><text:span text:style-name="T96">$compteur</text:span><text:span text:style-name="T238"> reçoit </text:span><text:span text:style-name="T96">$compteur + 1</text:span></text:p>
      <text:p text:style-name="P55"><text:tab/><text:tab/><text:tab/><text:tab/>→<text:span text:style-name="T238"> si </text:span><text:span text:style-name="T96">$compteur</text:span><text:span text:style-name="T238"> est égal </text:span><text:span text:style-name="T96">$param</text:span></text:p>
      <text:p text:style-name="P55"><text:tab/><text:tab/><text:tab/><text:tab/><text:tab/>→<text:span text:style-name="T238"> </text:span><text:span text:style-name="T96">$newChildren[$child→getId()]</text:span><text:span text:style-name="T238"> reçoit </text:span><text:span text:style-name="T96">$child→getValue()</text:span></text:p>
      <text:p text:style-name="P56"><text:tab/><text:tab/><text:tab/><text:tab/>→<text:span text:style-name="T238"> </text:span><text:span text:style-name="T96">$newChildren[$id]</text:span><text:span text:style-name="T238"> reçoit </text:span><text:span text:style-name="T96">$valeur</text:span></text:p>
      <text:p text:style-name="P56"><text:tab/><text:tab/><text:tab/>→<text:span text:style-name="T238"> </text:span><text:span text:style-name="T96">$children</text:span><text:span text:style-name="T238"> reçoit </text:span><text:span text:style-name="T96">$newChildren</text:span></text:p>
      <text:p text:style-name="P181"><text:tab/>→<text:span text:style-name="T235"> </text:span><text:span text:style-name="T93">$properties[‘children’]</text:span><text:span text:style-name="T235"> reçoit </text:span><text:span text:style-name="T93">$children</text:span></text:p>
      <text:p text:style-name="P315"><text:span text:style-name="T158">→ sauvegarde des attributs de l’objet par la méthode</text:span><text:span text:style-name="T61"> $this→setProperties($properties)</text:span></text:p>
      <text:p text:style-name="P181"><text:tab/>→ retourne l’objet lui-même.</text:p>
      <text:p text:style-name="P348">→ si <text:span text:style-name="T15">$child→</text:span><text:span text:style-name="T21">getId()</text:span><text:span text:style-name="T223"> existe déjà dans le tableau </text:span><text:span text:style-name="T81">$children</text:span><text:span text:style-name="T223"> ou </text:span><text:span text:style-name="T94">$param</text:span><text:span text:style-name="T236"> n’est pas valide</text:span>, retourne la valeur <text:span text:style-name="T2">false</text:span>.</text:p>
      <text:p text:style-name="P252">setChild(OObject $child, <text:span text:style-name="T233"><text:s/>$value</text:span>)</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existe dans le tableau </text:span><text:span text:style-name="T92">$children </text:span><text:span text:style-name="T235">et que </text:span><text:span text:style-name="T93">$value </text:span><text:span text:style-name="T235">n’est pas vide</text:span></text:p>
      <text:p text:style-name="P178"><text:span text:style-name="T92"><text:tab/></text:span><text:span text:style-name="T234">→ </text:span><text:span text:style-name="T92">$object</text:span><text:span text:style-name="T234"> reçoit </text:span><text:span text:style-name="T92">OObject::buildObject($child→getId())</text:span></text:p>
      <text:p text:style-name="P178"><text:tab/>→<text:span text:style-name="T235"> </text:span><text:span text:style-name="T93">$object→setValue($value)</text:span></text:p>
      <text:p text:style-name="P178"><text:tab/>→<text:span text:style-name="T235"> </text:span><text:span text:style-name="T93">$children[$child→getId()] reçoit $value</text:span></text:p>
      <text:p text:style-name="P178"><text:tab/>→<text:span text:style-name="T235"> </text:span><text:span text:style-name="T93">$properties[‘children’]</text:span><text:span text:style-name="T235"> reçoit </text:span><text:span text:style-name="T93">$children</text:span></text:p>
      <text:p text:style-name="P314"><text:span text:style-name="T158">→ sauvegarde des attributs de l’objet par la méthode</text:span><text:span text:style-name="T61"> $this→setProperties($properties)</text:span></text:p>
      <text:p text:style-name="P178"><text:tab/>→ retourne l’objet lui-même.</text:p>
      <text:p text:style-name="P347">→ si <text:span text:style-name="T15">$child→</text:span><text:span text:style-name="T21">getId()</text:span><text:span text:style-name="T223"> n’existe pas dans le tableau </text:span><text:span text:style-name="T81">$children</text:span><text:span text:style-name="T223"> ou </text:span><text:span text:style-name="T93">$value </text:span><text:span text:style-name="T235">vide</text:span>, retourne la valeur <text:span text:style-name="T2">false</text:span>.</text:p>
      <text:p text:style-name="P251">removeChild(OObject $child)</text:p>
      <text:p text:style-name="P224">→<text:span text:style-name="T234"> </text:span>récupération des ‘<text:span text:style-name="T61">properties</text:span>’ de l’objet via la méthode <text:span text:style-name="T61">getProperties()</text:span></text:p>
      <text:p text:style-name="P178">→<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8">→<text:span text:style-name="T234"> si la clé </text:span><text:span text:style-name="T92">$child→getId()</text:span><text:span text:style-name="T234"> existe dans le tableau </text:span><text:span text:style-name="T92">$children</text:span></text:p>
      <text:p text:style-name="P178"><text:tab/>→<text:span text:style-name="T235"> suppression de l’occurrence dans </text:span><text:span text:style-name="T93">$children</text:span><text:span text:style-name="T235"> ayant pour clé </text:span><text:span text:style-name="T93">$child→getId()</text:span></text:p>
      <text:p text:style-name="P178"><text:tab/>→<text:span text:style-name="T235"> </text:span><text:span text:style-name="T93">$properties[‘children’]</text:span><text:span text:style-name="T235"> reçoit </text:span><text:span text:style-name="T93">$children</text:span></text:p>
      <text:p text:style-name="P314"><text:span text:style-name="T158">→ sauvegarde des attributs de l’objet par la méthode</text:span><text:span text:style-name="T61"> $this→setProperties($properties)</text:span></text:p>
      <text:p text:style-name="P178"><text:tab/>→ retourne l’objet lui-même.</text:p>
      <text:p text:style-name="P347">→ si <text:span text:style-name="T15">$child→</text:span><text:span text:style-name="T21">getId()</text:span><text:span text:style-name="T223"> n’existe pas dans le tableau </text:span><text:span text:style-name="T81">$children</text:span>, retourne la valeur <text:span text:style-name="T2">false</text:span>.</text:p>
      <text:p text:style-name="P251">isChild(OObject $child)</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retourne le résultat du test : la clé </text:span><text:span text:style-name="T92">$child→getId()</text:span><text:span text:style-name="T234"> existe-t-elle dans le tableau </text:span><text:span text:style-name="T92">$children</text:span></text:p>
      <text:p text:style-name="P250">hasChild()</text:p>
      <text:p text:style-name="P194">→<text:span text:style-name="T234"> retourne le résultat du test : </text:span><text:span text:style-name="T92">$this→countChildren() &gt; 0</text:span></text:p>
      <text:p text:style-name="P249">countChildren()</text:p>
      <text:p text:style-name="P223">→<text:span text:style-name="T234"> </text:span>récupération des ‘<text:span text:style-name="T61">properties</text:span>’ de l’objet via la méthode <text:span text:style-name="T61">getProperties()</text:span></text:p>
      <text:p text:style-name="P193">→ retourne le compte d’élément(s) du tableau <text:span text:style-name="T61">$properties[‘childern’]</text:span></text:p>
      <text:p text:style-name="P250">getChildren()<text:bookmark-end text:name="__DdeLink__4668_1789803541"/></text:p>
      <text:p text:style-name="P223">→ <text:span text:style-name="T234">initialisation du tableau allant recevoir les objets enfant à vide ($enfants)</text:span></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pour chaque </text:span><text:span text:style-name="T92">$children</text:span><text:span text:style-name="T234"> en </text:span><text:span text:style-name="T92">$id → $valeur</text:span></text:p>
      <text:p text:style-name="P177"><text:tab/>→<text:span text:style-name="T234"> </text:span><text:span text:style-name="T92">$objet ← OObject::buildObject($id)</text:span></text:p>
      <text:p text:style-name="P177"><text:tab/>→<text:span text:style-name="T234"> si </text:span><text:span text:style-name="T92">$valeur</text:span><text:span text:style-name="T234"> n’est pas vide : </text:span><text:span text:style-name="T92">$objet→setValue($valeur)</text:span></text:p>
      <text:p text:style-name="P177"><text:soft-page-break/><text:tab/>→<text:span text:style-name="T234"> mise dans le tableau </text:span><text:span text:style-name="T92">$enfants</text:span><text:span text:style-name="T234"> de </text:span><text:span text:style-name="T92">$objet</text:span></text:p>
      <text:p text:style-name="P177">→<text:span text:style-name="T234"> retourne le tableau </text:span><text:span text:style-name="T92">$enfants</text:span><text:span text:style-name="T234"> (quel qu’en soit le valeur)</text:span></text:p>
      <text:p text:style-name="P177"/>
      <text:h text:style-name="P477" text:outline-level="1"><text:bookmark-start text:name="__RefHeading___Toc5342_262227166"/>Les objets typé<text:span text:style-name="T246">s</text:span> HTML<text:bookmark-end text:name="__RefHeading___Toc5342_262227166"/></text:h>
      <text:p text:style-name="P121">Par <text:span text:style-name="T249">objet</text:span> typé <text:span text:style-name="T2">HTML</text:span>, il faut voir les objets permettant la mise en place et la gestion d’objets <text:span text:style-name="T2">DOM</text:span> le plus souvent attachés à une balise <text:span text:style-name="T2">HTML</text:span>.</text:p>
      <text:h text:style-name="P483" text:outline-level="2"><text:bookmark-start text:name="__RefHeading___Toc5344_262227166"/>L’objet conteneur divers – OSDiv<text:bookmark-end text:name="__RefHeading___Toc5344_262227166"/></text:h>
      <text:p text:style-name="P121">L’objet conteneur divers, <text:span text:style-name="T61">OSDiv</text:span>, est l’objet tout à la fois le plus simple, mais le plus souvent utilisé.</text:p>
      <text:p text:style-name="P121">Sa simplicité vient qu’il n’est là que pour contenir d’autres objets sans apporte d’autres fonctionnalité<text:span text:style-name="T246">s</text:span>. De ce fait, il n’a ni attribut spécifique, ni méthode supplémentaire autres que celle héritées de l’objet <text:span text:style-name="T61">OSContainer</text:span>.</text:p>
      <text:p text:style-name="P121">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12">}<text:bookmark-end text:name="__DdeLink__5406_262227166"/><text:bookmark-end text:name="__DdeLink__5408_262227166"/></text:p>
      <text:p text:style-name="P122">Cette formulation i<text:span text:style-name="T246">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87264000" text:style-name="L13">
        <text:list-item>
          <text:p text:style-name="P454"><text:span text:style-name="T61">object</text:span><text:tab/><text:tab/>nom proprement dit le l’objet en minuscules, <text:span text:style-name="T61">osdiv</text:span>,</text:p>
        </text:list-item>
        <text:list-item>
          <text:p text:style-name="P454"><text:span text:style-name="T61">typeObj</text:span><text:tab/><text:tab/>type de l’objet, ici <text:span text:style-name="T61">oscontainer</text:span>,</text:p>
        </text:list-item>
        <text:list-item>
          <text:p text:style-name="P435"><text:span text:style-name="T61">template</text:span><text:tab/><text:tab/>nom du fichier modèle, <text:span text:style-name="T61">osdiv.twig</text:span>.</text:p>
        </text:list-item>
      </text:list>
      <text:p text:style-name="P122">Les valeurs indiquées sont les bonnes, puisque le constructeur de l’objet initial, <text:span text:style-name="T61">OObject</text:span>, s’en sert pour reformuler certaines de ces valeurs de manières plus pratique pour les traitements à faire.</text:p>
      <text:p text:style-name="P122">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7"><text:tab/>{% if objet.classes is not empty %}</text:p>
      <text:p text:style-name="P407"><text:tab/><text:tab/>{% set objClass = objClass ~ " " ~ objet.classes <text:s/>%}</text:p>
      <text:p text:style-name="P407"><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7"><text:tab/><text:tab/>display: {{ objet.display <text:span text:style-name="T24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2">&lt;/div&gt;<text:bookmark-end text:name="__DdeLink__5404_262227166"/></text:p>
      <text:p text:style-name="P359">à la seco<text:span text:style-name="T246">n</text:span>de ligne de ce source, on affecte la variable <text:span text:style-name="T61">objClass</text:span> avec le contenu <text:span text:style-name="T249">retourné</text:span> par la méthode <text:span text:style-name="T13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60">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83"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0">Le fichier de configuration commencera par :</text:p>
      <text:list xml:id="list92659374380840" text:continue-numbering="true" text:style-name="L13">
        <text:list-item>
          <text:p text:style-name="P455"><text:span text:style-name="T61">object</text:span><text:tab/><text:tab/>nom proprement dit le l’objet en minuscules, <text:span text:style-name="T61">os</text:span><text:span text:style-name="T113">form</text:span>,</text:p>
        </text:list-item>
        <text:list-item>
          <text:p text:style-name="P455"><text:span text:style-name="T61">typeObj</text:span><text:tab/><text:tab/>type de l’objet, ici <text:span text:style-name="T61">oscontainer</text:span>,</text:p>
        </text:list-item>
        <text:list-item>
          <text:p text:style-name="P436"><text:span text:style-name="T61">template</text:span><text:tab/><text:tab/>nom du fichier modèle, <text:span text:style-name="T61">os</text:span><text:span text:style-name="T113">form</text:span><text:span text:style-name="T61">.twig</text:span>.</text:p>
        </text:list-item>
      </text:list>
      <text:p text:style-name="P124">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61">Un formulaire est formé de champs, qui peuvent être, obligatoires ou facultatifs. De fait il faut avoir le ou les attributs en conséquence pour gérer cette information :</text:p>
      <text:list xml:id="list1135227617" text:style-name="L14">
        <text:list-item>
          <text:p text:style-name="P462">l’attribut <text:span text:style-name="T61">fields</text:span> sera un tableau listant l’ensemble des champs du formulaire <text:span text:style-name="T250">(en clé)</text:span>, <text:span text:style-name="T250">et indiquant si le dit champ est requis ou non.</text:span></text:p>
        </text:list-item>
      </text:list>
      <text:p text:style-name="P124"><text:span text:style-name="T250">L</text:span>’attribut <text:span text:style-name="T61">fields</text:span> permettra de savoir la liste des champs formant le formulaire, mais précisera si le champ est requis avant de lancer toute procédure de validation, <text:span text:style-name="T250">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7">s,</text:span> on pourra voit d’inclure un tel mécanisme de <text:span text:style-name="T242">pré-validation.</text:span></text:p>
      <text:p text:style-name="P361">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968759348" text:style-name="L15">
        <text:list-item>
          <text:p text:style-name="P456">le nom de la classe ou objet contenant le méthode de validation,</text:p>
        </text:list-item>
        <text:list-item>
          <text:p text:style-name="P463">le nom proprement dit de la méthode de validation.</text:p>
        </text:list-item>
      </text:list>
      <text:p text:style-name="P131">Comme de formulaire se veut être l’agrégation <text:span text:style-name="T251">de</text:span> valeurs, l’attribut <text:span text:style-name="T61">formDatas</text:span> sera tableau contenant en clé, les identifiants des champs, et en valeur celle donnée par défaut ou restitué par la soumission du formulaire. <text:span text:style-name="T251">On pourra </text:span>initialiser directement les valeurs du formulaire par cet attribut, <text:span text:style-name="T251">en </text:span>respect<text:span text:style-name="T251">ant</text:span> les identifiants des objets inclus dans l’attribut <text:span text:style-name="T61">fields</text:span>.</text:p>
      <text:p text:style-name="P132">Qui dit formulaire, dit boutons de soumission. <text:span text:style-name="T282">2 possibilités s’offrent pour les gérer :</text:span></text:p>
      <text:list xml:id="list4160517543" text:style-name="L16">
        <text:list-item>
          <text:p text:style-name="P457">soit on ajoute des boutons, objets <text:span text:style-name="T61">ODButton</text:span>, pour assurer toute la gestion de la soumission en incluant les <text:span text:style-name="T283">besoins</text:span> de récupération des champs et valeurs du formulaire,</text:p>
        </text:list-item>
        <text:list-item>
          <text:p text:style-name="P437">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3">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57">Le bouton <text:span text:style-name="T44">Reset</text:span> aura la procédure de réinitialisation du formulaire attachée par défaut. Mais il faut avoir la possibilité :</text:p>
      <text:list xml:id="list3443164710" text:style-name="L17">
        <text:list-item>
          <text:p text:style-name="P459">d’en changer le label ou texte présenté,</text:p>
        </text:list-item>
        <text:list-item>
          <text:p text:style-name="P459">d’en charger l’aspect si nécessaire,</text:p>
        </text:list-item>
        <text:list-item>
          <text:p text:style-name="P459">d’y associer une autre méthode à déclencher, un autre type de gestion de l’événement ‘<text:span text:style-name="T44">click</text:span>’,</text:p>
        </text:list-item>
        <text:list-item>
          <text:p text:style-name="P438">de le rendre invisible, inactif suivant le cas.</text:p>
        </text:list-item>
      </text:list>
      <text:p text:style-name="P134"><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33">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4">Des méthodes </text:span><text:span text:style-name="T114">rmSubmitBtn(alias)</text:span><text:span text:style-name="T284">, </text:span><text:span text:style-name="T114">setSubmitBtns(array $submitBtns)</text:span><text:span text:style-name="T28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8">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01" text:outline-level="3"><text:bookmark-start text:name="__RefHeading___Toc8043_2064813250"/>Le constructeur de l’objet<text:bookmark-end text:name="__RefHeading___Toc8043_2064813250"/></text:h>
      <text:p text:style-name="P275">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5">u constructeur</text:span><text:bookmark-end text:name="__RefHeading___Toc8045_2064813250"/></text:h>
      <text:p text:style-name="P136">Le constructeur de l’objet <text:span text:style-name="T61">OSForm</text:span> ne recevra que son identifiant en paramètre en entrée.</text:p>
      <text:p text:style-name="P271"><text:span text:style-name="T285">→ appel au constructeur de l’objet parent, </text:span><text:span text:style-name="T115">OSContainer</text:span><text:span text:style-name="T285">, avec en paramètres </text:span><text:span text:style-name="T115">$id</text:span><text:span text:style-name="T285"> et </text:span>‘<text:span text:style-name="T44">oobjects/oscontainer/osform/osform.config.php</text:span>’</text:p>
      <text:p text:style-name="P271">→<text:span text:style-name="T286"> déclaration de l’objet Reset dans </text:span><text:span text:style-name="T116">$reset</text:span><text:span text:style-name="T286"> : </text:span><text:span text:style-name="T116">ODButton</text:span><text:span text:style-name="T60">(</text:span><text:span text:style-name="T116">$id</text:span><text:span text:style-name="T60">.’Reset’)</text:span></text:p>
      <text:p text:style-name="P271"><text:span text:style-name="T197">→ si</text:span><text:span text:style-name="T60"> </text:span><text:span text:style-name="T116">$reset</text:span><text:span text:style-name="T60"> </text:span><text:span text:style-name="T197">est une instance de la classe </text:span><text:span text:style-name="T116">ODButton</text:span></text:p>
      <text:p text:style-name="P271"><text:span text:style-name="T116"><text:tab/>→</text:span><text:span text:style-name="T118"> $reset→setType(‘reset’), $reset→setForm($this→id), $reset→setNature(‘warning’)</text:span></text:p>
      <text:p text:style-name="P232"><text:tab/>→<text:span text:style-name="T234"> </text:span>récupération des ‘<text:span text:style-name="T61">properties</text:span>’ de l’objet via la méthode <text:span text:style-name="T61">getProperties()</text:span></text:p>
      <text:p text:style-name="P272"><text:tab/>→<text:span text:style-name="T286"> </text:span><text:span text:style-name="T116">$properties[‘reset’]</text:span><text:span text:style-name="T286"> reçoit </text:span><text:span text:style-name="T116">$id</text:span><text:span text:style-name="T60">.’Reset’</text:span></text:p>
      <text:p text:style-name="P320"><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0"><text:tab/>→ retourne l’objet lui-même.</text:p>
      <text:p text:style-name="P79">→<text:span text:style-name="T288"> retourne </text:span><text:span text:style-name="T36">false</text:span><text:span text:style-name="T288"> pour problème sur construction de l’objet.</text:span></text:p>
      <text:h text:style-name="P501" text:outline-level="3"><text:bookmark-start text:name="__RefHeading___Toc8047_2064813250"/>Les méthodes relatives aux attributs spécifiques de l’objet<text:bookmark-end text:name="__RefHeading___Toc8047_2064813250"/></text:h>
      <text:p text:style-name="P382">On aura des méthodes relatives aux <text:span text:style-name="T287">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420472193" text:style-name="L18">
        <text:list-item>
          <text:p text:style-name="P442"><text:span text:style-name="T61">addNewField(OObject $child, bool $require, $mode =self::MODE_LAST, $params=null)</text:span>,</text:p>
        </text:list-item>
        <text:list-item>
          <text:p text:style-name="P442"><text:span text:style-name="T61">setChild(OObject $child, $value = null)</text:span>,</text:p>
        </text:list-item>
        <text:list-item>
          <text:p text:style-name="P442"><text:soft-page-break/><text:span text:style-name="T61">removeChild(OObject $child)</text:span>,</text:p>
        </text:list-item>
        <text:list-item>
          <text:p text:style-name="P442"><text:span text:style-name="T61">isChild(string $child)</text:span>,</text:p>
        </text:list-item>
        <text:list-item>
          <text:p text:style-name="P442"><text:span text:style-name="T61">hasChild()</text:span>,</text:p>
        </text:list-item>
        <text:list-item>
          <text:p text:style-name="P442"><text:span text:style-name="T61">countChildren()</text:span>,</text:p>
        </text:list-item>
        <text:list-item>
          <text:p text:style-name="P464">getChildren(),</text:p>
        </text:list-item>
        <text:list-item>
          <text:p text:style-name="P465">setFormDatas(array $formDatas),</text:p>
        </text:list-item>
        <text:list-item>
          <text:p text:style-name="P465">getFormDatas(),</text:p>
        </text:list-item>
        <text:list-item>
          <text:p text:style-name="P466">resetFormDatas(),</text:p>
        </text:list-item>
        <text:list-item>
          <text:p text:style-name="P467">getResetBtn(),</text:p>
        </text:list-item>
        <text:list-item>
          <text:p text:style-name="P467">addSubmitBtn($className, $methodName, $label = null),</text:p>
        </text:list-item>
        <text:list-item>
          <text:p text:style-name="P467">removeSubmitBtn($label),</text:p>
        </text:list-item>
        <text:list-item>
          <text:p text:style-name="P467">setSubmitBtns(array $submitsDef),</text:p>
        </text:list-item>
        <text:list-item>
          <text:p text:style-name="P466"><text:span text:style-name="T287">getSubmitBtn($label)</text:span>.</text:p>
        </text:list-item>
      </text:list>
      <text:p text:style-name="P413">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416">La méthode <text:span text:style-name="T104">setFormDatas(array $formDatas)</text:span> demande de faire un contrôle préalable sur le tableau <text:span text:style-name="T104">$formDatas</text:span> pour valider que toutes les clés fournies par le tableau sont bien des champs du formulaire.</text:p>
      <text:p text:style-name="P416">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6">a</text:span> mis à vide.</text:p>
      <text:h text:style-name="Heading_20_4" text:outline-level="4"><text:bookmark-start text:name="__RefHeading___Toc8978_135223327"/>Algorithme des méthodes privées<text:bookmark-end text:name="__RefHeading___Toc8978_135223327"/></text:h>
      <text:p text:style-name="P381">Ces méthodes sont des aides supplémentaires pour mettre en place les mécanismes de l’objet <text:span text:style-name="T133">OSForm </text:span>:</text:p>
      <text:list xml:id="list3384532532" text:style-name="L19">
        <text:list-item>
          <text:p text:style-name="P443"><text:span text:style-name="T61">private function propagateForm(OObject $object)</text:span>,</text:p>
        </text:list-item>
        <text:list-item>
          <text:p text:style-name="P443"><text:span text:style-name="T61">private function propagateRequire($object, bool $require)</text:span>,</text:p>
        </text:list-item>
        <text:list-item>
          <text:p text:style-name="P470">private function addField(OObject $object, bool $require)<text:span text:style-name="T183">.</text:span></text:p>
        </text:list-item>
      </text:list>
      <text:p text:style-name="P414"><text:span text:style-name="T183">La méthode </text:span><text:span text:style-name="T228">propagateForm()</text:span><text:span text:style-name="T183"> propage l’attribut </text:span><text:span text:style-name="T228">form</text:span><text:span text:style-name="T183"> à tous les objets, directement pour les objet de type </text:span><text:span text:style-name="T228">ODContained</text:span><text:span text:style-name="T183">, et indirectement au objet de type </text:span><text:span text:style-name="T228">ODContained</text:span><text:span text:style-name="T183"> contenu dans un objet de type </text:span><text:span text:style-name="T228">OSContainer</text:span><text:span text:style-name="T183">.</text:span></text:p>
      <text:p text:style-name="P414"><text:span text:style-name="T183">La méthode </text:span><text:span text:style-name="T228">addNewField()</text:span><text:span text:style-name="T183"> demande à préciser par le booléen </text:span><text:span text:style-name="T228">require</text:span><text:span text:style-name="T183">, si le champ est obligatoire à la saisie (valeur </text:span><text:span text:style-name="T194">true</text:span><text:span text:style-name="T183">) ou non </text:span><text:span text:style-name="T187">(valeur </text:span><text:span text:style-name="T195">false</text:span><text:span text:style-name="T187">)</text:span><text:span text:style-name="T183">. Dans le cas </text:span><text:span text:style-name="T187">où</text:span><text:span text:style-name="T183"> cet objet est de type </text:span><text:span text:style-name="T228">OSContainer</text:span><text:span text:style-name="T183">, il faut propager cette notion à l’ensemble des </text:span><text:span text:style-name="T187">objets</text:span><text:span text:style-name="T183"> de type </text:span><text:span text:style-name="T228">ODContained</text:span><text:span text:style-name="T183"> le formant, à quelque niveau que ce soit. Cet la méthode </text:span><text:span text:style-name="T228">propagateForm()</text:span><text:span text:style-name="T183"> qui assure cette fonction.</text:span></text:p>
      <text:p text:style-name="P415"><text:span text:style-name="T183">La méthode </text:span><text:span text:style-name="T228">addField()</text:span><text:span text:style-name="T183"> finalise l’action de la méthode </text:span><text:span text:style-name="T228">propagateForm()</text:span><text:span text:style-name="T183"> en alimentant les attributs </text:span><text:span text:style-name="T228">fields</text:span><text:span text:style-name="T183"> et </text:span><text:span text:style-name="T228">formDatas</text:span><text:span text:style-name="T183">.</text:span></text:p>
      <text:p text:style-name="P148">private function propagateForm(OObject $object),</text:p>
      <text:p text:style-name="P155">→<text:span text:style-name="T252"> affectation à </text:span><text:span text:style-name="T101">$object</text:span><text:span text:style-name="T252">, attribut </text:span><text:span text:style-name="T101">form</text:span><text:span text:style-name="T252"> de la valeur de l’identifiant de l’objet courant,</text:span></text:p>
      <text:p text:style-name="P155">→<text:span text:style-name="T252"> si $objet est une instance de </text:span><text:span text:style-name="T101">OSContainer</text:span></text:p>
      <text:p text:style-name="P226"><text:tab/>→<text:span text:style-name="T234"> </text:span>récupération des ‘<text:span text:style-name="T101">children</text:span>’ de l’objet via la méthode <text:span text:style-name="T101">$object→getChildren()</text:span></text:p>
      <text:p text:style-name="P182"><text:tab/>→<text:span text:style-name="T234"> pour chaque </text:span><text:span text:style-name="T92">$children</text:span><text:span text:style-name="T234"> en </text:span><text:span text:style-name="T92">$</text:span><text:span text:style-name="T101">child</text:span></text:p>
      <text:p text:style-name="P182"><text:span text:style-name="T92"><text:tab/><text:tab/></text:span><text:span text:style-name="T234">→ appel à </text:span><text:span text:style-name="T101">propagateForm($child)</text:span></text:p>
      <text:p text:style-name="P149">private function propagateRequire($object, bool $require),</text:p>
      <text:p text:style-name="P156">→<text:span text:style-name="T253"> initialisation de la variable de retour </text:span><text:span text:style-name="T102">$ret</text:span><text:span text:style-name="T253"> à </text:span><text:span text:style-name="T26">false</text:span></text:p>
      <text:p text:style-name="P157">→<text:span text:style-name="T252"> si </text:span><text:span text:style-name="T101">$objet </text:span><text:span text:style-name="T252">est une instance de </text:span><text:span text:style-name="T101">OSContainer</text:span></text:p>
      <text:p text:style-name="P227"><text:tab/>→<text:span text:style-name="T234"> </text:span>récupération des ‘<text:span text:style-name="T101">children</text:span>’ de l’objet via la méthode <text:span text:style-name="T101">$object→getChildren()</text:span></text:p>
      <text:p text:style-name="P183"><text:tab/>→<text:span text:style-name="T234"> pour chaque </text:span><text:span text:style-name="T92">$children</text:span><text:span text:style-name="T234"> en </text:span><text:span text:style-name="T92">$</text:span><text:span text:style-name="T101">child</text:span></text:p>
      <text:p text:style-name="P183"><text:soft-page-break/><text:span text:style-name="T92"><text:tab/><text:tab/></text:span><text:span text:style-name="T234">→ appel à </text:span><text:span text:style-name="T101">propagate</text:span><text:span text:style-name="T102">Require</text:span><text:span text:style-name="T101">($child, </text:span><text:span text:style-name="T102">$require</text:span><text:span text:style-name="T101">)</text:span><text:span text:style-name="T252"> mis retour dans </text:span><text:span text:style-name="T102">$ret</text:span></text:p>
      <text:p text:style-name="P157">→<text:span text:style-name="T252"> si </text:span><text:span text:style-name="T101">$objet</text:span><text:span text:style-name="T252"> est une instance de </text:span><text:span text:style-name="T101">O</text:span><text:span text:style-name="T102">D</text:span><text:span text:style-name="T101">Containe</text:span><text:span text:style-name="T102">d</text:span></text:p>
      <text:p text:style-name="P158"><text:tab/>→ appel de la méthode <text:span text:style-name="T61">addField($object, $require)</text:span> mis retour dans <text:span text:style-name="T61">$ret</text:span></text:p>
      <text:p text:style-name="P158">→ sinon</text:p>
      <text:p text:style-name="P158"><text:tab/>→ génération d’une exception <text:span text:style-name="T2">PHP </text:span>: '<text:span text:style-name="T44">unknow type of object</text:span>'</text:p>
      <text:p text:style-name="P157">→<text:span text:style-name="T253"> retourne la valeur contenue dans la variable </text:span><text:span text:style-name="T102">$ret</text:span></text:p>
      <text:p text:style-name="P148">private function addField(OObject $object, bool $require)</text:p>
      <text:p text:style-name="P227">→<text:span text:style-name="T234"> </text:span>récupération des ‘<text:span text:style-name="T61">properties</text:span>’ de l’objet via la méthode <text:span text:style-name="T61">getProperties()</text:span></text:p>
      <text:p text:style-name="P211">→<text:span text:style-name="T253"> récupération dans </text:span><text:span text:style-name="T102">$fields</text:span><text:span text:style-name="T253"> de </text:span><text:span text:style-name="T102">$properties[‘fields’]</text:span></text:p>
      <text:p text:style-name="P211">→<text:span text:style-name="T253"> récupération dans </text:span><text:span text:style-name="T102">$formDatas</text:span><text:span text:style-name="T253"> de </text:span><text:span text:style-name="T102">$properties[‘formDatas’]</text:span></text:p>
      <text:p text:style-name="P211">→<text:span text:style-name="T253"> si </text:span><text:span text:style-name="T102">$object→getId()</text:span><text:span text:style-name="T253"> n’est pas une clé de </text:span><text:span text:style-name="T102">$fields</text:span></text:p>
      <text:p text:style-name="P141"><text:tab/>→<text:span text:style-name="T253"> </text:span><text:span text:style-name="T102">$fields[$object→getId()]</text:span><text:span text:style-name="T253"> reçoit </text:span><text:span text:style-name="T102">$require</text:span></text:p>
      <text:p text:style-name="P141"><text:tab/>→<text:span text:style-name="T253"> </text:span><text:span text:style-name="T102">$formDatas[$object→getId()]</text:span><text:span text:style-name="T253"> reçoit </text:span><text:span text:style-name="T102">$object→getValue()</text:span></text:p>
      <text:p text:style-name="P141"><text:tab/>→<text:span text:style-name="T253"> </text:span><text:span text:style-name="T102">$properties[‘fields’] </text:span><text:span text:style-name="T253">reçoit </text:span><text:span text:style-name="T102">$fields</text:span></text:p>
      <text:p text:style-name="P141"><text:tab/>→<text:span text:style-name="T253"> </text:span><text:span text:style-name="T102">$properties[‘formDatas’]</text:span><text:span text:style-name="T253"> reçoit </text:span><text:span text:style-name="T102">$formDatas</text:span></text:p>
      <text:p text:style-name="P318"><text:span text:style-name="T158">→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0">addNewField(OObject $child, bool $require, $mode =self::MODE_LAST, $params=null)</text:p>
      <text:p text:style-name="P159">→<text:span text:style-name="T258"> si </text:span><text:span text:style-name="T103">propagateRequire($child, $require)</text:span><text:span text:style-name="T258"> retourne Vrai (true)</text:span></text:p>
      <text:p text:style-name="P159"><text:tab/>→<text:span text:style-name="T258"> appel à méthode </text:span><text:span text:style-name="T103">addChild($child, $mode, $params)</text:span><text:span text:style-name="T258"> de l’objet parent (</text:span><text:span text:style-name="T103">OSContainer</text:span><text:span text:style-name="T258">)</text:span></text:p>
      <text:p text:style-name="P159"><text:tab/>→<text:span text:style-name="T258"> pour chaque enfant de l’objet (</text:span><text:span text:style-name="T103">$this→getChildren()</text:span><text:span text:style-name="T258">) pris comme </text:span><text:span text:style-name="T103">$aChild</text:span></text:p>
      <text:p text:style-name="P159"><text:tab/><text:tab/>→<text:span text:style-name="T258"> exécuter la méthode </text:span><text:span text:style-name="T103">$this→propagateForm($aChild)</text:span></text:p>
      <text:p text:style-name="P160"><text:tab/>→<text:span text:style-name="T258"> retourne l’objet lui-même.</text:span></text:p>
      <text:p text:style-name="P160">→<text:span text:style-name="T258"> si </text:span><text:span text:style-name="T103">propagateRequire($child, $require)</text:span><text:span text:style-name="T258"> retourne Faux (</text:span><text:span text:style-name="T27">false</text:span><text:span text:style-name="T258">), retourne la valeur </text:span><text:span text:style-name="T16">false</text:span><text:span text:style-name="T223">.</text:span></text:p>
      <text:p text:style-name="P150">setChild(OObject $child, $value = null)</text:p>
      <text:p text:style-name="P160">→<text:span text:style-name="T258"> appel à méthode </text:span><text:span text:style-name="T103">setChild($child, $value)</text:span><text:span text:style-name="T258"> de l’objet parent (</text:span><text:span text:style-name="T103">OSContainer</text:span><text:span text:style-name="T258">)</text:span></text:p>
      <text:p text:style-name="P160">→<text:span text:style-name="T258"> </text:span><text:span text:style-name="T27">$child→setForm($this→getId())</text:span></text:p>
      <text:p text:style-name="P163">→ retourne l’objet lui-même.</text:p>
      <text:p text:style-name="P151">removeChild(OObject $child)</text:p>
      <text:p text:style-name="P160">→<text:span text:style-name="T258"> appel à méthode </text:span><text:span text:style-name="T103">setChild($child, $value)</text:span><text:span text:style-name="T258"> de l’objet parent (</text:span><text:span text:style-name="T103">OSContainer</text:span><text:span text:style-name="T258">)</text:span></text:p>
      <text:p text:style-name="P160">→<text:span text:style-name="T258"> appel à la méthode $this-&gt;removeField($child)</text:span></text:p>
      <text:p text:style-name="P163">→ retourne l’objet lui-même.</text:p>
      <text:p text:style-name="P151">isChild(string $child)</text:p>
      <text:p text:style-name="P229">→<text:span text:style-name="T234"> </text:span>récupération des ‘<text:span text:style-name="T61">properties</text:span>’ de l’objet via la méthode <text:span text:style-name="T61">getProperties()</text:span></text:p>
      <text:p text:style-name="P161">→<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1">→<text:span text:style-name="T259"> pour chaque </text:span><text:span text:style-name="T104">$fields</text:span><text:span text:style-name="T259"> pris comme </text:span><text:span text:style-name="T104">$field</text:span></text:p>
      <text:p text:style-name="P161"><text:tab/>→<text:span text:style-name="T259"> si </text:span><text:span text:style-name="T104">$field</text:span><text:span text:style-name="T259"> est égale à </text:span><text:span text:style-name="T104">$child</text:span><text:span text:style-name="T259"> → retourner la valeur Vrai (</text:span><text:span text:style-name="T28">true</text:span><text:span text:style-name="T259">)</text:span></text:p>
      <text:p text:style-name="P161">→<text:span text:style-name="T259"> retourne la valeur Faux (</text:span><text:span text:style-name="T28">false</text:span><text:span text:style-name="T259">) pour enfant non trouvé</text:span></text:p>
      <text:p text:style-name="P150">hasChild()</text:p>
      <text:p text:style-name="P159">→<text:span text:style-name="T259"> retourne le résultat du test : </text:span><text:span text:style-name="T104">$this→countChildre() &gt; 0</text:span></text:p>
      <text:p text:style-name="P150">countChildren()</text:p>
      <text:p text:style-name="P230">→<text:span text:style-name="T234"> </text:span>récupération des ‘<text:span text:style-name="T61">properties</text:span>’ de l’objet via la méthode <text:span text:style-name="T61">getProperties()</text:span></text:p>
      <text:p text:style-name="P213">→<text:span text:style-name="T259"> retourne la valeur </text:span><text:span text:style-name="T54">(int) sizeOf</text:span><text:span text:style-name="T259">(</text:span><text:span text:style-name="T104">$properties[‘fields’]</text:span><text:span text:style-name="T259">)</text:span></text:p>
      <text:p text:style-name="P362">getChildren()</text:p>
      <text:p text:style-name="P230">→<text:span text:style-name="T234"> </text:span>récupération des ‘<text:span text:style-name="T61">properties</text:span>’ de l’objet via la méthode <text:span text:style-name="T61">getProperties()</text:span></text:p>
      <text:p text:style-name="P162">→<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2"><text:soft-page-break/>→<text:span text:style-name="T259"> initialisation du tableau </text:span><text:span text:style-name="T104">$children</text:span><text:span text:style-name="T259"> à vide</text:span></text:p>
      <text:p text:style-name="P162">→<text:span text:style-name="T259"> pour chaque </text:span><text:span text:style-name="T104">$fields</text:span><text:span text:style-name="T259"> pris comme </text:span><text:span text:style-name="T104">$field</text:span></text:p>
      <text:p text:style-name="P162"><text:tab/>→<text:span text:style-name="T259"> mettre dans </text:span><text:span text:style-name="T104">$children[]</text:span><text:span text:style-name="T259"> la valeur retournée par </text:span><text:span text:style-name="T104">Oobject::buildObject($field)</text:span></text:p>
      <text:p text:style-name="P162">→<text:span text:style-name="T259"> retourne la valeur contenue dans </text:span><text:span text:style-name="T104">$children</text:span></text:p>
      <text:p text:style-name="P247"><text:span text:style-name="T259">s</text:span>et<text:span text:style-name="T259">FormDatas</text:span>(<text:span text:style-name="T259">array $formDatas</text:span>)</text:p>
      <text:p text:style-name="P231">→ récupération des ‘<text:span text:style-name="T61">properties</text:span>’ de l’objet via la méthode <text:span text:style-name="T61">getProperties()</text:span></text:p>
      <text:p text:style-name="P231"><text:span text:style-name="T158">→</text:span><text:span text:style-name="T172"> récupération dans </text:span><text:span text:style-name="T107">$fields </text:span><text:span text:style-name="T172">de </text:span><text:span text:style-name="T107">$properties[‘fields’]</text:span><text:span text:style-name="T172">,</text:span></text:p>
      <text:p text:style-name="P231"><text:span text:style-name="T172">→</text:span><text:span text:style-name="T107"> </text:span><text:span text:style-name="T108">$</text:span><text:span text:style-name="T107">topOk </text:span><text:span text:style-name="T172">intialisé à vrai (</text:span><text:span text:style-name="T107">true</text:span><text:span text:style-name="T172">)</text:span></text:p>
      <text:p text:style-name="P231"><text:span text:style-name="T172">→ pour chaque </text:span><text:span text:style-name="T107">$formDatas</text:span><text:span text:style-name="T172"> pris comme </text:span><text:span text:style-name="T107">$cle</text:span><text:span text:style-name="T172"> et </text:span><text:span text:style-name="T107">$data</text:span></text:p>
      <text:p text:style-name="P231"><text:span text:style-name="T107"><text:tab/></text:span><text:span text:style-name="T172">→ si </text:span><text:span text:style-name="T107">$cle</text:span><text:span text:style-name="T172"> n’est pas une clé d’accès dans le tableau </text:span><text:span text:style-name="T107">$fields</text:span><text:span text:style-name="T172"> : </text:span></text:p>
      <text:p text:style-name="P231"><text:span text:style-name="T172"><text:tab/><text:tab/>→ </text:span><text:span text:style-name="T107">$topOK </text:span><text:span text:style-name="T172">re</text:span><text:span text:style-name="T173">ç</text:span><text:span text:style-name="T172">oit </text:span><text:span text:style-name="T107">false</text:span></text:p>
      <text:p text:style-name="P214"><text:tab/><text:tab/>→ fin boucle</text:p>
      <text:p text:style-name="P231"><text:span text:style-name="T172">→ si </text:span><text:span text:style-name="T173">$</text:span><text:span text:style-name="T107">topOk</text:span><text:span text:style-name="T172"> est à </text:span><text:span text:style-name="T107">true</text:span></text:p>
      <text:p text:style-name="P231"><text:span text:style-name="T172"><text:tab/>→ pour chaque </text:span><text:span text:style-name="T107">$formDatas</text:span><text:span text:style-name="T172"> pris comme </text:span><text:span text:style-name="T107">$cle</text:span><text:span text:style-name="T172"> et </text:span><text:span text:style-name="T107">$data</text:span></text:p>
      <text:p text:style-name="P231"><text:span text:style-name="T172"><text:tab/><text:tab/>→ </text:span><text:span text:style-name="T107">$objet</text:span><text:span text:style-name="T172"> reçoit </text:span><text:span text:style-name="T107">O</text:span><text:span text:style-name="T108">O</text:span><text:span text:style-name="T107">bject::buildObject($cle)</text:span></text:p>
      <text:p text:style-name="P231"><text:span text:style-name="T172"><text:tab/><text:tab/>→ </text:span><text:span text:style-name="T107">$objet→setValue($datas)</text:span></text:p>
      <text:p text:style-name="P214"><text:tab/>→ retour l’objet lui-même</text:p>
      <text:p text:style-name="P231"><text:span text:style-name="T172">→ retourne la valeur </text:span><text:span text:style-name="T107">false</text:span></text:p>
      <text:p text:style-name="P248">get<text:span text:style-name="T259">FormDatas</text:span>()</text:p>
      <text:p text:style-name="P230">→ récupération des ‘<text:span text:style-name="T61">properties</text:span>’ de l’objet via la méthode <text:span text:style-name="T61">getProperties()</text:span></text:p>
      <text:p text:style-name="P230">→ si la clé ‘<text:span text:style-name="T138">formDatas</text:span>’ existe dans le tableau <text:span text:style-name="T61">$properties</text:span> : retourne <text:span text:style-name="T61">$properties[‘</text:span><text:span text:style-name="T138">formDatas</text:span><text:span text:style-name="T61">’]</text:span></text:p>
      <text:p text:style-name="P350">→ si la clé ‘<text:span text:style-name="T104">formDatas</text:span>’ n’existe pas, retourne la valeur <text:span text:style-name="T2">false</text:span>.</text:p>
      <text:p text:style-name="P248"><text:span text:style-name="T265">resetFormDatas</text:span>()</text:p>
      <text:p text:style-name="P231">→ récupération des ‘<text:span text:style-name="T61">properties</text:span>’ de l’objet via la méthode <text:span text:style-name="T61">getProperties()</text:span></text:p>
      <text:p text:style-name="P231"><text:span text:style-name="T183">→</text:span><text:span text:style-name="T189"> récupération dans </text:span><text:span text:style-name="T107">$fields</text:span><text:span text:style-name="T172"> de </text:span><text:span text:style-name="T107">$properties[‘fields’]</text:span><text:span text:style-name="T172">,</text:span></text:p>
      <text:p text:style-name="P231"><text:span text:style-name="T172">→ pour chaque </text:span><text:span text:style-name="T173">$</text:span><text:span text:style-name="T107">fields</text:span><text:span text:style-name="T172"> pris comme </text:span><text:span text:style-name="T107">$cle</text:span><text:span text:style-name="T172"> et </text:span><text:span text:style-name="T107">$require</text:span></text:p>
      <text:p text:style-name="P231"><text:span text:style-name="T172"><text:tab/>→ </text:span><text:span text:style-name="T107">$object</text:span><text:span text:style-name="T172"> reçoit </text:span><text:span text:style-name="T107">O</text:span><text:span text:style-name="T108">O</text:span><text:span text:style-name="T107">bject::buildObject($cle)</text:span></text:p>
      <text:p text:style-name="P231"><text:span text:style-name="T172"><text:tab/>→ </text:span><text:span text:style-name="T107">$object→setValue($object→getDefault() &amp;&amp; ‘’)</text:span></text:p>
      <text:p text:style-name="P208">→ retourne l’objet lui-même</text:p>
      <text:p text:style-name="P363">getResetBtn()</text:p>
      <text:p text:style-name="P233">→ récupération des ‘<text:span text:style-name="T61">properties</text:span>’ de l’objet via la méthode <text:span text:style-name="T61">getProperties()</text:span></text:p>
      <text:p text:style-name="P233"><text:span text:style-name="T158">→</text:span><text:span text:style-name="T177"> </text:span><text:span text:style-name="T117">$reset</text:span><text:span text:style-name="T177"> reçoit </text:span><text:span text:style-name="T117">Oobject::buildObject($properties[‘reset’])</text:span></text:p>
      <text:p text:style-name="P233"><text:span text:style-name="T177">→ retourne </text:span><text:span text:style-name="T117">$reset</text:span></text:p>
      <text:p text:style-name="P364"><text:bookmark-start text:name="__DdeLink__8720_1097217395"/>addSubmitBtn($className, $methodName, $label = null)<text:bookmark-end text:name="__DdeLink__8720_1097217395"/></text:p>
      <text:p text:style-name="P367"><text:span text:style-name="T177">→</text:span><text:span text:style-name="T178"> si </text:span><text:span text:style-name="T291">$className</text:span><text:span text:style-name="T178"> &amp;&amp; </text:span><text:span text:style-name="T198">$methdName</text:span><text:span text:style-name="T178"> ne sont pas vides</text:span></text:p>
      <text:p text:style-name="P383"><text:tab/>→ si <text:span text:style-name="T120">$</text:span><text:span text:style-name="T61">className</text:span> est bien une classe d’un objet du projet</text:p>
      <text:p text:style-name="P234"><text:tab/><text:tab/>→ récupération des ‘<text:span text:style-name="T61">properties</text:span>’ de l’objet via la méthode <text:span text:style-name="T61">getProperties()</text:span></text:p>
      <text:p text:style-name="P234"><text:span text:style-name="T158"><text:tab/><text:tab/>→</text:span><text:span text:style-name="T178"> si</text:span><text:span text:style-name="T118"> $label</text:span><text:span text:style-name="T178"> est vide : </text:span><text:span text:style-name="T118">$label</text:span><text:span text:style-name="T178"> reçoit </text:span><text:span text:style-name="T118">$this→getId().sizeof($properties[‘submits’])</text:span></text:p>
      <text:p text:style-name="P267"><text:span text:style-name="T158"><text:tab/><text:tab/>→ </text:span>$submit<text:span text:style-name="T158"> reçoit </text:span><text:span text:style-name="T181">instanciation</text:span><text:span text:style-name="T158"> de </text:span>ODButton($label)</text:p>
      <text:p text:style-name="P267"><text:span text:style-name="T158"><text:tab/><text:tab/>→ si </text:span>$submit<text:span text:style-name="T158"> instance de </text:span>ODButton</text:p>
      <text:p text:style-name="P267"><text:tab/><text:tab/><text:tab/>→ <text:bookmark-start text:name="__DdeLink__8741_1097217395"/>$submit→setType(‘submit’), $submit→setNature(‘success’), $submit→setForm($this→id)</text:p>
      <text:p text:style-name="P267"><text:tab/><text:tab/><text:tab/>→ $submit→evtClick($className, $methodeName)</text:p>
      <text:p text:style-name="P268"><text:tab/><text:tab/><text:tab/>→ $properties[‘submits’][$label] = $label<text:bookmark-end text:name="__DdeLink__8741_1097217395"/></text:p>
      <text:p text:style-name="P419"><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1"><text:tab/><text:tab/><text:tab/>→ retourne l’objet lui-même.</text:p>
      <text:p text:style-name="P74"><text:span text:style-name="T148">→ retourne </text:span><text:span text:style-name="T37">false</text:span><text:span text:style-name="T148"> sur problème de construction ajout de bouton de soumission du formulaire</text:span></text:p>
      <text:p text:style-name="P365"><text:bookmark-start text:name="__DdeLink__8759_1097217395"/>removeSubmitBtn($label)<text:bookmark-end text:name="__DdeLink__8759_1097217395"/></text:p>
      <text:p text:style-name="P384"><text:soft-page-break/>→<text:span text:style-name="T289">si </text:span><text:span text:style-name="T38">$label</text:span><text:span text:style-name="T289"> est non vide</text:span></text:p>
      <text:p text:style-name="P384"><text:span text:style-name="T289"><text:tab/>→ si </text:span><text:span text:style-name="T119">$label</text:span><text:span text:style-name="T289"> est numérique : </text:span><text:span text:style-name="T119">$label </text:span><text:span text:style-name="T289">→ </text:span><text:span text:style-name="T119">$this→getId(),$label</text:span></text:p>
      <text:p text:style-name="P389"><text:span text:style-name="T190"><text:tab/></text:span><text:span text:style-name="T218">→ récupération des ‘</text:span><text:span text:style-name="T79">properties</text:span><text:span text:style-name="T218">’ de l’objet via la méthode </text:span><text:span text:style-name="T79">getProperties()</text:span></text:p>
      <text:p text:style-name="P389"><text:span text:style-name="T179"><text:tab/>→</text:span><text:span text:style-name="T180"> récupération de </text:span><text:span text:style-name="T119">$submits</text:span><text:span text:style-name="T180"> par </text:span><text:span text:style-name="T119">$properties[‘submits’]</text:span></text:p>
      <text:p text:style-name="P389"><text:span text:style-name="T180"><text:tab/>→ si </text:span><text:span text:style-name="T119">$label</text:span><text:span text:style-name="T190"> valeur dans </text:span><text:span text:style-name="T119">$submits</text:span></text:p>
      <text:p text:style-name="P389"><text:span text:style-name="T180"><text:tab/><text:tab/>→ suppression de </text:span><text:span text:style-name="T181">l’occurrence</text:span><text:span text:style-name="T180"> </text:span><text:span text:style-name="T119">$submits[$label]</text:span></text:p>
      <text:p text:style-name="P389"><text:span text:style-name="T180"><text:tab/><text:tab/>→ destruction de l’objet avec </text:span><text:span text:style-name="T119">OObject::destroyObject($label)</text:span></text:p>
      <text:p text:style-name="P389"><text:span text:style-name="T180"><text:tab/><text:tab/>→ </text:span><text:span text:style-name="T119">$properties[‘submits’] </text:span><text:span text:style-name="T180">reçoit</text:span><text:span text:style-name="T119"> $submits</text:span></text:p>
      <text:p text:style-name="P33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2"><text:tab/><text:tab/>→ retourne l’objet lui-même.</text:p>
      <text:p text:style-name="P235"><text:span text:style-name="T177">→ retourne </text:span><text:span text:style-name="T119">false</text:span></text:p>
      <text:p text:style-name="P365"><text:bookmark-start text:name="__DdeLink__8762_1097217395"/>setSubmitBtns(array $submitsDef)<text:bookmark-end text:name="__DdeLink__8762_1097217395"/></text:p>
      <text:p text:style-name="P384">→<text:span text:style-name="T290"> si </text:span><text:span text:style-name="T120">$submitsDef</text:span><text:span text:style-name="T290"> est non vide</text:span></text:p>
      <text:p text:style-name="P384"><text:tab/>→<text:span text:style-name="T290"> si </text:span><text:span text:style-name="T120">$submitsDef</text:span><text:span text:style-name="T290"> est un tableau</text:span></text:p>
      <text:p text:style-name="P386"><text:tab/><text:tab/>→<text:span text:style-name="T292"> </text:span><text:span text:style-name="T121">$validateArray</text:span><text:span text:style-name="T292"> reçoit </text:span><text:span text:style-name="T39">true</text:span></text:p>
      <text:p text:style-name="P386"><text:tab/><text:tab/>→<text:span text:style-name="T292"> pour chaque </text:span><text:span text:style-name="T121">$submitsDef</text:span><text:span text:style-name="T292"> pris comme </text:span><text:span text:style-name="T121">$submitDef</text:span></text:p>
      <text:p text:style-name="P386"><text:tab/><text:tab/><text:tab/>→<text:span text:style-name="T292"> si </text:span><text:span text:style-name="T121">$submitDef </text:span><text:span text:style-name="T292">n’est pas un tableau ou ne contient pas les clés ‘</text:span><text:span text:style-name="T39">className</text:span><text:span text:style-name="T292">’, ‘</text:span><text:span text:style-name="T39">methodName</text:span><text:span text:style-name="T292">’</text:span></text:p>
      <text:p text:style-name="P386"><text:tab/><text:tab/><text:tab/><text:tab/>→<text:span text:style-name="T292"> </text:span><text:span text:style-name="T121">$validateArray</text:span><text:span text:style-name="T292"> reçoit </text:span><text:span text:style-name="T39">false</text:span></text:p>
      <text:p text:style-name="P386"><text:tab/><text:tab/><text:tab/><text:tab/>→<text:span text:style-name="T292"> arrêt de la boucle</text:span></text:p>
      <text:p text:style-name="P386"><text:tab/><text:tab/>→<text:span text:style-name="T292"> si </text:span><text:span text:style-name="T121">$validateArray</text:span><text:span text:style-name="T292"> a pour valeur </text:span><text:span text:style-name="T39">true</text:span></text:p>
      <text:p text:style-name="P386"><text:tab/><text:tab/><text:tab/>→<text:span text:style-name="T292"> pour chaque </text:span><text:span text:style-name="T121">$submitsDef</text:span><text:span text:style-name="T292"> pris comme </text:span><text:span text:style-name="T121">$submitDef → $event</text:span></text:p>
      <text:p text:style-name="P386"><text:span text:style-name="T292"><text:tab/><text:tab/><text:tab/><text:tab/>→</text:span><text:span text:style-name="T121"> </text:span><text:bookmark-start text:name="__DdeLink__8781_1097217395"/><text:span text:style-name="T121">$submit</text:span><text:span text:style-name="T292"> reçoit </text:span><text:span text:style-name="T121">ODButton($submitDef)</text:span><text:bookmark-end text:name="__DdeLink__8781_1097217395"/></text:p>
      <text:p text:style-name="P304"><text:bookmark-start text:name="__DdeLink__8783_1097217395"/>→ $submit→setType(‘submit’)</text:p>
      <text:p text:style-name="P308">→<text:span text:style-name="T292"> </text:span>$submit→setNature(‘success’), $submit→setForm($this→id)</text:p>
      <text:p text:style-name="P308">→ $submit→evtClick($<text:span text:style-name="T292">event[‘c</text:span>lassName’<text:span text:style-name="T292">]</text:span>, $<text:span text:style-name="T292">event[‘</text:span>methodeName’<text:span text:style-name="T292">]</text:span>)</text:p>
      <text:p text:style-name="P309"><text:span text:style-name="T139">→ $properties[‘submits’][</text:span><text:span text:style-name="T61">$submitDef</text:span><text:span text:style-name="T139">] = </text:span><text:bookmark-end text:name="__DdeLink__8783_1097217395"/><text:span text:style-name="T139">$submitDef</text:span></text:p>
      <text:p text:style-name="P42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23">→ retourne l’objet lui-même.</text:p>
      <text:p text:style-name="P75"><text:span text:style-name="T177">→ retourne </text:span><text:span text:style-name="T119">false</text:span></text:p>
      <text:p text:style-name="P82"><text:span text:style-name="T290">s</text:span>et<text:span text:style-name="T289">Submit</text:span>Btn(<text:span text:style-name="T289">$label, </text:span>)</text:p>
      <text:p text:style-name="P385">→<text:span text:style-name="T289">si </text:span><text:span text:style-name="T119">$label</text:span><text:span text:style-name="T289"> est non vide</text:span></text:p>
      <text:p text:style-name="P388"><text:tab/>→ si <text:span text:style-name="T61">$label</text:span> est numérique : <text:span text:style-name="T61">$label → $this→getId(),$</text:span><text:span text:style-name="T120">l</text:span><text:span text:style-name="T61">abel</text:span></text:p>
      <text:p text:style-name="P390"><text:span text:style-name="T190"><text:tab/></text:span><text:span text:style-name="T218">→ récupération des ‘</text:span><text:span text:style-name="T79">properties</text:span><text:span text:style-name="T218">’ de l’objet via la méthode </text:span><text:span text:style-name="T79">getProperties()</text:span></text:p>
      <text:p text:style-name="P390"><text:span text:style-name="T179"><text:tab/>→</text:span><text:span text:style-name="T180"> récupération de </text:span><text:span text:style-name="T119">$submits</text:span><text:span text:style-name="T180"> par </text:span><text:span text:style-name="T119">$properties[‘submits’]</text:span></text:p>
      <text:p text:style-name="P390"><text:span text:style-name="T180"><text:tab/>→ si </text:span><text:span text:style-name="T119">$label</text:span><text:span text:style-name="T190"> valeur </text:span><text:span text:style-name="T191">présente</text:span><text:span text:style-name="T190"> dans </text:span><text:span text:style-name="T119">$submits</text:span></text:p>
      <text:p text:style-name="P390"><text:span text:style-name="T119"><text:tab/><text:tab/></text:span><text:span text:style-name="T179">→ </text:span><text:span text:style-name="T119">$</text:span><text:span text:style-name="T125">submit reçoit OObject ::buildObject($label)</text:span></text:p>
      <text:p text:style-name="P368"><text:tab/><text:tab/>→ $submit→evtClick($className, $methodName)</text:p>
      <text:p text:style-name="P332"><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3"><text:tab/><text:tab/>→ retourne l’objet lui-même.</text:p>
      <text:p text:style-name="P236"><text:span text:style-name="T177">→ retourne </text:span><text:span text:style-name="T119">false</text:span></text:p>
      <text:p text:style-name="P366"><text:soft-page-break/>get<text:span text:style-name="T289">Submit</text:span>Btn(<text:span text:style-name="T289">$label</text:span>)</text:p>
      <text:p text:style-name="P385">→<text:span text:style-name="T289">si </text:span><text:span text:style-name="T119">$label</text:span><text:span text:style-name="T289"> est non vide</text:span></text:p>
      <text:p text:style-name="P387"><text:tab/>→ si <text:span text:style-name="T61">$label</text:span> est numérique : <text:span text:style-name="T61">$label → $this→getId(),$</text:span><text:span text:style-name="T120">l</text:span><text:span text:style-name="T61">abel</text:span></text:p>
      <text:p text:style-name="P389"><text:span text:style-name="T190"><text:tab/></text:span><text:span text:style-name="T218">→ récupération des ‘</text:span><text:span text:style-name="T79">properties</text:span><text:span text:style-name="T218">’ de l’objet via la méthode </text:span><text:span text:style-name="T79">getProperties()</text:span></text:p>
      <text:p text:style-name="P389"><text:span text:style-name="T179"><text:tab/>→</text:span><text:span text:style-name="T180"> récupération de </text:span><text:span text:style-name="T119">$submits</text:span><text:span text:style-name="T180"> par </text:span><text:span text:style-name="T119">$properties[‘submits’]</text:span></text:p>
      <text:p text:style-name="P389"><text:span text:style-name="T180"><text:tab/>→ si </text:span><text:span text:style-name="T119">$label</text:span><text:span text:style-name="T190"> valeur dans </text:span><text:span text:style-name="T119">$submits</text:span></text:p>
      <text:p text:style-name="P389"><text:span text:style-name="T119"><text:tab/><text:tab/></text:span><text:span text:style-name="T179">→</text:span><text:span text:style-name="T158"> </text:span><text:span text:style-name="T180">retourner la valeur </text:span><text:span text:style-name="T61">Oobject::buildObject($</text:span><text:span text:style-name="T119">label</text:span><text:span text:style-name="T61">)</text:span></text:p>
      <text:p text:style-name="P235"><text:span text:style-name="T177">→ retourne </text:span><text:span text:style-name="T119">false</text:span></text:p>
      <text:p text:style-name="P81"/>
      <text:h text:style-name="P495" text:outline-level="3"><text:bookmark-start text:name="__RefHeading___Toc8893_135223327"/>Code JavaScript, code CSS de gestion de l’objet<text:bookmark-end text:name="__RefHeading___Toc8893_135223327"/></text:h>
      <text:h text:style-name="P519"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20"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2"><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7">sform</text:span>(obj) {</text:p>
      <text:p text:style-name="Preformatted_20_Text"><text:s text:c="4"/>this.id = obj.attr('id');</text:p>
      <text:p text:style-name="Preformatted_20_Text">}</text:p>
      <text:p text:style-name="Preformatted_20_Text"/>
      <text:p text:style-name="Preformatted_20_Text">o<text:span text:style-name="T278">sform</text:span>.prototype = {</text:p>
      <text:p text:style-name="Preformatted_20_Text"><text:s text:c="4"/>getData: function (evt) {</text:p>
      <text:p text:style-name="Preformatted_20_Text"><text:tab/>… </text:p>
      <text:p text:style-name="P408"><text:s text:c="4"/>},</text:p>
      <text:p text:style-name="Preformatted_20_Text"><text:s text:c="4"/>setData: function (data) {</text:p>
      <text:p text:style-name="P409"><text:tab/>… </text:p>
      <text:p text:style-name="P409"><text:s text:c="4"/>}</text:p>
      <text:p text:style-name="P412">};</text:p>
      <text:p text:style-name="P130">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30"><text:soft-page-break/>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30">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52">getData(evt)</text:p>
      <text:p text:style-name="P164">→ <text:span text:style-name="T2">formData</text:span> reçoit ‘’</text:p>
      <text:p text:style-name="P164">→ recherche dans le document <text:span text:style-name="T2">DOM</text:span> courant des objets <text:span text:style-name="T2">DOM</text:span> répondant au sélecteur : <text:span text:style-name="T2">*[data-form=’osform.id’]</text:span></text:p>
      <text:p text:style-name="P164">→ pour chacun des objets <text:span text:style-name="T2">DOM</text:span> trouvé mis dans <text:span text:style-name="T2">selection </text:span>faire :</text:p>
      <text:p text:style-name="P164"><text:tab/>→ <text:span text:style-name="T2">object</text:span> reçoit le contenu de l’attribut <text:span text:style-name="T2">data-object</text:span> de <text:span text:style-name="T2">selection</text:span></text:p>
      <text:p text:style-name="P164"><text:tab/>→ si <text:span text:style-name="T2">object</text:span> n’est pas un bouton (<text:span text:style-name="T2">button</text:span>) <text:span text:style-name="T293">ou type contenant (</text:span><text:span text:style-name="T40">oscontainer</text:span><text:span text:style-name="T293">)</text:span></text:p>
      <text:p text:style-name="P141"><text:span text:style-name="T188"><text:tab/><text:tab/>→ construction de la chaîne </text:span><text:span text:style-name="T141">‘new ‘+</text:span><text:span text:style-name="T193">object</text:span><text:span text:style-name="T141">+’($(</text:span><text:span text:style-name="T280">"</text:span><text:span text:style-name="T141">#’+</text:span><text:span text:style-name="T193">selection,id</text:span><text:span text:style-name="T44">+’"));’</text:span></text:p>
      <text:p text:style-name="P141"><text:tab/><text:tab/>→ évaluation de la cha<text:span text:style-name="T279">îne construite dans </text:span><text:span text:style-name="T33">instance</text:span></text:p>
      <text:p text:style-name="P141"><text:tab/><text:tab/>→<text:span text:style-name="T279"> </text:span><text:span text:style-name="T33">datas</text:span><text:span text:style-name="T279"> reçoit </text:span><text:span text:style-name="T33">instance.getData(</text:span><text:span text:style-name="T131">‘click’</text:span><text:span text:style-name="T33">)</text:span></text:p>
      <text:p text:style-name="P141"><text:tab/><text:tab/>→<text:span text:style-name="T279"> si </text:span><text:span text:style-name="T33">datas</text:span><text:span text:style-name="T279"> n’est pas vide</text:span></text:p>
      <text:p text:style-name="P141"><text:tab/><text:tab/><text:tab/>→<text:span text:style-name="T279"> </text:span>remplacer <text:span text:style-name="T44">"&amp;"</text:span> <text:span text:style-name="T279">par </text:span><text:span text:style-name="T44">"§"</text:span>, <text:span text:style-name="T279">et </text:span><text:span text:style-name="T44">"\'" </text:span><text:span text:style-name="T279">par</text:span> <text:span text:style-name="T44">"*"</text:span> <text:span text:style-name="T279">dans </text:span><text:span text:style-name="T33">datas</text:span></text:p>
      <text:p text:style-name="P141"><text:tab/><text:tab/><text:tab/>→<text:span text:style-name="T279"> ajouter à </text:span><text:span text:style-name="T33">formData</text:span><text:span text:style-name="T279"> : </text:span><text:span text:style-name="T58">‘|’ + </text:span><text:span text:style-name="T33">datas</text:span></text:p>
      <text:p text:style-name="P168">→<text:span text:style-name="T279"> si </text:span><text:span text:style-name="T33">formData</text:span><text:span text:style-name="T279"> n’est pas vide : </text:span><text:span text:style-name="T33">formData</text:span><text:span text:style-name="T279"> reçoit </text:span><text:span text:style-name="T58">substr(</text:span><text:span text:style-name="T33">formData</text:span><text:span text:style-name="T58">, 1)</text:span><text:span text:style-name="T279"> [suppression pipe initial]</text:span></text:p>
      <text:p text:style-name="P168">→<text:span text:style-name="T279"> retourne la valeur de </text:span><text:span text:style-name="T33">formData</text:span></text:p>
      <text:p text:style-name="P152">setData(datas)</text:p>
      <text:p text:style-name="P164">→ <text:span text:style-name="T2">arrayData</text:span> reçoit <text:span text:style-name="T2">datas</text:span> éclaté en tableau, s<text:span text:style-name="T281">é</text:span>p<text:span text:style-name="T281">a</text:span>rateur <text:span text:style-name="T44">‘|’</text:span>,</text:p>
      <text:p text:style-name="P164">→<text:span text:style-name="T281"> pour chaque valeur du tableau </text:span><text:span text:style-name="T34">arrayData</text:span><text:span text:style-name="T281"> pris comme </text:span><text:span text:style-name="T34">(this)</text:span></text:p>
      <text:p text:style-name="P164"><text:span text:style-name="T281"><text:tab/>→ initialisation à vide </text:span><text:span text:style-name="T34">id</text:span><text:span text:style-name="T281">, </text:span><text:span text:style-name="T34">value</text:span><text:span text:style-name="T281"> et </text:span><text:span text:style-name="T34">type</text:span></text:p>
      <text:p text:style-name="P165"><text:span text:style-name="T281"><text:tab/>→ </text:span><text:span text:style-name="T34">dataObj</text:span><text:span text:style-name="T281"> reçoit </text:span><text:span text:style-name="T34">(this)</text:span><text:span text:style-name="T281"> éclaté en tableau, séparateur</text:span><text:span text:style-name="T34"> </text:span><text:span text:style-name="T59">‘§’</text:span><text:span text:style-name="T281"> </text:span></text:p>
      <text:p text:style-name="P165"><text:span text:style-name="T281"><text:tab/>→ pour chaque </text:span><text:span text:style-name="T34">dataObj</text:span><text:span text:style-name="T281"> pris comme </text:span><text:span text:style-name="T34">(this)</text:span></text:p>
      <text:p text:style-name="P164"><text:tab/><text:tab/>→<text:span text:style-name="T281"> récupération de la valeur du membre de l’expression à gauche de ‘=’</text:span></text:p>
      <text:p text:style-name="P164"><text:tab/><text:tab/>→<text:span text:style-name="T281"> suivant la valeur récupérée</text:span></text:p>
      <text:p text:style-name="P164"><text:tab/><text:tab/><text:tab/>→<text:span text:style-name="T281"> si </text:span><text:span text:style-name="T59">‘id’ </text:span><text:span text:style-name="T281">: affectation à </text:span><text:span text:style-name="T34">id</text:span><text:span text:style-name="T281"> de la valeur à droite de ‘=’ ;</text:span></text:p>
      <text:p text:style-name="P165"><text:tab/><text:tab/><text:tab/>→<text:span text:style-name="T281"> si </text:span><text:span text:style-name="T59">‘va<text:tab/>lue’</text:span><text:span text:style-name="T281"> : affectation à </text:span><text:span text:style-name="T34">value</text:span><text:span text:style-name="T281"> de la valeur à droite de ‘=’ ;</text:span></text:p>
      <text:p text:style-name="P165"><text:tab/><text:tab/><text:tab/>→<text:span text:style-name="T281"> si </text:span><text:span text:style-name="T59">‘type’</text:span><text:span text:style-name="T281"> : affectation à </text:span><text:span text:style-name="T34">type</text:span><text:span text:style-name="T281"> de la valeur à droite de ‘=’ ;</text:span></text:p>
      <text:p text:style-name="P165"><text:tab/>→<text:span text:style-name="T281"> </text:span><text:span text:style-name="T122">obj</text:span><text:span text:style-name="T281"> reçoit </text:span><text:span text:style-name="T34">$(‘#’+</text:span><text:span text:style-name="T122">id</text:span><text:span text:style-name="T34">)</text:span></text:p>
      <text:p text:style-name="P166"><text:tab/>→<text:span text:style-name="T281"> construction de la chaîne </text:span><text:span text:style-name="T59">"new "+obj.attr('data-objet')+'($("#'+obj.attr('id')+'#));'</text:span></text:p>
      <text:p text:style-name="P169"><text:tab/>→ évaluation de la cha<text:span text:style-name="T279">îne construite dans </text:span><text:span text:style-name="T33">instance</text:span></text:p>
      <text:p text:style-name="P169"><text:tab/>→<text:span text:style-name="T279"> </text:span><text:span text:style-name="T33">datas</text:span><text:span text:style-name="T279"> reçoit </text:span><text:span text:style-name="T33">instance.</text:span><text:span text:style-name="T35">s</text:span><text:span text:style-name="T33">etData(</text:span><text:span text:style-name="T35">value</text:span><text:span text:style-name="T33">)</text:span></text:p>
      <text:p text:style-name="P170"/>
      <text:h text:style-name="P484" text:outline-level="2"><text:bookmark-start text:name="__RefHeading___Toc5348_262227166"/>L’objet zone de saisie multi usage – ODInput<text:bookmark-end text:name="__RefHeading___Toc5348_262227166"/></text:h>
      <text:p text:style-name="P137">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391"><text:span text:style-name="T294">Les attributs spécifiques à cet objet, ne reprendront pas </text:span>l’exhaustivité<text:span text:style-name="T294"> des attributs connus de la balise </text:span><text:span text:style-name="T41">HTML</text:span><text:span text:style-name="T294"> input. On prendra les plus utilisés. Pour des questions de présentation, les attributs </text:span><text:span text:style-name="T123">label</text:span><text:span text:style-name="T294">, </text:span><text:span text:style-name="T123">labelWidthBT</text:span><text:span text:style-name="T294"> sont mis en place pour :</text:span></text:p>
      <text:list xml:id="list2061322733" text:style-name="L20">
        <text:list-item>
          <text:p text:style-name="P468">affecter à la zone de saisi un label une étiquette (label),</text:p>
        </text:list-item>
        <text:list-item>
          <text:p text:style-name="P439">permettre la présentation de la zone de saisie et de son label en respectant le standard <text:span text:style-name="T2">Twitter Bootstrap</text:span></text:p>
        </text:list-item>
      </text:list>
      <text:p text:style-name="P392">L’attribut type ne couvrira pas l’ensemble des type d ebalise HTML &lt;input … /&gt; connu. Pour cette version, on figera ce dernier aux valeurs suivantes :</text:p>
      <text:p text:style-name="P392"><text:soft-page-break/><text:span text:style-name="T61">INPUTTYPE_TEXT</text:span> = ‘<text:span text:style-name="T2">text</text:span>’<text:tab/><text:tab/>=&gt; saisie de texte visible,</text:p>
      <text:p text:style-name="P140"><text:span text:style-name="T61">INPUTTYPE_PASSWORD</text:span> = ‘<text:span text:style-name="T2">password</text:span>’<text:tab/>=&gt; saisie de mot de passe (caché et remplacé par des étoiles).</text:p>
      <text:p text:style-name="P140">Par la suite, on implémentera les types : saisie numérique et saisie d’adresse courriel (@mail) avec les contrôles inérants.</text:p>
      <text:h text:style-name="P502" text:outline-level="3"><text:bookmark-start text:name="__RefHeading___Toc8316_3443808127"/>Le constructeur de l’objet<text:bookmark-end text:name="__RefHeading___Toc8316_3443808127"/></text:h>
      <text:p text:style-name="P276">Comme dans le cas de l’objet <text:span text:style-name="T61">OSDiv</text:span>, une première partie fait référence à l’appel du constructeur de l’objet parent, ici <text:span text:style-name="T61">ODContained</text:span>, avec en paramètre<text:span text:style-name="T299">s</text:span> l’identifiant de l’objet et le chemin d’accès au fichier de configuration spécifique de l’objet, '<text:span text:style-name="T44">oobjects/odcontained/odinput/odinput.config.php</text:span>' .</text:p>
      <text:p text:style-name="P276">Dans un second temps, si l’objet n’a pas de largeur, de taille dans la grille <text:span text:style-name="T2">Twitter Bootstrap</text:span>, on lui affectera 12 de largeur par défaut (attribut <text:span text:style-name="T61">widthBT</text:span>). <text:span text:style-name="T295">On le rendra obligatoirement visible (</text:span><text:span text:style-name="T124">$this→setDisplay()</text:span><text:span text:style-name="T295">) et actif (</text:span><text:span text:style-name="T124">$this-&gt;enable()</text:span><text:span text:style-name="T295">).</text:span></text:p>
      <text:h text:style-name="P497"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03" text:outline-level="3"><text:bookmark-start text:name="__RefHeading___Toc8717_1097217395"/>Les méthodes relatives aux attributs spécifiques de l’objet<text:bookmark-end text:name="__RefHeading___Toc8717_1097217395"/></text:h>
      <text:p text:style-name="P153">set<text:span text:style-name="T297">Type</text:span>(<text:span text:style-name="T297">$type = self::INPUTTYPE_TEXT</text:span>)</text:p>
      <text:p text:style-name="P154">getType()</text:p>
      <text:p text:style-name="P154">setSize($size)</text:p>
      <text:p text:style-name="P154">getSize()</text:p>
      <text:p text:style-name="P154">setMaxlength($maxlength)</text:p>
      <text:p text:style-name="P154">setLabel($label)</text:p>
      <text:p text:style-name="P154">getLabel()</text:p>
      <text:p text:style-name="P154">setPlaceholder($placeholder)</text:p>
      <text:p text:style-name="P154">getPla<text:span text:style-name="T298">c</text:span>eholder()</text:p>
      <text:p text:style-name="P154">setLabelWidthBT($labelWidthBT)</text:p>
      <text:p text:style-name="P154">getLabelWidthBT()</text:p>
      <text:p text:style-name="P154">setErrMessage($errMessage)</text:p>
      <text:p text:style-name="P154">getErrMessage()</text:p>
      <text:p text:style-name="P154">setIcon($icon)</text:p>
      <text:p text:style-name="P154">getIcon()</text:p>
      <text:h text:style-name="P496" text:outline-level="3"><text:bookmark-start text:name="__RefHeading___Toc8719_1097217395"/>Code JavaScript, code CSS de gestion de l’objet<text:bookmark-end text:name="__RefHeading___Toc8719_1097217395"/></text:h>
      <text:h text:style-name="P485" text:outline-level="2"><text:bookmark-start text:name="__RefHeading___Toc5350_262227166"/>L’objet bouton à cliquer – ODButton<text:bookmark-end text:name="__RefHeading___Toc5350_262227166"/></text:h>
      <text:h text:style-name="P498"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ext:soft-page-break/>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86" text:outline-level="2"><text:bookmark-start text:name="__RefHeading___Toc5352_262227166"/>L’objet liste de sélection – ODSelect<text:bookmark-end text:name="__RefHeading___Toc5352_262227166"/></text:h>
      <text:h text:style-name="P498"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7"> langue</text:span></text:p>
          </table:table-cell>
          <table:table-cell table:style-name="Tableau8.B2" office:value-type="string">
            <text:p text:style-name="P36">‘<text:span text:style-name="T257">fr’ pour français par défaut</text:span></text:p>
          </table:table-cell>
        </table:table-row>
      </table:table>
      <text:h text:style-name="P486" text:outline-level="2"><text:bookmark-start text:name="__RefHeading___Toc5354_262227166"/>L’objet conteneur de texte divers – ODSpan<text:bookmark-end text:name="__RefHeading___Toc5354_262227166"/></text:h>
      <text:h text:style-name="P499"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73"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41">s</text:span> complémentaire<text:span text:style-name="T241">s</text:span><text:bookmark-end text:name="__RefHeading___Toc5429_262227166"/></text:h>
      <text:h text:style-name="P500" text:outline-level="3"><text:bookmark-start text:name="__RefHeading___Toc8802_403600236"/>les extensions Twig<text:bookmark-end text:name="__RefHeading___Toc8802_403600236"/></text:h>
      <text:h text:style-name="P500" text:outline-level="3"><text:bookmark-start text:name="__RefHeading___Toc8804_403600236"/>les modèles de remplacement des modèles par défaut<text:bookmark-end text:name="__RefHeading___Toc8804_403600236"/></text:h>
      <text:h text:style-name="Heading_20_2" text:outline-level="2"><text:bookmark-start text:name="__RefHeading___Toc5431_262227166"/>Les services et aides de vue<text:bookmark-end text:name="__RefHeading___Toc5431_262227166"/></text:h>
      <text:h text:style-name="P487" text:outline-level="2"><text:bookmark-start text:name="__RefHeading___Toc5433_262227166"/>L’interactivité des objets – gestion <text:span text:style-name="T299">A</text:span>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09:26:58.185361762</dc:date>
    <meta:editing-duration>PT11H49M55S</meta:editing-duration>
    <meta:editing-cycles>95</meta:editing-cycles>
    <meta:generator>LibreOffice/5.4.6.2$Linux_X86_64 LibreOffice_project/40m0$Build-2</meta:generator>
    <meta:document-statistic meta:table-count="10" meta:image-count="0" meta:object-count="0" meta:page-count="34" meta:paragraph-count="1187" meta:word-count="11712" meta:character-count="78714" meta:non-whitespace-character-count="67608"/>
  </office:meta>
</office:document-meta>
</file>